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text-properties officeooo:rsid="00c319da" officeooo:paragraph-rsid="00c319da"/>
    </style:style>
    <style:style style:name="P140" style:family="paragraph" style:parent-style-name="Text_20_body">
      <style:text-properties fo:font-weight="normal" officeooo:rsid="00c338f5" officeooo:paragraph-rsid="00c338f5" style:font-weight-asian="normal" style:font-weight-complex="normal"/>
    </style:style>
    <style:style style:name="P141" style:family="paragraph" style:parent-style-name="Text_20_body">
      <style:text-properties fo:font-weight="normal" officeooo:rsid="00c338f5" officeooo:paragraph-rsid="00c75f10" style:font-weight-asian="normal" style:font-weight-complex="normal"/>
    </style:style>
    <style:style style:name="P142" style:family="paragraph" style:parent-style-name="Text_20_body">
      <style:text-properties officeooo:rsid="00c89fba" officeooo:paragraph-rsid="00c89fba"/>
    </style:style>
    <style:style style:name="P143" style:family="paragraph" style:parent-style-name="Text_20_body">
      <style:text-properties officeooo:rsid="00cbda4b" officeooo:paragraph-rsid="00cbda4b"/>
    </style:style>
    <style:style style:name="P144" style:family="paragraph" style:parent-style-name="Text_20_body">
      <style:paragraph-properties fo:margin-top="0cm" fo:margin-bottom="0cm" loext:contextual-spacing="false" style:writing-mode="page"/>
    </style:style>
    <style:style style:name="P145" style:family="paragraph" style:parent-style-name="Text_20_body">
      <style:paragraph-properties fo:margin-top="0cm" fo:margin-bottom="0cm" loext:contextual-spacing="false" style:writing-mode="page"/>
      <style:text-properties officeooo:paragraph-rsid="001c52b8"/>
    </style:style>
    <style:style style:name="P146" style:family="paragraph" style:parent-style-name="Text_20_body">
      <style:paragraph-properties fo:margin-top="0cm" fo:margin-bottom="0cm" loext:contextual-spacing="false" style:writing-mode="page"/>
      <style:text-properties officeooo:rsid="00220f6a" officeooo:paragraph-rsid="00299862"/>
    </style:style>
    <style:style style:name="P147" style:family="paragraph" style:parent-style-name="Text_20_body">
      <style:paragraph-properties fo:margin-top="0cm" fo:margin-bottom="0cm" loext:contextual-spacing="false" style:writing-mode="page"/>
      <style:text-properties officeooo:rsid="00220f6a" officeooo:paragraph-rsid="002eb0d8"/>
    </style:style>
    <style:style style:name="P148" style:family="paragraph" style:parent-style-name="Text_20_body">
      <style:paragraph-properties fo:margin-top="0cm" fo:margin-bottom="0cm" loext:contextual-spacing="false" style:writing-mode="page"/>
      <style:text-properties officeooo:rsid="00220f6a" officeooo:paragraph-rsid="0030d5d3"/>
    </style:style>
    <style:style style:name="P149" style:family="paragraph" style:parent-style-name="Text_20_body">
      <style:paragraph-properties fo:margin-top="0cm" fo:margin-bottom="0cm" loext:contextual-spacing="false" style:writing-mode="page"/>
      <style:text-properties officeooo:rsid="00220f6a" officeooo:paragraph-rsid="0041248e"/>
    </style:style>
    <style:style style:name="P150"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writing-mode="page"/>
      <style:text-properties officeooo:rsid="00339e2d" officeooo:paragraph-rsid="0091b62a"/>
    </style:style>
    <style:style style:name="P171"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72" style:family="paragraph" style:parent-style-name="Text_20_body">
      <style:paragraph-properties fo:margin-top="0cm" fo:margin-bottom="0cm" loext:contextual-spacing="false" style:writing-mode="page"/>
      <style:text-properties officeooo:paragraph-rsid="00ad0255"/>
    </style:style>
    <style:style style:name="P173"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4" style:family="paragraph" style:parent-style-name="Text_20_body">
      <style:paragraph-properties fo:margin-top="0cm" fo:margin-bottom="0cm" loext:contextual-spacing="false" style:writing-mode="page"/>
      <style:text-properties officeooo:rsid="00bb7502" officeooo:paragraph-rsid="00bb7502"/>
    </style:style>
    <style:style style:name="P175" style:family="paragraph" style:parent-style-name="Text_20_body">
      <style:paragraph-properties fo:margin-top="0cm" fo:margin-bottom="0cm" loext:contextual-spacing="false"/>
      <style:text-properties officeooo:paragraph-rsid="002039af"/>
    </style:style>
    <style:style style:name="P176" style:family="paragraph" style:parent-style-name="Text_20_body">
      <style:paragraph-properties fo:margin-top="0cm" fo:margin-bottom="0cm" loext:contextual-spacing="false"/>
      <style:text-properties officeooo:rsid="002039af" officeooo:paragraph-rsid="002039af"/>
    </style:style>
    <style:style style:name="P177" style:family="paragraph" style:parent-style-name="Text_20_body">
      <style:paragraph-properties fo:margin-top="0cm" fo:margin-bottom="0cm" loext:contextual-spacing="false"/>
      <style:text-properties officeooo:rsid="00220f6a" officeooo:paragraph-rsid="00220f6a"/>
    </style:style>
    <style:style style:name="P178" style:family="paragraph" style:parent-style-name="Text_20_body">
      <style:paragraph-properties fo:margin-top="0cm" fo:margin-bottom="0cm" loext:contextual-spacing="false"/>
      <style:text-properties officeooo:rsid="00220f6a" officeooo:paragraph-rsid="009da7d0"/>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officeooo:rsid="00421f63" officeooo:paragraph-rsid="00421f63"/>
    </style:style>
    <style:style style:name="P219" style:family="paragraph" style:parent-style-name="Text_20_body">
      <style:paragraph-properties fo:margin-top="0cm" fo:margin-bottom="0cm" loext:contextual-spacing="false"/>
      <style:text-properties officeooo:rsid="00421f63" officeooo:paragraph-rsid="0046ae6e"/>
    </style:style>
    <style:style style:name="P220" style:family="paragraph" style:parent-style-name="Text_20_body">
      <style:paragraph-properties fo:margin-top="0cm" fo:margin-bottom="0cm" loext:contextual-spacing="false"/>
      <style:text-properties officeooo:rsid="00421f63" officeooo:paragraph-rsid="004c5460"/>
    </style:style>
    <style:style style:name="P221" style:family="paragraph" style:parent-style-name="Text_20_body">
      <style:paragraph-properties fo:margin-top="0cm" fo:margin-bottom="0cm" loext:contextual-spacing="false"/>
      <style:text-properties officeooo:rsid="00421f63" officeooo:paragraph-rsid="004d1e9e"/>
    </style:style>
    <style:style style:name="P222" style:family="paragraph" style:parent-style-name="Text_20_body">
      <style:paragraph-properties fo:margin-top="0cm" fo:margin-bottom="0cm" loext:contextual-spacing="false"/>
      <style:text-properties officeooo:rsid="00421f63" officeooo:paragraph-rsid="004d9dcc"/>
    </style:style>
    <style:style style:name="P223" style:family="paragraph" style:parent-style-name="Text_20_body">
      <style:paragraph-properties fo:margin-top="0cm" fo:margin-bottom="0cm" loext:contextual-spacing="false"/>
      <style:text-properties officeooo:rsid="00421f63" officeooo:paragraph-rsid="004e815e"/>
    </style:style>
    <style:style style:name="P224" style:family="paragraph" style:parent-style-name="Text_20_body">
      <style:paragraph-properties fo:margin-top="0cm" fo:margin-bottom="0cm" loext:contextual-spacing="false"/>
      <style:text-properties officeooo:rsid="00421f63" officeooo:paragraph-rsid="005db4ac"/>
    </style:style>
    <style:style style:name="P225" style:family="paragraph" style:parent-style-name="Text_20_body">
      <style:paragraph-properties fo:margin-top="0cm" fo:margin-bottom="0cm" loext:contextual-spacing="false"/>
      <style:text-properties officeooo:rsid="00421f63" officeooo:paragraph-rsid="00629a69"/>
    </style:style>
    <style:style style:name="P226" style:family="paragraph" style:parent-style-name="Text_20_body">
      <style:paragraph-properties fo:margin-top="0cm" fo:margin-bottom="0cm" loext:contextual-spacing="false"/>
      <style:text-properties officeooo:rsid="00421f63" officeooo:paragraph-rsid="0069be64"/>
    </style:style>
    <style:style style:name="P227" style:family="paragraph" style:parent-style-name="Text_20_body">
      <style:paragraph-properties fo:margin-top="0cm" fo:margin-bottom="0cm" loext:contextual-spacing="false"/>
      <style:text-properties officeooo:rsid="00421f63" officeooo:paragraph-rsid="006bbb4b"/>
    </style:style>
    <style:style style:name="P228" style:family="paragraph" style:parent-style-name="Text_20_body">
      <style:paragraph-properties fo:margin-top="0cm" fo:margin-bottom="0cm" loext:contextual-spacing="false"/>
      <style:text-properties officeooo:rsid="00421f63" officeooo:paragraph-rsid="006f40c6"/>
    </style:style>
    <style:style style:name="P229" style:family="paragraph" style:parent-style-name="Text_20_body">
      <style:paragraph-properties fo:margin-top="0cm" fo:margin-bottom="0cm" loext:contextual-spacing="false"/>
      <style:text-properties officeooo:rsid="00421f63" officeooo:paragraph-rsid="0084f5ff"/>
    </style:style>
    <style:style style:name="P230" style:family="paragraph" style:parent-style-name="Text_20_body">
      <style:paragraph-properties fo:margin-top="0cm" fo:margin-bottom="0cm" loext:contextual-spacing="false"/>
      <style:text-properties officeooo:rsid="00421f63" officeooo:paragraph-rsid="00856a6a"/>
    </style:style>
    <style:style style:name="P231" style:family="paragraph" style:parent-style-name="Text_20_body">
      <style:paragraph-properties fo:margin-top="0cm" fo:margin-bottom="0cm" loext:contextual-spacing="false"/>
      <style:text-properties officeooo:rsid="00421f63" officeooo:paragraph-rsid="0086e5fd"/>
    </style:style>
    <style:style style:name="P232" style:family="paragraph" style:parent-style-name="Text_20_body">
      <style:paragraph-properties fo:margin-top="0cm" fo:margin-bottom="0cm" loext:contextual-spacing="false"/>
      <style:text-properties officeooo:rsid="00421f63" officeooo:paragraph-rsid="008e6647"/>
    </style:style>
    <style:style style:name="P233" style:family="paragraph" style:parent-style-name="Text_20_body">
      <style:paragraph-properties fo:margin-top="0cm" fo:margin-bottom="0cm" loext:contextual-spacing="false"/>
      <style:text-properties officeooo:rsid="00421f63" officeooo:paragraph-rsid="008fd7d6"/>
    </style:style>
    <style:style style:name="P234" style:family="paragraph" style:parent-style-name="Text_20_body">
      <style:paragraph-properties fo:margin-top="0cm" fo:margin-bottom="0cm" loext:contextual-spacing="false"/>
      <style:text-properties officeooo:rsid="00421f63" officeooo:paragraph-rsid="009830de"/>
    </style:style>
    <style:style style:name="P235" style:family="paragraph" style:parent-style-name="Text_20_body">
      <style:paragraph-properties fo:margin-top="0cm" fo:margin-bottom="0cm" loext:contextual-spacing="false"/>
      <style:text-properties officeooo:rsid="00421f63" officeooo:paragraph-rsid="00b02448"/>
    </style:style>
    <style:style style:name="P236" style:family="paragraph" style:parent-style-name="Text_20_body">
      <style:paragraph-properties fo:margin-top="0cm" fo:margin-bottom="0cm" loext:contextual-spacing="false"/>
      <style:text-properties officeooo:rsid="00421f63" officeooo:paragraph-rsid="00b2048e"/>
    </style:style>
    <style:style style:name="P237" style:family="paragraph" style:parent-style-name="Text_20_body">
      <style:paragraph-properties fo:margin-top="0cm" fo:margin-bottom="0cm" loext:contextual-spacing="false"/>
      <style:text-properties officeooo:rsid="00421f63" officeooo:paragraph-rsid="00b3c8ed"/>
    </style:style>
    <style:style style:name="P238" style:family="paragraph" style:parent-style-name="Text_20_body">
      <style:paragraph-properties fo:margin-top="0cm" fo:margin-bottom="0cm" loext:contextual-spacing="false"/>
      <style:text-properties officeooo:rsid="00421f63" officeooo:paragraph-rsid="00b71042"/>
    </style:style>
    <style:style style:name="P239" style:family="paragraph" style:parent-style-name="Text_20_body">
      <style:paragraph-properties fo:margin-top="0cm" fo:margin-bottom="0cm" loext:contextual-spacing="false"/>
      <style:text-properties officeooo:rsid="00421f63" officeooo:paragraph-rsid="00b90aea"/>
    </style:style>
    <style:style style:name="P240" style:family="paragraph" style:parent-style-name="Text_20_body">
      <style:paragraph-properties fo:margin-top="0cm" fo:margin-bottom="0cm" loext:contextual-spacing="false"/>
      <style:text-properties officeooo:rsid="00421f63" officeooo:paragraph-rsid="00bb7502"/>
    </style:style>
    <style:style style:name="P241" style:family="paragraph" style:parent-style-name="Text_20_body">
      <style:paragraph-properties fo:margin-top="0cm" fo:margin-bottom="0cm" loext:contextual-spacing="false"/>
      <style:text-properties officeooo:rsid="004c0a3f" officeooo:paragraph-rsid="004c0a3f"/>
    </style:style>
    <style:style style:name="P242" style:family="paragraph" style:parent-style-name="Text_20_body">
      <style:paragraph-properties fo:margin-top="0cm" fo:margin-bottom="0cm" loext:contextual-spacing="false"/>
      <style:text-properties officeooo:rsid="004c0a3f" officeooo:paragraph-rsid="004d1e9e"/>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officeooo:rsid="00365ee8" officeooo:paragraph-rsid="005db4ac"/>
    </style:style>
    <style:style style:name="P273" style:family="paragraph" style:parent-style-name="Text_20_body">
      <style:paragraph-properties fo:margin-top="0cm" fo:margin-bottom="0cm" loext:contextual-spacing="false"/>
      <style:text-properties officeooo:rsid="005db4ac" officeooo:paragraph-rsid="005db4ac"/>
    </style:style>
    <style:style style:name="P274" style:family="paragraph" style:parent-style-name="Text_20_body">
      <style:paragraph-properties fo:margin-top="0cm" fo:margin-bottom="0cm" loext:contextual-spacing="false"/>
      <style:text-properties officeooo:paragraph-rsid="00afeb1c"/>
    </style:style>
    <style:style style:name="P275" style:family="paragraph" style:parent-style-name="Text_20_body">
      <style:paragraph-properties fo:margin-top="0cm" fo:margin-bottom="0cm" loext:contextual-spacing="false"/>
      <style:text-properties officeooo:paragraph-rsid="00b02448"/>
    </style:style>
    <style:style style:name="P276"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7" style:family="paragraph" style:parent-style-name="Text_20_body">
      <style:paragraph-properties fo:margin-top="0.25cm" fo:margin-bottom="0.25cm" loext:contextual-spacing="false" style:writing-mode="page"/>
    </style:style>
    <style:style style:name="P278" style:family="paragraph" style:parent-style-name="Text_20_body">
      <style:paragraph-properties fo:margin-top="0.25cm" fo:margin-bottom="0.25cm" loext:contextual-spacing="false" style:writing-mode="page"/>
      <style:text-properties officeooo:rsid="00afeb1c" officeooo:paragraph-rsid="00afeb1c"/>
    </style:style>
    <style:style style:name="P279" style:family="paragraph" style:parent-style-name="Text_20_body">
      <style:paragraph-properties fo:margin-top="0.25cm" fo:margin-bottom="0.25cm" loext:contextual-spacing="false" style:writing-mode="page"/>
      <style:text-properties officeooo:rsid="00bb59b3" officeooo:paragraph-rsid="00bb59b3"/>
    </style:style>
    <style:style style:name="P280" style:family="paragraph" style:parent-style-name="Title">
      <style:text-properties fo:font-size="48pt" officeooo:rsid="001c52b8" officeooo:paragraph-rsid="001c52b8" style:font-size-asian="48pt" style:font-size-complex="48pt"/>
    </style:style>
    <style:style style:name="P281" style:family="paragraph" style:parent-style-name="Subtitle">
      <style:text-properties officeooo:rsid="001c52b8" officeooo:paragraph-rsid="001c52b8"/>
    </style:style>
    <style:style style:name="P282" style:family="paragraph" style:parent-style-name="Subtitle">
      <style:paragraph-properties fo:text-align="center" style:justify-single-word="false"/>
      <style:text-properties officeooo:rsid="001c52b8" officeooo:paragraph-rsid="001c52b8"/>
    </style:style>
    <style:style style:name="P28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9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9"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1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1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2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3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3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4"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6" style:family="paragraph" style:parent-style-name="Text_20_body">
      <style:paragraph-properties fo:margin-top="0.25cm" fo:margin-bottom="0.101cm" loext:contextual-spacing="false"/>
      <style:text-properties officeooo:rsid="0044cec8" officeooo:paragraph-rsid="0044cec8"/>
    </style:style>
    <style:style style:name="P337" style:family="paragraph" style:parent-style-name="Text_20_body">
      <style:paragraph-properties fo:margin-top="0cm" fo:margin-bottom="0.101cm" loext:contextual-spacing="false"/>
      <style:text-properties officeooo:rsid="0044cec8" officeooo:paragraph-rsid="0044cec8"/>
    </style:style>
    <style:style style:name="P338" style:family="paragraph" style:parent-style-name="Text_20_body">
      <style:paragraph-properties fo:margin-top="0cm" fo:margin-bottom="0.101cm" loext:contextual-spacing="false"/>
      <style:text-properties officeooo:rsid="0046ae6e" officeooo:paragraph-rsid="0046ae6e"/>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officeooo:rsid="004d9dcc" officeooo:paragraph-rsid="004e815e"/>
    </style:style>
    <style:style style:name="P358" style:family="paragraph" style:parent-style-name="Text_20_body">
      <style:paragraph-properties fo:margin-top="0cm" fo:margin-bottom="0.101cm" loext:contextual-spacing="false"/>
      <style:text-properties officeooo:paragraph-rsid="00629a69"/>
    </style:style>
    <style:style style:name="P359" style:family="paragraph" style:parent-style-name="Text_20_body">
      <style:paragraph-properties fo:margin-top="0cm" fo:margin-bottom="0.101cm" loext:contextual-spacing="false"/>
      <style:text-properties officeooo:paragraph-rsid="0086e5fd"/>
    </style:style>
    <style:style style:name="P360" style:family="paragraph" style:parent-style-name="Text_20_body">
      <style:paragraph-properties fo:margin-top="0cm" fo:margin-bottom="0.101cm" loext:contextual-spacing="false"/>
      <style:text-properties officeooo:rsid="00ae11e8" officeooo:paragraph-rsid="00ae11e8"/>
    </style:style>
    <style:style style:name="P361" style:family="paragraph" style:parent-style-name="Text_20_body">
      <style:paragraph-properties fo:margin-top="0cm" fo:margin-bottom="0.101cm" loext:contextual-spacing="false"/>
      <style:text-properties officeooo:rsid="00c9fb1a" officeooo:paragraph-rsid="00c9fb1a"/>
    </style:style>
    <style:style style:name="P362" style:family="paragraph" style:parent-style-name="Text_20_body">
      <style:paragraph-properties fo:margin-top="0cm" fo:margin-bottom="0.101cm" loext:contextual-spacing="false" style:writing-mode="page"/>
    </style:style>
    <style:style style:name="P363" style:family="paragraph" style:parent-style-name="Text_20_body">
      <style:paragraph-properties fo:margin-top="0cm" fo:margin-bottom="0.101cm" loext:contextual-spacing="false" style:writing-mode="page"/>
      <style:text-properties officeooo:rsid="007322fd" officeooo:paragraph-rsid="007322fd"/>
    </style:style>
    <style:style style:name="P364" style:family="paragraph" style:parent-style-name="Text_20_body">
      <style:paragraph-properties fo:margin-top="0cm" fo:margin-bottom="0.101cm" loext:contextual-spacing="false" style:writing-mode="page"/>
      <style:text-properties officeooo:rsid="0074f2d1" officeooo:paragraph-rsid="0074f2d1"/>
    </style:style>
    <style:style style:name="P365" style:family="paragraph" style:parent-style-name="Text_20_body">
      <style:paragraph-properties fo:margin-top="0cm" fo:margin-bottom="0.101cm" loext:contextual-spacing="false" style:writing-mode="page"/>
      <style:text-properties officeooo:rsid="00767ff1" officeooo:paragraph-rsid="00767ff1"/>
    </style:style>
    <style:style style:name="P36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7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71"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72"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73" style:family="paragraph" style:parent-style-name="Text_20_body">
      <style:paragraph-properties fo:margin-top="0cm" fo:margin-bottom="0.101cm" loext:contextual-spacing="false" style:writing-mode="page"/>
      <style:text-properties officeooo:rsid="004c0a3f" officeooo:paragraph-rsid="004c0a3f"/>
    </style:style>
    <style:style style:name="P374" style:family="paragraph" style:parent-style-name="Text_20_body">
      <style:paragraph-properties fo:margin-top="0cm" fo:margin-bottom="0.101cm" loext:contextual-spacing="false" style:writing-mode="page"/>
      <style:text-properties officeooo:rsid="004c0a3f" officeooo:paragraph-rsid="004d1e9e"/>
    </style:style>
    <style:style style:name="P375"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6"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7" style:family="paragraph" style:parent-style-name="Text_20_body">
      <style:paragraph-properties fo:margin-top="0cm" fo:margin-bottom="0.101cm" loext:contextual-spacing="false" style:writing-mode="page"/>
      <style:text-properties officeooo:rsid="004c5460" officeooo:paragraph-rsid="004d1e9e"/>
    </style:style>
    <style:style style:name="P378" style:family="paragraph" style:parent-style-name="Text_20_body">
      <style:paragraph-properties fo:margin-top="0cm" fo:margin-bottom="0.101cm" loext:contextual-spacing="false" style:writing-mode="page"/>
      <style:text-properties officeooo:rsid="005a3ad3" officeooo:paragraph-rsid="005a3ad3"/>
    </style:style>
    <style:style style:name="P379" style:family="paragraph" style:parent-style-name="Text_20_body">
      <style:paragraph-properties fo:margin-top="0cm" fo:margin-bottom="0.101cm" loext:contextual-spacing="false" style:writing-mode="page"/>
      <style:text-properties officeooo:rsid="00220f6a" officeooo:paragraph-rsid="00299862"/>
    </style:style>
    <style:style style:name="P380" style:family="paragraph" style:parent-style-name="Text_20_body">
      <style:paragraph-properties fo:margin-top="0cm" fo:margin-bottom="0.101cm" loext:contextual-spacing="false" style:writing-mode="page"/>
      <style:text-properties officeooo:rsid="00220f6a" officeooo:paragraph-rsid="002eb0d8"/>
    </style:style>
    <style:style style:name="P381" style:family="paragraph" style:parent-style-name="Text_20_body">
      <style:paragraph-properties fo:margin-top="0cm" fo:margin-bottom="0.101cm" loext:contextual-spacing="false" style:writing-mode="page"/>
      <style:text-properties officeooo:rsid="00220f6a" officeooo:paragraph-rsid="0030d5d3"/>
    </style:style>
    <style:style style:name="P382" style:family="paragraph" style:parent-style-name="Text_20_body">
      <style:paragraph-properties fo:margin-top="0cm" fo:margin-bottom="0.101cm" loext:contextual-spacing="false" style:writing-mode="page"/>
      <style:text-properties officeooo:rsid="00220f6a" officeooo:paragraph-rsid="0041248e"/>
    </style:style>
    <style:style style:name="P383" style:family="paragraph" style:parent-style-name="Text_20_body">
      <style:paragraph-properties fo:margin-top="0cm" fo:margin-bottom="0.101cm" loext:contextual-spacing="false" style:writing-mode="page"/>
      <style:text-properties officeooo:rsid="005d0fc0" officeooo:paragraph-rsid="005d0fc0"/>
    </style:style>
    <style:style style:name="P384" style:family="paragraph" style:parent-style-name="Text_20_body">
      <style:paragraph-properties fo:margin-top="0cm" fo:margin-bottom="0.101cm" loext:contextual-spacing="false" style:writing-mode="page"/>
      <style:text-properties officeooo:rsid="00a51776" officeooo:paragraph-rsid="00a51776"/>
    </style:style>
    <style:style style:name="P385" style:family="paragraph" style:parent-style-name="Text_20_body">
      <style:paragraph-properties fo:margin-top="0cm" fo:margin-bottom="0.101cm" loext:contextual-spacing="false" style:writing-mode="page"/>
      <style:text-properties officeooo:rsid="0084eee9" officeooo:paragraph-rsid="0084eee9"/>
    </style:style>
    <style:style style:name="P386" style:family="paragraph" style:parent-style-name="Text_20_body">
      <style:paragraph-properties fo:margin-top="0cm" fo:margin-bottom="0.101cm" loext:contextual-spacing="false" style:writing-mode="page"/>
      <style:text-properties officeooo:rsid="00831f3b" officeooo:paragraph-rsid="00afeb1c"/>
    </style:style>
    <style:style style:name="P387"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writing-mode="page"/>
      <style:text-properties officeooo:rsid="00b2048e" officeooo:paragraph-rsid="00b71042"/>
    </style:style>
    <style:style style:name="P394" style:family="paragraph" style:parent-style-name="Text_20_body">
      <style:paragraph-properties fo:margin-top="0cm" fo:margin-bottom="0.101cm" loext:contextual-spacing="false" style:writing-mode="page"/>
      <style:text-properties officeooo:rsid="00b2048e" officeooo:paragraph-rsid="00b90aea"/>
    </style:style>
    <style:style style:name="P395" style:family="paragraph" style:parent-style-name="Text_20_body">
      <style:paragraph-properties fo:margin-top="0cm" fo:margin-bottom="0.101cm" loext:contextual-spacing="false" style:writing-mode="page"/>
      <style:text-properties officeooo:paragraph-rsid="00bb59b3"/>
    </style:style>
    <style:style style:name="P396"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397"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39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9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0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0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0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0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0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0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0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0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1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11" style:family="paragraph" style:parent-style-name="Preformatted_20_Text">
      <style:paragraph-properties fo:text-align="center" style:justify-single-word="false"/>
    </style:style>
    <style:style style:name="P412" style:family="paragraph" style:parent-style-name="Preformatted_20_Text">
      <style:text-properties officeooo:paragraph-rsid="007322fd"/>
    </style:style>
    <style:style style:name="P413" style:family="paragraph" style:parent-style-name="Preformatted_20_Text">
      <style:text-properties officeooo:paragraph-rsid="00a6d869"/>
    </style:style>
    <style:style style:name="P414" style:family="paragraph" style:parent-style-name="Preformatted_20_Text">
      <style:text-properties officeooo:paragraph-rsid="00a81267"/>
    </style:style>
    <style:style style:name="P415"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6"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17" style:family="paragraph" style:parent-style-name="Preformatted_20_Text">
      <style:paragraph-properties fo:margin-top="0cm" fo:margin-bottom="0.25cm" loext:contextual-spacing="false"/>
    </style:style>
    <style:style style:name="P418" style:family="paragraph" style:parent-style-name="Text_20_body">
      <style:paragraph-properties fo:margin-top="0cm" fo:margin-bottom="0.25cm" loext:contextual-spacing="false" style:writing-mode="page"/>
      <style:text-properties officeooo:rsid="0084eee9" officeooo:paragraph-rsid="0084eee9"/>
    </style:style>
    <style:style style:name="P419"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20"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21" style:family="paragraph" style:parent-style-name="Text_20_body">
      <style:paragraph-properties fo:margin-top="0cm" fo:margin-bottom="0.25cm" loext:contextual-spacing="false" style:writing-mode="page"/>
      <style:text-properties officeooo:rsid="009830de" officeooo:paragraph-rsid="009830de"/>
    </style:style>
    <style:style style:name="P42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23"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4"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25"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6"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27" style:family="paragraph" style:parent-style-name="Preformatted_20_Text">
      <style:paragraph-properties fo:margin-top="0cm" fo:margin-bottom="0.199cm" loext:contextual-spacing="false" style:writing-mode="page"/>
    </style:style>
    <style:style style:name="P428"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29" style:family="paragraph" style:parent-style-name="Contents_20_Heading">
      <style:paragraph-properties fo:break-before="page"/>
    </style:style>
    <style:style style:name="P430" style:family="paragraph" style:parent-style-name="Contents_20_1">
      <style:paragraph-properties>
        <style:tab-stops>
          <style:tab-stop style:position="18.002cm" style:type="right" style:leader-style="dotted" style:leader-text="."/>
        </style:tab-stops>
      </style:paragraph-properties>
    </style:style>
    <style:style style:name="P431" style:family="paragraph" style:parent-style-name="Contents_20_2">
      <style:paragraph-properties>
        <style:tab-stops>
          <style:tab-stop style:position="17.503cm" style:type="right" style:leader-style="dotted" style:leader-text="."/>
        </style:tab-stops>
      </style:paragraph-properties>
    </style:style>
    <style:style style:name="P432" style:family="paragraph" style:parent-style-name="Contents_20_3">
      <style:paragraph-properties>
        <style:tab-stops>
          <style:tab-stop style:position="17.004cm" style:type="right" style:leader-style="dotted" style:leader-text="."/>
        </style:tab-stops>
      </style:paragraph-properties>
    </style:style>
    <style:style style:name="P433" style:family="paragraph" style:parent-style-name="Contents_20_4">
      <style:paragraph-properties>
        <style:tab-stops>
          <style:tab-stop style:position="16.505cm" style:type="right" style:leader-style="dotted" style:leader-text="."/>
        </style:tab-stops>
      </style:paragraph-properties>
    </style:style>
    <style:style style:name="P434" style:family="paragraph" style:parent-style-name="Contents_20_5">
      <style:paragraph-properties>
        <style:tab-stops>
          <style:tab-stop style:position="16.006cm" style:type="right" style:leader-style="dotted" style:leader-text="."/>
        </style:tab-stops>
      </style:paragraph-properties>
    </style:style>
    <style:style style:name="P435" style:family="paragraph" style:parent-style-name="Standard" style:list-style-name="L5"/>
    <style:style style:name="P436" style:family="paragraph" style:parent-style-name="Text_20_body" style:list-style-name="WWNum11"/>
    <style:style style:name="P437" style:family="paragraph" style:parent-style-name="Text_20_body" style:list-style-name="L1">
      <style:text-properties officeooo:rsid="001c52b8" officeooo:paragraph-rsid="001c52b8"/>
    </style:style>
    <style:style style:name="P438" style:family="paragraph" style:parent-style-name="Text_20_body" style:list-style-name="L2">
      <style:text-properties officeooo:paragraph-rsid="001c52b8"/>
    </style:style>
    <style:style style:name="P439" style:family="paragraph" style:parent-style-name="Text_20_body" style:list-style-name="L3">
      <style:text-properties officeooo:paragraph-rsid="002039af"/>
    </style:style>
    <style:style style:name="P440" style:family="paragraph" style:parent-style-name="Text_20_body" style:list-style-name="L4">
      <style:text-properties officeooo:rsid="002039af" officeooo:paragraph-rsid="002039af"/>
    </style:style>
    <style:style style:name="P441" style:family="paragraph" style:parent-style-name="Text_20_body" style:list-style-name="L8">
      <style:text-properties officeooo:paragraph-rsid="004d1e9e"/>
    </style:style>
    <style:style style:name="P442" style:family="paragraph" style:parent-style-name="Text_20_body" style:list-style-name="L9">
      <style:text-properties officeooo:rsid="0054d10a" officeooo:paragraph-rsid="0054d10a"/>
    </style:style>
    <style:style style:name="P443" style:family="paragraph" style:parent-style-name="Text_20_body" style:list-style-name="L9">
      <style:text-properties officeooo:rsid="0054d10a" officeooo:paragraph-rsid="00564a6e"/>
    </style:style>
    <style:style style:name="P444" style:family="paragraph" style:parent-style-name="Text_20_body" style:list-style-name="L11">
      <style:text-properties officeooo:rsid="005d0fc0" officeooo:paragraph-rsid="005d0fc0"/>
    </style:style>
    <style:style style:name="P445" style:family="paragraph" style:parent-style-name="Text_20_body" style:list-style-name="L12">
      <style:text-properties officeooo:paragraph-rsid="0063bca1"/>
    </style:style>
    <style:style style:name="P446" style:family="paragraph" style:parent-style-name="Text_20_body" style:list-style-name="L13">
      <style:text-properties officeooo:rsid="0071e7ae" officeooo:paragraph-rsid="0071e7ae"/>
    </style:style>
    <style:style style:name="P447" style:family="paragraph" style:parent-style-name="Text_20_body" style:list-style-name="L13">
      <style:text-properties officeooo:rsid="0071e7ae" officeooo:paragraph-rsid="00a51776"/>
    </style:style>
    <style:style style:name="P448" style:family="paragraph" style:parent-style-name="Text_20_body" style:list-style-name="L16">
      <style:text-properties officeooo:rsid="00ad9207" officeooo:paragraph-rsid="00ad9207"/>
    </style:style>
    <style:style style:name="P449" style:family="paragraph" style:parent-style-name="Text_20_body" style:list-style-name="L17">
      <style:text-properties officeooo:rsid="00ae11e8" officeooo:paragraph-rsid="00ae11e8"/>
    </style:style>
    <style:style style:name="P450" style:family="paragraph" style:parent-style-name="Text_20_body" style:list-style-name="L20">
      <style:text-properties officeooo:rsid="00bb59b3" officeooo:paragraph-rsid="00bb59b3"/>
    </style:style>
    <style:style style:name="P451" style:family="paragraph" style:parent-style-name="Text_20_body" style:list-style-name="L21">
      <style:text-properties officeooo:rsid="00c9fb1a" officeooo:paragraph-rsid="00c9fb1a"/>
    </style:style>
    <style:style style:name="P452" style:family="paragraph" style:parent-style-name="Text_20_body" style:list-style-name="L22">
      <style:text-properties officeooo:rsid="00c9fb1a" officeooo:paragraph-rsid="00c9fb1a"/>
    </style:style>
    <style:style style:name="P453" style:family="paragraph" style:parent-style-name="Text_20_body">
      <style:text-properties officeooo:rsid="00cd88ee" officeooo:paragraph-rsid="00cd88ee"/>
    </style:style>
    <style:style style:name="P454" style:family="paragraph" style:parent-style-name="Text_20_body" style:list-style-name="L23">
      <style:text-properties officeooo:rsid="00cd88ee" officeooo:paragraph-rsid="00cd88ee"/>
    </style:style>
    <style:style style:name="P455" style:family="paragraph" style:parent-style-name="Text_20_body">
      <style:text-properties officeooo:rsid="00cb625d" officeooo:paragraph-rsid="00cb625d"/>
    </style:style>
    <style:style style:name="P456" style:family="paragraph" style:parent-style-name="Text_20_body" style:list-style-name="L1">
      <style:paragraph-properties fo:margin-top="0cm" fo:margin-bottom="0cm" loext:contextual-spacing="false" style:writing-mode="page"/>
      <style:text-properties officeooo:paragraph-rsid="001c52b8"/>
    </style:style>
    <style:style style:name="P457" style:family="paragraph" style:parent-style-name="Text_20_body" style:list-style-name="L2">
      <style:paragraph-properties fo:margin-top="0cm" fo:margin-bottom="0cm" loext:contextual-spacing="false" style:writing-mode="page"/>
      <style:text-properties officeooo:paragraph-rsid="001c52b8"/>
    </style:style>
    <style:style style:name="P458"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59"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60" style:family="paragraph" style:parent-style-name="Text_20_body" style:list-style-name="L3">
      <style:paragraph-properties fo:margin-top="0cm" fo:margin-bottom="0cm" loext:contextual-spacing="false"/>
      <style:text-properties officeooo:paragraph-rsid="002039af"/>
    </style:style>
    <style:style style:name="P461" style:family="paragraph" style:parent-style-name="Text_20_body" style:list-style-name="L4">
      <style:paragraph-properties fo:margin-top="0cm" fo:margin-bottom="0cm" loext:contextual-spacing="false"/>
      <style:text-properties officeooo:rsid="002039af" officeooo:paragraph-rsid="002039af"/>
    </style:style>
    <style:style style:name="P462" style:family="paragraph" style:parent-style-name="Text_20_body" style:list-style-name="L7">
      <style:paragraph-properties fo:margin-top="0cm" fo:margin-bottom="0cm" loext:contextual-spacing="false"/>
      <style:text-properties officeooo:rsid="004c0a3f" officeooo:paragraph-rsid="004c0a3f"/>
    </style:style>
    <style:style style:name="P463" style:family="paragraph" style:parent-style-name="Text_20_body" style:list-style-name="L7">
      <style:paragraph-properties fo:margin-top="0cm" fo:margin-bottom="0cm" loext:contextual-spacing="false"/>
      <style:text-properties officeooo:rsid="004c0a3f" officeooo:paragraph-rsid="004d1e9e"/>
    </style:style>
    <style:style style:name="P464" style:family="paragraph" style:parent-style-name="Text_20_body" style:list-style-name="L8">
      <style:paragraph-properties fo:margin-top="0cm" fo:margin-bottom="0cm" loext:contextual-spacing="false"/>
      <style:text-properties officeooo:paragraph-rsid="004d1e9e"/>
    </style:style>
    <style:style style:name="P465" style:family="paragraph" style:parent-style-name="Text_20_body" style:list-style-name="L9">
      <style:paragraph-properties fo:margin-top="0cm" fo:margin-bottom="0cm" loext:contextual-spacing="false"/>
      <style:text-properties officeooo:rsid="0050bcd7" officeooo:paragraph-rsid="0050bcd7"/>
    </style:style>
    <style:style style:name="P466" style:family="paragraph" style:parent-style-name="Text_20_body" style:list-style-name="L9">
      <style:paragraph-properties fo:margin-top="0cm" fo:margin-bottom="0cm" loext:contextual-spacing="false"/>
      <style:text-properties officeooo:rsid="0050bcd7" officeooo:paragraph-rsid="00564a6e"/>
    </style:style>
    <style:style style:name="P467" style:family="paragraph" style:parent-style-name="Text_20_body" style:list-style-name="L10">
      <style:paragraph-properties fo:margin-top="0cm" fo:margin-bottom="0cm" loext:contextual-spacing="false"/>
      <style:text-properties officeooo:rsid="005a3ad3" officeooo:paragraph-rsid="005a3ad3"/>
    </style:style>
    <style:style style:name="P468" style:family="paragraph" style:parent-style-name="Text_20_body" style:list-style-name="L11">
      <style:paragraph-properties fo:margin-top="0cm" fo:margin-bottom="0cm" loext:contextual-spacing="false"/>
      <style:text-properties officeooo:rsid="005d0fc0" officeooo:paragraph-rsid="005d0fc0"/>
    </style:style>
    <style:style style:name="P469" style:family="paragraph" style:parent-style-name="Text_20_body" style:list-style-name="L12">
      <style:paragraph-properties fo:margin-top="0cm" fo:margin-bottom="0cm" loext:contextual-spacing="false"/>
      <style:text-properties officeooo:paragraph-rsid="0063bca1"/>
    </style:style>
    <style:style style:name="P470" style:family="paragraph" style:parent-style-name="Text_20_body" style:list-style-name="L13">
      <style:paragraph-properties fo:margin-top="0cm" fo:margin-bottom="0cm" loext:contextual-spacing="false"/>
      <style:text-properties officeooo:rsid="0071e7ae" officeooo:paragraph-rsid="0071e7ae"/>
    </style:style>
    <style:style style:name="P471" style:family="paragraph" style:parent-style-name="Text_20_body" style:list-style-name="L13">
      <style:paragraph-properties fo:margin-top="0cm" fo:margin-bottom="0cm" loext:contextual-spacing="false"/>
      <style:text-properties officeooo:rsid="0071e7ae" officeooo:paragraph-rsid="00a51776"/>
    </style:style>
    <style:style style:name="P472" style:family="paragraph" style:parent-style-name="Text_20_body" style:list-style-name="L15">
      <style:paragraph-properties fo:margin-top="0cm" fo:margin-bottom="0cm" loext:contextual-spacing="false"/>
      <style:text-properties officeooo:rsid="00767ff1" officeooo:paragraph-rsid="00767ff1"/>
    </style:style>
    <style:style style:name="P473" style:family="paragraph" style:parent-style-name="Text_20_body" style:list-style-name="L16">
      <style:paragraph-properties fo:margin-top="0cm" fo:margin-bottom="0cm" loext:contextual-spacing="false"/>
      <style:text-properties officeooo:rsid="00ad9207" officeooo:paragraph-rsid="00ad9207"/>
    </style:style>
    <style:style style:name="P474" style:family="paragraph" style:parent-style-name="Text_20_body" style:list-style-name="L6">
      <style:paragraph-properties fo:margin-top="0cm" fo:margin-bottom="0.101cm" loext:contextual-spacing="false"/>
      <style:text-properties officeooo:rsid="0046ae6e" officeooo:paragraph-rsid="0046ae6e"/>
    </style:style>
    <style:style style:name="P475" style:family="paragraph" style:parent-style-name="Text_20_body" style:list-style-name="L17">
      <style:paragraph-properties fo:margin-top="0cm" fo:margin-bottom="0.101cm" loext:contextual-spacing="false"/>
      <style:text-properties officeooo:rsid="00ae11e8" officeooo:paragraph-rsid="00ae11e8"/>
    </style:style>
    <style:style style:name="P476" style:family="paragraph" style:parent-style-name="Text_20_body" style:list-style-name="L21">
      <style:paragraph-properties fo:margin-top="0cm" fo:margin-bottom="0.101cm" loext:contextual-spacing="false"/>
      <style:text-properties officeooo:rsid="00c9fb1a" officeooo:paragraph-rsid="00c9fb1a"/>
    </style:style>
    <style:style style:name="P477" style:family="paragraph" style:parent-style-name="Text_20_body" style:list-style-name="L22">
      <style:paragraph-properties fo:margin-top="0cm" fo:margin-bottom="0.101cm" loext:contextual-spacing="false"/>
      <style:text-properties officeooo:rsid="00c9fb1a" officeooo:paragraph-rsid="00c9fb1a"/>
    </style:style>
    <style:style style:name="P478"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79"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80"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81"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82"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83"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84"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85"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86"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87" style:family="paragraph" style:parent-style-name="Text_20_body">
      <style:paragraph-properties fo:margin-top="0cm" fo:margin-bottom="0.101cm" loext:contextual-spacing="false" style:writing-mode="page"/>
      <style:text-properties officeooo:rsid="00cd88ee" officeooo:paragraph-rsid="00cd88ee"/>
    </style:style>
    <style:style style:name="P488" style:family="paragraph" style:parent-style-name="Text_20_body" style:list-style-name="L23">
      <style:paragraph-properties fo:margin-top="0cm" fo:margin-bottom="0.101cm" loext:contextual-spacing="false" style:writing-mode="page"/>
      <style:text-properties officeooo:rsid="00cd88ee" officeooo:paragraph-rsid="00cd88ee"/>
    </style:style>
    <style:style style:name="P489" style:family="paragraph" style:parent-style-name="Text_20_body">
      <style:paragraph-properties fo:margin-top="0cm" fo:margin-bottom="0.101cm" loext:contextual-spacing="false" style:writing-mode="page"/>
      <style:text-properties officeooo:rsid="00b2048e" officeooo:paragraph-rsid="00cd88ee"/>
    </style:style>
    <style:style style:name="P490" style:family="paragraph" style:parent-style-name="Text_20_body">
      <style:paragraph-properties fo:margin-top="0cm" fo:margin-bottom="0.101cm" loext:contextual-spacing="false" style:writing-mode="page"/>
      <style:text-properties officeooo:rsid="00b2048e" officeooo:paragraph-rsid="00ced118"/>
    </style:style>
    <style:style style:name="P491" style:family="paragraph" style:parent-style-name="Text_20_body" style:list-style-name="L10">
      <style:paragraph-properties fo:margin-top="0cm" fo:margin-bottom="0.25cm" loext:contextual-spacing="false"/>
      <style:text-properties officeooo:rsid="005b583d" officeooo:paragraph-rsid="005b583d"/>
    </style:style>
    <style:style style:name="P492"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93"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94" style:family="paragraph" style:parent-style-name="Heading_20_1">
      <style:text-properties officeooo:rsid="0075314f" officeooo:paragraph-rsid="008d51f7"/>
    </style:style>
    <style:style style:name="P495" style:family="paragraph" style:parent-style-name="Heading_20_1">
      <style:paragraph-properties fo:break-before="page"/>
    </style:style>
    <style:style style:name="P496" style:family="paragraph" style:parent-style-name="Heading_20_1">
      <style:paragraph-properties fo:break-before="page"/>
      <style:text-properties officeooo:rsid="001c52b8" officeooo:paragraph-rsid="001c52b8"/>
    </style:style>
    <style:style style:name="P497" style:family="paragraph" style:parent-style-name="Heading_20_1">
      <style:paragraph-properties fo:break-before="page"/>
      <style:text-properties officeooo:rsid="005a3ad3" officeooo:paragraph-rsid="005a3ad3"/>
    </style:style>
    <style:style style:name="P498" style:family="paragraph" style:parent-style-name="Heading_20_1">
      <style:paragraph-properties fo:break-before="page"/>
      <style:text-properties officeooo:rsid="0070eb2a" officeooo:paragraph-rsid="0070eb2a"/>
    </style:style>
    <style:style style:name="P499" style:family="paragraph" style:parent-style-name="Heading_20_3">
      <style:text-properties officeooo:rsid="001e0aa7" officeooo:paragraph-rsid="001e0aa7"/>
    </style:style>
    <style:style style:name="P500" style:family="paragraph" style:parent-style-name="Heading_20_3">
      <style:text-properties officeooo:rsid="001e0aa7" officeooo:paragraph-rsid="005b583d"/>
    </style:style>
    <style:style style:name="P501" style:family="paragraph" style:parent-style-name="Heading_20_3">
      <style:text-properties officeooo:rsid="001e0aa7" officeooo:paragraph-rsid="0061a281"/>
    </style:style>
    <style:style style:name="P502" style:family="paragraph" style:parent-style-name="Heading_20_3">
      <style:text-properties officeooo:rsid="0032d5e7" officeooo:paragraph-rsid="0032d5e7"/>
    </style:style>
    <style:style style:name="P503" style:family="paragraph" style:parent-style-name="Heading_20_3">
      <style:text-properties officeooo:rsid="0032d5e7" officeooo:paragraph-rsid="005b583d"/>
    </style:style>
    <style:style style:name="P504" style:family="paragraph" style:parent-style-name="Heading_20_3">
      <style:text-properties officeooo:rsid="0032d5e7" officeooo:paragraph-rsid="00629a69"/>
    </style:style>
    <style:style style:name="P505" style:family="paragraph" style:parent-style-name="Heading_20_3">
      <style:text-properties officeooo:paragraph-rsid="00bb7502"/>
    </style:style>
    <style:style style:name="P506" style:family="paragraph" style:parent-style-name="Heading_20_3">
      <style:text-properties officeooo:rsid="00831f3b" officeooo:paragraph-rsid="00b3c8ed"/>
    </style:style>
    <style:style style:name="P507" style:family="paragraph" style:parent-style-name="Heading_20_3">
      <style:text-properties officeooo:rsid="00831f3b" officeooo:paragraph-rsid="00c319da"/>
    </style:style>
    <style:style style:name="P508" style:family="paragraph" style:parent-style-name="Heading_20_3">
      <style:text-properties officeooo:paragraph-rsid="00bb59b3"/>
    </style:style>
    <style:style style:name="P509" style:family="paragraph" style:parent-style-name="Heading_20_3">
      <style:text-properties officeooo:paragraph-rsid="00895114"/>
    </style:style>
    <style:style style:name="P510" style:family="paragraph" style:parent-style-name="Heading_20_3">
      <style:text-properties officeooo:paragraph-rsid="008d51f7"/>
    </style:style>
    <style:style style:name="P511" style:family="paragraph" style:parent-style-name="Heading_20_3">
      <style:text-properties officeooo:paragraph-rsid="00c4cb19"/>
    </style:style>
    <style:style style:name="P512" style:family="paragraph" style:parent-style-name="Heading_20_3">
      <style:text-properties officeooo:rsid="00c6b810" officeooo:paragraph-rsid="00c6b810"/>
    </style:style>
    <style:style style:name="P513" style:family="paragraph" style:parent-style-name="Heading_20_3">
      <style:text-properties officeooo:rsid="00c6b810" officeooo:paragraph-rsid="00ced118"/>
    </style:style>
    <style:style style:name="P514" style:family="paragraph" style:parent-style-name="Heading_20_3">
      <style:paragraph-properties fo:margin-top="0.25cm" fo:margin-bottom="0.25cm" loext:contextual-spacing="false" style:writing-mode="page"/>
      <style:text-properties officeooo:rsid="0032d5e7" officeooo:paragraph-rsid="00afeb1c"/>
    </style:style>
    <style:style style:name="P515" style:family="paragraph" style:parent-style-name="Heading_20_3">
      <style:paragraph-properties fo:margin-top="0.25cm" fo:margin-bottom="0.25cm" loext:contextual-spacing="false" style:writing-mode="page"/>
      <style:text-properties officeooo:rsid="0032d5e7" officeooo:paragraph-rsid="00bb59b3"/>
    </style:style>
    <style:style style:name="P516" style:family="paragraph" style:parent-style-name="Heading_20_3">
      <style:paragraph-properties fo:margin-top="0.25cm" fo:margin-bottom="0.25cm" loext:contextual-spacing="false" style:writing-mode="page"/>
      <style:text-properties officeooo:rsid="0032d5e7" officeooo:paragraph-rsid="00bd90d4"/>
    </style:style>
    <style:style style:name="P517" style:family="paragraph" style:parent-style-name="Heading_20_2">
      <style:text-properties officeooo:rsid="001e0aa7" officeooo:paragraph-rsid="001e0aa7"/>
    </style:style>
    <style:style style:name="P518" style:family="paragraph" style:parent-style-name="Heading_20_2">
      <style:paragraph-properties>
        <style:tab-stops>
          <style:tab-stop style:position="5.14cm"/>
        </style:tab-stops>
      </style:paragraph-properties>
      <style:text-properties officeooo:rsid="001e0aa7" officeooo:paragraph-rsid="001e0aa7"/>
    </style:style>
    <style:style style:name="P519" style:family="paragraph" style:parent-style-name="Heading_20_2">
      <style:text-properties officeooo:rsid="001e0aa7" officeooo:paragraph-rsid="005b583d"/>
    </style:style>
    <style:style style:name="P520" style:family="paragraph" style:parent-style-name="Heading_20_2">
      <style:text-properties officeooo:rsid="001e0aa7" officeooo:paragraph-rsid="0061a281"/>
    </style:style>
    <style:style style:name="P521" style:family="paragraph" style:parent-style-name="Heading_20_2">
      <style:text-properties officeooo:rsid="0070eb2a" officeooo:paragraph-rsid="0070eb2a"/>
    </style:style>
    <style:style style:name="P522" style:family="paragraph" style:parent-style-name="Heading_20_2">
      <style:text-properties officeooo:rsid="0070eb2a" officeooo:paragraph-rsid="00ad0255"/>
    </style:style>
    <style:style style:name="P523" style:family="paragraph" style:parent-style-name="Heading_20_2">
      <style:text-properties officeooo:rsid="0070eb2a" officeooo:paragraph-rsid="00bd90d4"/>
    </style:style>
    <style:style style:name="P524" style:family="paragraph" style:parent-style-name="Heading_20_2">
      <style:text-properties officeooo:rsid="0070eb2a" officeooo:paragraph-rsid="00895114"/>
    </style:style>
    <style:style style:name="P525" style:family="paragraph" style:parent-style-name="Heading_20_2">
      <style:text-properties officeooo:rsid="0075314f" officeooo:paragraph-rsid="0075314f"/>
    </style:style>
    <style:style style:name="P526" style:family="paragraph" style:parent-style-name="Heading_20_4">
      <style:text-properties officeooo:rsid="00280e7e" officeooo:paragraph-rsid="00280e7e"/>
    </style:style>
    <style:style style:name="P527" style:family="paragraph" style:parent-style-name="Heading_20_4">
      <style:text-properties officeooo:rsid="00280e7e" officeooo:paragraph-rsid="002e66b8"/>
    </style:style>
    <style:style style:name="P528" style:family="paragraph" style:parent-style-name="Heading_20_4">
      <style:text-properties officeooo:paragraph-rsid="002e66b8"/>
    </style:style>
    <style:style style:name="P529" style:family="paragraph" style:parent-style-name="Heading_20_4">
      <style:text-properties officeooo:rsid="0032d5e7" officeooo:paragraph-rsid="0032d5e7"/>
    </style:style>
    <style:style style:name="P530" style:family="paragraph" style:parent-style-name="Heading_20_4">
      <style:text-properties officeooo:rsid="0032d5e7" officeooo:paragraph-rsid="003fe129"/>
    </style:style>
    <style:style style:name="P531" style:family="paragraph" style:parent-style-name="Heading_20_4">
      <style:text-properties officeooo:rsid="0032d5e7" officeooo:paragraph-rsid="004d1e9e"/>
    </style:style>
    <style:style style:name="P532" style:family="paragraph" style:parent-style-name="Heading_20_4">
      <style:text-properties officeooo:paragraph-rsid="005db4ac"/>
    </style:style>
    <style:style style:name="P533" style:family="paragraph" style:parent-style-name="Heading_20_4">
      <style:text-properties officeooo:paragraph-rsid="003fe129"/>
    </style:style>
    <style:style style:name="P534" style:family="paragraph" style:parent-style-name="Heading_20_4">
      <style:text-properties officeooo:rsid="004e815e" officeooo:paragraph-rsid="003471f3"/>
    </style:style>
    <style:style style:name="P535" style:family="paragraph" style:parent-style-name="Heading_20_4">
      <style:text-properties officeooo:paragraph-rsid="00bcf3a4"/>
    </style:style>
    <style:style style:name="P536" style:family="paragraph" style:parent-style-name="Heading_20_4">
      <style:text-properties officeooo:rsid="0050bcd7" officeooo:paragraph-rsid="0050bcd7"/>
    </style:style>
    <style:style style:name="P537" style:family="paragraph" style:parent-style-name="Heading_20_4">
      <style:text-properties officeooo:rsid="00564a6e" officeooo:paragraph-rsid="00564a6e"/>
    </style:style>
    <style:style style:name="P538" style:family="paragraph" style:parent-style-name="Heading_20_4">
      <style:text-properties officeooo:rsid="009a12f9" officeooo:paragraph-rsid="009a12f9"/>
    </style:style>
    <style:style style:name="P539" style:family="paragraph" style:parent-style-name="Heading_20_4">
      <style:text-properties officeooo:rsid="00a6d869" officeooo:paragraph-rsid="00a6d869"/>
    </style:style>
    <style:style style:name="P540" style:family="paragraph" style:parent-style-name="Heading_20_4">
      <style:text-properties officeooo:rsid="00c6b810" officeooo:paragraph-rsid="00c6b810"/>
    </style:style>
    <style:style style:name="P541" style:family="paragraph" style:parent-style-name="Heading_20_4">
      <style:text-properties officeooo:rsid="00cd88ee" officeooo:paragraph-rsid="00cd88ee"/>
    </style:style>
    <style:style style:name="P542" style:family="paragraph" style:parent-style-name="Heading_20_4">
      <style:paragraph-properties fo:margin-top="0cm" fo:margin-bottom="0cm" loext:contextual-spacing="false"/>
      <style:text-properties officeooo:rsid="0032d5e7" officeooo:paragraph-rsid="004d1e9e"/>
    </style:style>
    <style:style style:name="P543" style:family="paragraph" style:parent-style-name="Heading_20_5">
      <style:text-properties officeooo:rsid="003fe129" officeooo:paragraph-rsid="003fe129"/>
    </style:style>
    <style:style style:name="P544" style:family="paragraph" style:parent-style-name="Heading_20_5">
      <style:text-properties officeooo:paragraph-rsid="0046ae6e"/>
    </style:style>
    <style:style style:name="P545" style:family="paragraph" style:parent-style-name="Heading_20_5">
      <style:text-properties officeooo:paragraph-rsid="004c5460"/>
    </style:style>
    <style:style style:name="P546" style:family="paragraph" style:parent-style-name="Heading_20_5">
      <style:text-properties officeooo:paragraph-rsid="004d1e9e"/>
    </style:style>
    <style:style style:name="P547" style:family="paragraph" style:parent-style-name="Heading_20_5">
      <style:text-properties officeooo:paragraph-rsid="004d9dcc"/>
    </style:style>
    <style:style style:name="P548" style:family="paragraph" style:parent-style-name="Heading_20_5">
      <style:text-properties officeooo:paragraph-rsid="004e815e"/>
    </style:style>
    <style:style style:name="P549" style:family="paragraph" style:parent-style-name="Heading_20_5">
      <style:text-properties officeooo:paragraph-rsid="00bf9057"/>
    </style:style>
    <style:style style:name="P550" style:family="paragraph" style:parent-style-name="Heading_20_5">
      <style:text-properties officeooo:paragraph-rsid="0051c70e"/>
    </style:style>
    <style:style style:name="P551" style:family="paragraph" style:parent-style-name="Heading_20_5">
      <style:text-properties officeooo:paragraph-rsid="005d0fc0"/>
    </style:style>
    <style:style style:name="P552"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officeooo:rsid="00012dbd"/>
    </style:style>
    <style:style style:name="T44" style:family="text">
      <style:text-properties officeooo:rsid="0002470d"/>
    </style:style>
    <style:style style:name="T45" style:family="text">
      <style:text-properties fo:font-style="italic" style:font-style-asian="italic" style:font-style-complex="italic"/>
    </style:style>
    <style:style style:name="T46" style:family="text">
      <style:text-properties fo:font-style="italic" officeooo:rsid="00299862" style:font-style-asian="italic" style:font-style-complex="italic"/>
    </style:style>
    <style:style style:name="T47" style:family="text">
      <style:text-properties fo:font-style="italic" officeooo:rsid="002b197b" style:font-style-asian="italic" style:font-style-complex="italic"/>
    </style:style>
    <style:style style:name="T48" style:family="text">
      <style:text-properties fo:font-style="italic" officeooo:rsid="0041248e" style:font-style-asian="italic" style:font-style-complex="italic"/>
    </style:style>
    <style:style style:name="T49" style:family="text">
      <style:text-properties fo:font-style="italic" officeooo:rsid="004710c6" style:font-style-asian="italic" style:font-style-complex="italic"/>
    </style:style>
    <style:style style:name="T50" style:family="text">
      <style:text-properties fo:font-style="italic" officeooo:rsid="002379ee" style:font-style-asian="italic" style:font-style-complex="italic"/>
    </style:style>
    <style:style style:name="T51" style:family="text">
      <style:text-properties fo:font-style="italic" officeooo:rsid="004c5460" style:font-style-asian="italic" style:font-style-complex="italic"/>
    </style:style>
    <style:style style:name="T52" style:family="text">
      <style:text-properties fo:font-style="italic" officeooo:rsid="004d1e9e" style:font-style-asian="italic" style:font-style-complex="italic"/>
    </style:style>
    <style:style style:name="T53" style:family="text">
      <style:text-properties fo:font-style="italic" officeooo:rsid="004e815e" style:font-style-asian="italic" style:font-style-complex="italic"/>
    </style:style>
    <style:style style:name="T54" style:family="text">
      <style:text-properties fo:font-style="italic" officeooo:rsid="00564a6e" style:font-style-asian="italic" style:font-style-complex="italic"/>
    </style:style>
    <style:style style:name="T55" style:family="text">
      <style:text-properties fo:font-style="italic" officeooo:rsid="008fd7d6" style:font-style-asian="italic" style:font-style-complex="italic"/>
    </style:style>
    <style:style style:name="T56" style:family="text">
      <style:text-properties fo:font-style="italic" officeooo:rsid="0093db53" style:font-style-asian="italic" style:font-style-complex="italic"/>
    </style:style>
    <style:style style:name="T57" style:family="text">
      <style:text-properties fo:font-style="italic" officeooo:rsid="007bd182" style:font-style-asian="italic" style:font-style-complex="italic"/>
    </style:style>
    <style:style style:name="T58" style:family="text">
      <style:text-properties fo:font-style="italic" officeooo:rsid="007b8b87" style:font-style-asian="italic" style:font-style-complex="italic"/>
    </style:style>
    <style:style style:name="T59" style:family="text">
      <style:text-properties fo:font-style="italic" officeooo:rsid="00aa9155" style:font-style-asian="italic" style:font-style-complex="italic"/>
    </style:style>
    <style:style style:name="T60" style:family="text">
      <style:text-properties fo:font-style="italic" officeooo:rsid="00abde8d" style:font-style-asian="italic" style:font-style-complex="italic"/>
    </style:style>
    <style:style style:name="T61" style:family="text">
      <style:text-properties fo:font-style="italic" officeooo:rsid="00b02448"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299862" style:font-style-asian="italic" style:font-weight-asian="bold" style:font-style-complex="italic" style:font-weight-complex="bold"/>
    </style:style>
    <style:style style:name="T64" style:family="text">
      <style:text-properties fo:font-style="italic" fo:font-weight="bold" officeooo:rsid="0029d66d" style:font-style-asian="italic" style:font-weight-asian="bold" style:font-style-complex="italic" style:font-weight-complex="bold"/>
    </style:style>
    <style:style style:name="T65" style:family="text">
      <style:text-properties fo:font-style="italic" fo:font-weight="bold" officeooo:rsid="002b197b" style:font-style-asian="italic" style:font-weight-asian="bold" style:font-style-complex="italic" style:font-weight-complex="bold"/>
    </style:style>
    <style:style style:name="T66" style:family="text">
      <style:text-properties fo:font-style="italic" fo:font-weight="bold" officeooo:rsid="002eb0d8" style:font-style-asian="italic" style:font-weight-asian="bold" style:font-style-complex="italic" style:font-weight-complex="bold"/>
    </style:style>
    <style:style style:name="T67" style:family="text">
      <style:text-properties fo:font-style="italic" fo:font-weight="bold" officeooo:rsid="002f1f2d" style:font-style-asian="italic" style:font-weight-asian="bold" style:font-style-complex="italic" style:font-weight-complex="bold"/>
    </style:style>
    <style:style style:name="T68" style:family="text">
      <style:text-properties fo:font-style="italic" fo:font-weight="bold" officeooo:rsid="0030d5d3" style:font-style-asian="italic" style:font-weight-asian="bold" style:font-style-complex="italic" style:font-weight-complex="bold"/>
    </style:style>
    <style:style style:name="T69" style:family="text">
      <style:text-properties fo:font-style="italic" fo:font-weight="bold" officeooo:rsid="00280e7e" style:font-style-asian="italic" style:font-weight-asian="bold" style:font-style-complex="italic" style:font-weight-complex="bold"/>
    </style:style>
    <style:style style:name="T70" style:family="text">
      <style:text-properties fo:font-style="italic" fo:font-weight="bold" officeooo:rsid="003153f3" style:font-style-asian="italic" style:font-weight-asian="bold" style:font-style-complex="italic" style:font-weight-complex="bold"/>
    </style:style>
    <style:style style:name="T71" style:family="text">
      <style:text-properties fo:font-style="italic" fo:font-weight="bold" officeooo:rsid="00339e2d" style:font-style-asian="italic" style:font-weight-asian="bold" style:font-style-complex="italic" style:font-weight-complex="bold"/>
    </style:style>
    <style:style style:name="T72" style:family="text">
      <style:text-properties fo:font-style="italic" fo:font-weight="bold" officeooo:rsid="0033b7a4" style:font-style-asian="italic" style:font-weight-asian="bold" style:font-style-complex="italic" style:font-weight-complex="bold"/>
    </style:style>
    <style:style style:name="T73" style:family="text">
      <style:text-properties fo:font-style="italic" fo:font-weight="bold" officeooo:rsid="003a2c18" style:font-style-asian="italic" style:font-weight-asian="bold" style:font-style-complex="italic" style:font-weight-complex="bold"/>
    </style:style>
    <style:style style:name="T74" style:family="text">
      <style:text-properties fo:font-style="italic" fo:font-weight="bold" officeooo:rsid="0041248e" style:font-style-asian="italic" style:font-weight-asian="bold" style:font-style-complex="italic" style:font-weight-complex="bold"/>
    </style:style>
    <style:style style:name="T75" style:family="text">
      <style:text-properties fo:font-style="italic" fo:font-weight="bold" officeooo:rsid="0046ae6e" style:font-style-asian="italic" style:font-weight-asian="bold" style:font-style-complex="italic" style:font-weight-complex="bold"/>
    </style:style>
    <style:style style:name="T76" style:family="text">
      <style:text-properties fo:font-style="italic" fo:font-weight="bold" officeooo:rsid="004710c6" style:font-style-asian="italic" style:font-weight-asian="bold" style:font-style-complex="italic" style:font-weight-complex="bold"/>
    </style:style>
    <style:style style:name="T77" style:family="text">
      <style:text-properties fo:font-style="italic" fo:font-weight="bold" officeooo:rsid="002039af" style:font-style-asian="italic" style:font-weight-asian="bold" style:font-style-complex="italic" style:font-weight-complex="bold"/>
    </style:style>
    <style:style style:name="T78" style:family="text">
      <style:text-properties fo:font-style="italic" fo:font-weight="bold" officeooo:rsid="002379ee" style:font-style-asian="italic" style:font-weight-asian="bold" style:font-style-complex="italic" style:font-weight-complex="bold"/>
    </style:style>
    <style:style style:name="T79" style:family="text">
      <style:text-properties fo:font-style="italic" fo:font-weight="bold" officeooo:rsid="004c5460" style:font-style-asian="italic" style:font-weight-asian="bold" style:font-style-complex="italic" style:font-weight-complex="bold"/>
    </style:style>
    <style:style style:name="T80" style:family="text">
      <style:text-properties fo:font-style="italic" fo:font-weight="bold" officeooo:rsid="00421f63" style:font-style-asian="italic" style:font-weight-asian="bold" style:font-style-complex="italic" style:font-weight-complex="bold"/>
    </style:style>
    <style:style style:name="T81" style:family="text">
      <style:text-properties fo:font-style="italic" fo:font-weight="bold" officeooo:rsid="004d1e9e" style:font-style-asian="italic" style:font-weight-asian="bold" style:font-style-complex="italic" style:font-weight-complex="bold"/>
    </style:style>
    <style:style style:name="T82" style:family="text">
      <style:text-properties fo:font-style="italic" fo:font-weight="bold" officeooo:rsid="004d9dcc" style:font-style-asian="italic" style:font-weight-asian="bold" style:font-style-complex="italic" style:font-weight-complex="bold"/>
    </style:style>
    <style:style style:name="T83" style:family="text">
      <style:text-properties fo:font-style="italic" fo:font-weight="bold" officeooo:rsid="004e815e" style:font-style-asian="italic" style:font-weight-asian="bold" style:font-style-complex="italic" style:font-weight-complex="bold"/>
    </style:style>
    <style:style style:name="T84" style:family="text">
      <style:text-properties fo:font-style="italic" fo:font-weight="bold" officeooo:rsid="0051c70e" style:font-style-asian="italic" style:font-weight-asian="bold" style:font-style-complex="italic" style:font-weight-complex="bold"/>
    </style:style>
    <style:style style:name="T85" style:family="text">
      <style:text-properties fo:font-style="italic" fo:font-weight="bold" officeooo:rsid="005311cd" style:font-style-asian="italic" style:font-weight-asian="bold" style:font-style-complex="italic" style:font-weight-complex="bold"/>
    </style:style>
    <style:style style:name="T86" style:family="text">
      <style:text-properties fo:font-style="italic" fo:font-weight="bold" officeooo:rsid="00549efd" style:font-style-asian="italic" style:font-weight-asian="bold" style:font-style-complex="italic" style:font-weight-complex="bold"/>
    </style:style>
    <style:style style:name="T87" style:family="text">
      <style:text-properties fo:font-style="italic" fo:font-weight="bold" officeooo:rsid="0054d10a" style:font-style-asian="italic" style:font-weight-asian="bold" style:font-style-complex="italic" style:font-weight-complex="bold"/>
    </style:style>
    <style:style style:name="T88" style:family="text">
      <style:text-properties fo:font-style="italic" fo:font-weight="bold" officeooo:rsid="0055084e" style:font-style-asian="italic" style:font-weight-asian="bold" style:font-style-complex="italic" style:font-weight-complex="bold"/>
    </style:style>
    <style:style style:name="T89" style:family="text">
      <style:text-properties fo:font-style="italic" fo:font-weight="bold" officeooo:rsid="00564a6e" style:font-style-asian="italic" style:font-weight-asian="bold" style:font-style-complex="italic" style:font-weight-complex="bold"/>
    </style:style>
    <style:style style:name="T90" style:family="text">
      <style:text-properties fo:font-style="italic" fo:font-weight="bold" officeooo:rsid="0057a3d6" style:font-style-asian="italic" style:font-weight-asian="bold" style:font-style-complex="italic" style:font-weight-complex="bold"/>
    </style:style>
    <style:style style:name="T91" style:family="text">
      <style:text-properties fo:font-style="italic" fo:font-weight="bold" officeooo:rsid="005db4ac" style:font-style-asian="italic" style:font-weight-asian="bold" style:font-style-complex="italic" style:font-weight-complex="bold"/>
    </style:style>
    <style:style style:name="T92" style:family="text">
      <style:text-properties fo:font-style="italic" fo:font-weight="bold" officeooo:rsid="0063bca1" style:font-style-asian="italic" style:font-weight-asian="bold" style:font-style-complex="italic" style:font-weight-complex="bold"/>
    </style:style>
    <style:style style:name="T93" style:family="text">
      <style:text-properties fo:font-style="italic" fo:font-weight="bold" officeooo:rsid="0069be64" style:font-style-asian="italic" style:font-weight-asian="bold" style:font-style-complex="italic" style:font-weight-complex="bold"/>
    </style:style>
    <style:style style:name="T94" style:family="text">
      <style:text-properties fo:font-style="italic" fo:font-weight="bold" officeooo:rsid="006bbb4b" style:font-style-asian="italic" style:font-weight-asian="bold" style:font-style-complex="italic" style:font-weight-complex="bold"/>
    </style:style>
    <style:style style:name="T95" style:family="text">
      <style:text-properties fo:font-style="italic" fo:font-weight="bold" officeooo:rsid="006bc63e" style:font-style-asian="italic" style:font-weight-asian="bold" style:font-style-complex="italic" style:font-weight-complex="bold"/>
    </style:style>
    <style:style style:name="T96" style:family="text">
      <style:text-properties fo:font-style="italic" fo:font-weight="bold" officeooo:rsid="006d1b94" style:font-style-asian="italic" style:font-weight-asian="bold" style:font-style-complex="italic" style:font-weight-complex="bold"/>
    </style:style>
    <style:style style:name="T97" style:family="text">
      <style:text-properties fo:font-style="italic" fo:font-weight="bold" officeooo:rsid="006e62a3" style:font-style-asian="italic" style:font-weight-asian="bold" style:font-style-complex="italic" style:font-weight-complex="bold"/>
    </style:style>
    <style:style style:name="T98" style:family="text">
      <style:text-properties fo:font-style="italic" fo:font-weight="bold" officeooo:rsid="006f40c6" style:font-style-asian="italic" style:font-weight-asian="bold" style:font-style-complex="italic" style:font-weight-complex="bold"/>
    </style:style>
    <style:style style:name="T99" style:family="text">
      <style:text-properties fo:font-style="italic" fo:font-weight="bold" officeooo:rsid="007b8b87" style:font-style-asian="italic" style:font-weight-asian="bold" style:font-style-complex="italic" style:font-weight-complex="bold"/>
    </style:style>
    <style:style style:name="T100" style:family="text">
      <style:text-properties fo:font-style="italic" fo:font-weight="bold" officeooo:rsid="007bd182" style:font-style-asian="italic" style:font-weight-asian="bold" style:font-style-complex="italic" style:font-weight-complex="bold"/>
    </style:style>
    <style:style style:name="T101" style:family="text">
      <style:text-properties fo:font-style="italic" fo:font-weight="bold" officeooo:rsid="001c52b8" style:font-style-asian="italic" style:font-weight-asian="bold" style:font-style-complex="italic" style:font-weight-complex="bold"/>
    </style:style>
    <style:style style:name="T102" style:family="text">
      <style:text-properties fo:font-style="italic" fo:font-weight="bold" officeooo:rsid="0084f5ff" style:font-style-asian="italic" style:font-weight-asian="bold" style:font-style-complex="italic" style:font-weight-complex="bold"/>
    </style:style>
    <style:style style:name="T103" style:family="text">
      <style:text-properties fo:font-style="italic" fo:font-weight="bold" officeooo:rsid="00856a6a" style:font-style-asian="italic" style:font-weight-asian="bold" style:font-style-complex="italic" style:font-weight-complex="bold"/>
    </style:style>
    <style:style style:name="T104" style:family="text">
      <style:text-properties fo:font-style="italic" fo:font-weight="bold" officeooo:rsid="008e6647" style:font-style-asian="italic" style:font-weight-asian="bold" style:font-style-complex="italic" style:font-weight-complex="bold"/>
    </style:style>
    <style:style style:name="T105" style:family="text">
      <style:text-properties fo:font-style="italic" fo:font-weight="bold" officeooo:rsid="008fd7d6" style:font-style-asian="italic" style:font-weight-asian="bold" style:font-style-complex="italic" style:font-weight-complex="bold"/>
    </style:style>
    <style:style style:name="T106" style:family="text">
      <style:text-properties fo:font-style="italic" fo:font-weight="bold" officeooo:rsid="0091b62a" style:font-style-asian="italic" style:font-weight-asian="bold" style:font-style-complex="italic" style:font-weight-complex="bold"/>
    </style:style>
    <style:style style:name="T107" style:family="text">
      <style:text-properties fo:font-style="italic" fo:font-weight="bold" officeooo:rsid="0093db53" style:font-style-asian="italic" style:font-weight-asian="bold" style:font-style-complex="italic" style:font-weight-complex="bold"/>
    </style:style>
    <style:style style:name="T108" style:family="text">
      <style:text-properties fo:font-style="italic" fo:font-weight="bold" officeooo:rsid="009830de" style:font-style-asian="italic" style:font-weight-asian="bold" style:font-style-complex="italic" style:font-weight-complex="bold"/>
    </style:style>
    <style:style style:name="T109" style:family="text">
      <style:text-properties fo:font-style="italic" fo:font-weight="bold" officeooo:rsid="0099e510" style:font-style-asian="italic" style:font-weight-asian="bold" style:font-style-complex="italic" style:font-weight-complex="bold"/>
    </style:style>
    <style:style style:name="T110" style:family="text">
      <style:text-properties fo:font-style="italic" fo:font-weight="bold" officeooo:rsid="009da7d0" style:font-style-asian="italic" style:font-weight-asian="bold" style:font-style-complex="italic" style:font-weight-complex="bold"/>
    </style:style>
    <style:style style:name="T111" style:family="text">
      <style:text-properties fo:font-style="italic" fo:font-weight="bold" officeooo:rsid="009e07fb" style:font-style-asian="italic" style:font-weight-asian="bold" style:font-style-complex="italic" style:font-weight-complex="bold"/>
    </style:style>
    <style:style style:name="T112" style:family="text">
      <style:text-properties fo:font-style="italic" fo:font-weight="bold" officeooo:rsid="00383625" style:font-style-asian="italic" style:font-weight-asian="bold" style:font-style-complex="italic" style:font-weight-complex="bold"/>
    </style:style>
    <style:style style:name="T113" style:family="text">
      <style:text-properties fo:font-style="italic" fo:font-weight="bold" officeooo:rsid="00a30d8d" style:font-style-asian="italic" style:font-weight-asian="bold" style:font-style-complex="italic" style:font-weight-complex="bold"/>
    </style:style>
    <style:style style:name="T114" style:family="text">
      <style:text-properties fo:font-style="italic" fo:font-weight="bold" officeooo:rsid="00a51776" style:font-style-asian="italic" style:font-weight-asian="bold" style:font-style-complex="italic" style:font-weight-complex="bold"/>
    </style:style>
    <style:style style:name="T115" style:family="text">
      <style:text-properties fo:font-style="italic" fo:font-weight="bold" officeooo:rsid="00af0ad5" style:font-style-asian="italic" style:font-weight-asian="bold" style:font-style-complex="italic" style:font-weight-complex="bold"/>
    </style:style>
    <style:style style:name="T116" style:family="text">
      <style:text-properties fo:font-style="italic" fo:font-weight="bold" officeooo:rsid="00afeb1c" style:font-style-asian="italic" style:font-weight-asian="bold" style:font-style-complex="italic" style:font-weight-complex="bold"/>
    </style:style>
    <style:style style:name="T117" style:family="text">
      <style:text-properties fo:font-style="italic" fo:font-weight="bold" officeooo:rsid="00b02448" style:font-style-asian="italic" style:font-weight-asian="bold" style:font-style-complex="italic" style:font-weight-complex="bold"/>
    </style:style>
    <style:style style:name="T118" style:family="text">
      <style:text-properties fo:font-style="italic" fo:font-weight="bold" officeooo:rsid="00b2048e" style:font-style-asian="italic" style:font-weight-asian="bold" style:font-style-complex="italic" style:font-weight-complex="bold"/>
    </style:style>
    <style:style style:name="T119" style:family="text">
      <style:text-properties fo:font-style="italic" fo:font-weight="bold" officeooo:rsid="00b3c8ed" style:font-style-asian="italic" style:font-weight-asian="bold" style:font-style-complex="italic" style:font-weight-complex="bold"/>
    </style:style>
    <style:style style:name="T120" style:family="text">
      <style:text-properties fo:font-style="italic" fo:font-weight="bold" officeooo:rsid="00b71042" style:font-style-asian="italic" style:font-weight-asian="bold" style:font-style-complex="italic" style:font-weight-complex="bold"/>
    </style:style>
    <style:style style:name="T121" style:family="text">
      <style:text-properties fo:font-style="italic" fo:font-weight="bold" officeooo:rsid="00b90aea" style:font-style-asian="italic" style:font-weight-asian="bold" style:font-style-complex="italic" style:font-weight-complex="bold"/>
    </style:style>
    <style:style style:name="T122" style:family="text">
      <style:text-properties fo:font-style="italic" fo:font-weight="bold" officeooo:rsid="00ba448d" style:font-style-asian="italic" style:font-weight-asian="bold" style:font-style-complex="italic" style:font-weight-complex="bold"/>
    </style:style>
    <style:style style:name="T123" style:family="text">
      <style:text-properties fo:font-style="italic" fo:font-weight="bold" officeooo:rsid="00abde8d" style:font-style-asian="italic" style:font-weight-asian="bold" style:font-style-complex="italic" style:font-weight-complex="bold"/>
    </style:style>
    <style:style style:name="T124" style:family="text">
      <style:text-properties fo:font-style="italic" fo:font-weight="bold" officeooo:rsid="00bb59b3" style:font-style-asian="italic" style:font-weight-asian="bold" style:font-style-complex="italic" style:font-weight-complex="bold"/>
    </style:style>
    <style:style style:name="T125" style:family="text">
      <style:text-properties fo:font-style="italic" fo:font-weight="bold" officeooo:rsid="00bb7502" style:font-style-asian="italic" style:font-weight-asian="bold" style:font-style-complex="italic" style:font-weight-complex="bold"/>
    </style:style>
    <style:style style:name="T126" style:family="text">
      <style:text-properties fo:font-style="italic" fo:font-weight="bold" officeooo:rsid="00c1cb60" style:font-style-asian="italic" style:font-weight-asian="bold" style:font-style-complex="italic" style:font-weight-complex="bold"/>
    </style:style>
    <style:style style:name="T127" style:family="text">
      <style:text-properties fo:font-style="italic" fo:font-weight="bold" officeooo:rsid="00c319da" style:font-style-asian="italic" style:font-weight-asian="bold" style:font-style-complex="italic" style:font-weight-complex="bold"/>
    </style:style>
    <style:style style:name="T128" style:family="text">
      <style:text-properties fo:font-style="italic" fo:font-weight="bold" officeooo:rsid="00cb625d" style:font-style-asian="italic" style:font-weight-asian="bold" style:font-style-complex="italic" style:font-weight-complex="bold"/>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33b7a4" style:font-style-asian="italic" style:font-weight-asian="normal" style:font-style-complex="italic" style:font-weight-complex="normal"/>
    </style:style>
    <style:style style:name="T131" style:family="text">
      <style:text-properties fo:font-style="italic" fo:font-weight="normal" officeooo:rsid="00339e2d" style:font-style-asian="italic" style:font-weight-asian="normal" style:font-style-complex="italic" style:font-weight-complex="normal"/>
    </style:style>
    <style:style style:name="T132" style:family="text">
      <style:text-properties fo:font-style="italic" fo:font-weight="normal" officeooo:rsid="004d1e9e" style:font-style-asian="italic" style:font-weight-asian="normal" style:font-style-complex="italic" style:font-weight-complex="normal"/>
    </style:style>
    <style:style style:name="T133" style:family="text">
      <style:text-properties fo:font-style="italic" fo:font-weight="normal" officeooo:rsid="00aa9155" style:font-style-asian="italic" style:font-weight-asian="normal" style:font-style-complex="italic" style:font-weight-complex="normal"/>
    </style:style>
    <style:style style:name="T134"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5" style:family="text">
      <style:text-properties fo:font-style="italic" style:text-underline-style="none" fo:font-weight="bold" style:font-style-asian="italic" style:font-weight-asian="bold" style:font-style-complex="italic" style:font-weight-complex="bold"/>
    </style:style>
    <style:style style:name="T136" style:family="text">
      <style:text-properties fo:font-style="italic" style:text-underline-style="none" fo:font-weight="bold" officeooo:rsid="004c5460" style:font-style-asian="italic" style:font-weight-asian="bold" style:font-style-complex="italic" style:font-weight-complex="bold"/>
    </style:style>
    <style:style style:name="T137" style:family="text">
      <style:text-properties fo:font-style="italic" style:text-underline-style="none" fo:font-weight="bold" officeooo:rsid="004d9dcc" style:font-style-asian="italic" style:font-weight-asian="bold" style:font-style-complex="italic" style:font-weight-complex="bold"/>
    </style:style>
    <style:style style:name="T138" style:family="text">
      <style:text-properties fo:font-style="italic" style:text-underline-style="none" fo:font-weight="bold" officeooo:rsid="004e815e" style:font-style-asian="italic" style:font-weight-asian="bold" style:font-style-complex="italic" style:font-weight-complex="bold"/>
    </style:style>
    <style:style style:name="T139" style:family="text">
      <style:text-properties fo:font-style="italic" style:text-underline-style="none" fo:font-weight="bold" officeooo:rsid="005db4ac" style:font-style-asian="italic" style:font-weight-asian="bold" style:font-style-complex="italic" style:font-weight-complex="bold"/>
    </style:style>
    <style:style style:name="T140" style:family="text">
      <style:text-properties fo:font-style="italic" style:text-underline-style="none" fo:font-weight="bold" officeooo:rsid="008fd7d6" style:font-style-asian="italic" style:font-weight-asian="bold" style:font-style-complex="italic" style:font-weight-complex="bold"/>
    </style:style>
    <style:style style:name="T141" style:family="text">
      <style:text-properties fo:font-style="italic" style:text-underline-style="none" fo:font-weight="bold" officeooo:rsid="00b3c8ed" style:font-style-asian="italic" style:font-weight-asian="bold" style:font-style-complex="italic" style:font-weight-complex="bold"/>
    </style:style>
    <style:style style:name="T142" style:family="text">
      <style:text-properties fo:font-style="italic" style:text-underline-style="none" fo:font-weight="bold" officeooo:rsid="00bb7502" style:font-style-asian="italic" style:font-weight-asian="bold" style:font-style-complex="italic" style:font-weight-complex="bold"/>
    </style:style>
    <style:style style:name="T143" style:family="text">
      <style:text-properties fo:font-style="italic" style:text-underline-style="none" fo:font-weight="normal" officeooo:rsid="00aa9155" style:font-style-asian="italic" style:font-weight-asian="normal" style:font-style-complex="italic" style:font-weight-complex="normal"/>
    </style:style>
    <style:style style:name="T144" style:family="text">
      <style:text-properties style:text-underline-style="solid" style:text-underline-width="auto" style:text-underline-color="font-color"/>
    </style:style>
    <style:style style:name="T145" style:family="text">
      <style:text-properties officeooo:rsid="000438fc"/>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9" style:family="text">
      <style:text-properties officeooo:rsid="002039af"/>
    </style:style>
    <style:style style:name="T150" style:family="text">
      <style:text-properties officeooo:rsid="00220f6a"/>
    </style:style>
    <style:style style:name="T151" style:family="text">
      <style:text-properties officeooo:rsid="002379ee"/>
    </style:style>
    <style:style style:name="T152" style:family="text">
      <style:text-properties officeooo:rsid="00299862"/>
    </style:style>
    <style:style style:name="T153" style:family="text">
      <style:text-properties officeooo:rsid="0029d66d"/>
    </style:style>
    <style:style style:name="T154" style:family="text">
      <style:text-properties officeooo:rsid="002b197b"/>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02eb0d8" style:font-style-asian="normal" style:font-weight-asian="bold" style:font-style-complex="normal" style:font-weight-complex="bold"/>
    </style:style>
    <style:style style:name="T157" style:family="text">
      <style:text-properties fo:font-style="normal" fo:font-weight="bold" officeooo:rsid="002f1f2d" style:font-style-asian="normal" style:font-weight-asian="bold" style:font-style-complex="normal" style:font-weight-complex="bold"/>
    </style:style>
    <style:style style:name="T158" style:family="text">
      <style:text-properties fo:font-style="normal" fo:font-weight="bold" officeooo:rsid="0030d5d3" style:font-style-asian="normal" style:font-weight-asian="bold" style:font-style-complex="normal" style:font-weight-complex="bold"/>
    </style:style>
    <style:style style:name="T159" style:family="text">
      <style:text-properties fo:font-style="normal" fo:font-weight="bold" officeooo:rsid="003153f3" style:font-style-asian="normal" style:font-weight-asian="bold" style:font-style-complex="normal" style:font-weight-complex="bold"/>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29d66d" style:font-style-asian="normal" style:font-weight-asian="normal" style:font-style-complex="normal" style:font-weight-complex="normal"/>
    </style:style>
    <style:style style:name="T162" style:family="text">
      <style:text-properties fo:font-style="normal" fo:font-weight="normal" officeooo:rsid="002eb0d8" style:font-style-asian="normal" style:font-weight-asian="normal" style:font-style-complex="normal" style:font-weight-complex="normal"/>
    </style:style>
    <style:style style:name="T163" style:family="text">
      <style:text-properties fo:font-style="normal" fo:font-weight="normal" officeooo:rsid="002f1f2d" style:font-style-asian="normal" style:font-weight-asian="normal" style:font-style-complex="normal" style:font-weight-complex="normal"/>
    </style:style>
    <style:style style:name="T164" style:family="text">
      <style:text-properties fo:font-style="normal" fo:font-weight="normal" officeooo:rsid="0030d5d3" style:font-style-asian="normal" style:font-weight-asian="normal" style:font-style-complex="normal" style:font-weight-complex="normal"/>
    </style:style>
    <style:style style:name="T165" style:family="text">
      <style:text-properties fo:font-style="normal" fo:font-weight="normal" officeooo:rsid="002b197b" style:font-style-asian="normal" style:font-weight-asian="normal" style:font-style-complex="normal" style:font-weight-complex="normal"/>
    </style:style>
    <style:style style:name="T166" style:family="text">
      <style:text-properties fo:font-style="normal" fo:font-weight="normal" officeooo:rsid="00280e7e" style:font-style-asian="normal" style:font-weight-asian="normal" style:font-style-complex="normal" style:font-weight-complex="normal"/>
    </style:style>
    <style:style style:name="T167" style:family="text">
      <style:text-properties fo:font-style="normal" fo:font-weight="normal" officeooo:rsid="003153f3" style:font-style-asian="normal" style:font-weight-asian="normal" style:font-style-complex="normal" style:font-weight-complex="normal"/>
    </style:style>
    <style:style style:name="T168" style:family="text">
      <style:text-properties fo:font-style="normal" fo:font-weight="normal" officeooo:rsid="0033b7a4" style:font-style-asian="normal" style:font-weight-asian="normal" style:font-style-complex="normal" style:font-weight-complex="normal"/>
    </style:style>
    <style:style style:name="T169" style:family="text">
      <style:text-properties fo:font-style="normal" fo:font-weight="normal" officeooo:rsid="004d1e9e" style:font-style-asian="normal" style:font-weight-asian="normal" style:font-style-complex="normal" style:font-weight-complex="normal"/>
    </style:style>
    <style:style style:name="T170" style:family="text">
      <style:text-properties fo:font-style="normal" fo:font-weight="normal" officeooo:rsid="004e815e" style:font-style-asian="normal" style:font-weight-asian="normal" style:font-style-complex="normal" style:font-weight-complex="normal"/>
    </style:style>
    <style:style style:name="T171" style:family="text">
      <style:text-properties fo:font-style="normal" fo:font-weight="normal" officeooo:rsid="006f40c6" style:font-style-asian="normal" style:font-weight-asian="normal" style:font-style-complex="normal" style:font-weight-complex="normal"/>
    </style:style>
    <style:style style:name="T172" style:family="text">
      <style:text-properties fo:font-style="normal" fo:font-weight="normal" officeooo:rsid="007b6607" style:font-style-asian="normal" style:font-weight-asian="normal" style:font-style-complex="normal" style:font-weight-complex="normal"/>
    </style:style>
    <style:style style:name="T173" style:family="text">
      <style:text-properties fo:font-style="normal" fo:font-weight="normal" officeooo:rsid="007b8b87" style:font-style-asian="normal" style:font-weight-asian="normal" style:font-style-complex="normal" style:font-weight-complex="normal"/>
    </style:style>
    <style:style style:name="T174" style:family="text">
      <style:text-properties fo:font-style="normal" fo:font-weight="normal" officeooo:rsid="009830de" style:font-style-asian="normal" style:font-weight-asian="normal" style:font-style-complex="normal" style:font-weight-complex="normal"/>
    </style:style>
    <style:style style:name="T175" style:family="text">
      <style:text-properties fo:font-style="normal" fo:font-weight="normal" officeooo:rsid="0099e510" style:font-style-asian="normal" style:font-weight-asian="normal" style:font-style-complex="normal" style:font-weight-complex="normal"/>
    </style:style>
    <style:style style:name="T176" style:family="text">
      <style:text-properties fo:font-style="normal" fo:font-weight="normal" officeooo:rsid="009da7d0" style:font-style-asian="normal" style:font-weight-asian="normal" style:font-style-complex="normal" style:font-weight-complex="normal"/>
    </style:style>
    <style:style style:name="T177" style:family="text">
      <style:text-properties fo:font-style="normal" fo:font-weight="normal" officeooo:rsid="002379ee" style:font-style-asian="normal" style:font-weight-asian="normal" style:font-style-complex="normal" style:font-weight-complex="normal"/>
    </style:style>
    <style:style style:name="T178" style:family="text">
      <style:text-properties fo:font-style="normal" fo:font-weight="normal" officeooo:rsid="00299862" style:font-style-asian="normal" style:font-weight-asian="normal" style:font-style-complex="normal" style:font-weight-complex="normal"/>
    </style:style>
    <style:style style:name="T179" style:family="text">
      <style:text-properties fo:font-style="normal" fo:font-weight="normal" officeooo:rsid="00b2048e" style:font-style-asian="normal" style:font-weight-asian="normal" style:font-style-complex="normal" style:font-weight-complex="normal"/>
    </style:style>
    <style:style style:name="T180" style:family="text">
      <style:text-properties fo:font-style="normal" fo:font-weight="normal" officeooo:rsid="00b3c8ed" style:font-style-asian="normal" style:font-weight-asian="normal" style:font-style-complex="normal" style:font-weight-complex="normal"/>
    </style:style>
    <style:style style:name="T181" style:family="text">
      <style:text-properties fo:font-style="normal" fo:font-weight="normal" officeooo:rsid="00421f63" style:font-style-asian="normal" style:font-weight-asian="normal" style:font-style-complex="normal" style:font-weight-complex="normal"/>
    </style:style>
    <style:style style:name="T182" style:family="text">
      <style:text-properties fo:font-style="normal" fo:font-weight="normal" officeooo:rsid="00b71042" style:font-style-asian="normal" style:font-weight-asian="normal" style:font-style-complex="normal" style:font-weight-complex="normal"/>
    </style:style>
    <style:style style:name="T183" style:family="text">
      <style:text-properties fo:font-style="normal" fo:font-weight="normal" officeooo:rsid="00b90aea" style:font-style-asian="normal" style:font-weight-asian="normal" style:font-style-complex="normal" style:font-weight-complex="normal"/>
    </style:style>
    <style:style style:name="T184" style:family="text">
      <style:text-properties fo:font-style="normal" fo:font-weight="normal" officeooo:rsid="00bb7502" style:font-style-asian="normal" style:font-weight-asian="normal" style:font-style-complex="normal" style:font-weight-complex="normal"/>
    </style:style>
    <style:style style:name="T185" style:family="text">
      <style:text-properties fo:font-style="normal" style:text-underline-style="none" fo:font-weight="normal" style:font-style-asian="normal" style:font-weight-asian="normal" style:font-style-complex="normal" style:font-weight-complex="normal"/>
    </style:style>
    <style:style style:name="T186" style:family="text">
      <style:text-properties fo:font-style="normal" style:text-underline-style="none" fo:font-weight="normal" officeooo:rsid="004e815e" style:font-style-asian="normal" style:font-weight-asian="normal" style:font-style-complex="normal" style:font-weight-complex="normal"/>
    </style:style>
    <style:style style:name="T187" style:family="text">
      <style:text-properties fo:font-style="normal" style:text-underline-style="none" fo:font-weight="normal" officeooo:rsid="005d0fc0" style:font-style-asian="normal" style:font-weight-asian="normal" style:font-style-complex="normal" style:font-weight-complex="normal"/>
    </style:style>
    <style:style style:name="T188" style:family="text">
      <style:text-properties fo:font-style="normal" style:text-underline-style="none" fo:font-weight="normal" officeooo:rsid="00421f63" style:font-style-asian="normal" style:font-weight-asian="normal" style:font-style-complex="normal" style:font-weight-complex="normal"/>
    </style:style>
    <style:style style:name="T189" style:family="text">
      <style:text-properties fo:font-style="normal" style:text-underline-style="none" fo:font-weight="normal" officeooo:rsid="0084f5ff" style:font-style-asian="normal" style:font-weight-asian="normal" style:font-style-complex="normal" style:font-weight-complex="normal"/>
    </style:style>
    <style:style style:name="T190" style:family="text">
      <style:text-properties fo:font-style="normal" style:text-underline-style="none" fo:font-weight="normal" officeooo:rsid="00aa9155" style:font-style-asian="normal" style:font-weight-asian="normal" style:font-style-complex="normal" style:font-weight-complex="normal"/>
    </style:style>
    <style:style style:name="T191" style:family="text">
      <style:text-properties fo:font-style="normal" style:text-underline-style="none" fo:font-weight="normal" officeooo:rsid="009830de" style:font-style-asian="normal" style:font-weight-asian="normal" style:font-style-complex="normal" style:font-weight-complex="normal"/>
    </style:style>
    <style:style style:name="T192" style:family="text">
      <style:text-properties fo:font-style="normal" style:text-underline-style="none" fo:font-weight="normal" officeooo:rsid="00b71042" style:font-style-asian="normal" style:font-weight-asian="normal" style:font-style-complex="normal" style:font-weight-complex="normal"/>
    </style:style>
    <style:style style:name="T193" style:family="text">
      <style:text-properties fo:font-style="normal" style:text-underline-style="none" fo:font-weight="normal" officeooo:rsid="00c1cb60" style:font-style-asian="normal" style:font-weight-asian="normal" style:font-style-complex="normal" style:font-weight-complex="normal"/>
    </style:style>
    <style:style style:name="T194" style:family="text">
      <style:text-properties fo:font-style="normal" style:text-underline-style="none" fo:font-weight="normal" officeooo:rsid="00cd88ee" style:font-style-asian="normal" style:font-weight-asian="normal" style:font-style-complex="normal" style:font-weight-complex="normal"/>
    </style:style>
    <style:style style:name="T195" style:family="text">
      <style:text-properties fo:font-style="normal" style:text-underline-style="none" fo:font-weight="normal" officeooo:rsid="00ced118" style:font-style-asian="normal" style:font-weight-asian="normal" style:font-style-complex="normal" style:font-weight-complex="normal"/>
    </style:style>
    <style:style style:name="T196" style:family="text">
      <style:text-properties fo:font-style="normal" style:text-underline-style="none" fo:font-weight="bold" officeooo:rsid="00421f63" style:font-style-asian="normal" style:font-weight-asian="bold" style:font-style-complex="normal" style:font-weight-complex="bold"/>
    </style:style>
    <style:style style:name="T197" style:family="text">
      <style:text-properties fo:font-style="normal" style:text-underline-style="none" fo:font-weight="bold" officeooo:rsid="00aa9155" style:font-style-asian="normal" style:font-weight-asian="bold" style:font-style-complex="normal" style:font-weight-complex="bold"/>
    </style:style>
    <style:style style:name="T198" style:family="text">
      <style:text-properties fo:font-style="normal" style:text-underline-style="none" style:font-style-asian="normal" style:font-style-complex="normal"/>
    </style:style>
    <style:style style:name="T199" style:family="text">
      <style:text-properties fo:font-style="normal" style:text-underline-style="none" officeooo:rsid="0084f5ff" style:font-style-asian="normal" style:font-style-complex="normal"/>
    </style:style>
    <style:style style:name="T200" style:family="text">
      <style:text-properties fo:font-style="normal" style:font-style-asian="normal" style:font-style-complex="normal"/>
    </style:style>
    <style:style style:name="T201" style:family="text">
      <style:text-properties fo:font-style="normal" officeooo:rsid="00b02448" style:font-style-asian="normal" style:font-style-complex="normal"/>
    </style:style>
    <style:style style:name="T202" style:family="text">
      <style:text-properties fo:font-style="normal" officeooo:rsid="00b3c8ed" style:font-style-asian="normal" style:font-style-complex="normal"/>
    </style:style>
    <style:style style:name="T203" style:family="text">
      <style:text-properties officeooo:rsid="002e66b8"/>
    </style:style>
    <style:style style:name="T204" style:family="text">
      <style:text-properties officeooo:rsid="0030d5d3"/>
    </style:style>
    <style:style style:name="T205" style:family="text">
      <style:text-properties officeooo:rsid="0032d5e7"/>
    </style:style>
    <style:style style:name="T206" style:family="text">
      <style:text-properties fo:font-weight="normal" style:font-weight-asian="normal" style:font-weight-complex="normal"/>
    </style:style>
    <style:style style:name="T207" style:family="text">
      <style:text-properties fo:font-weight="normal" officeooo:rsid="0033b7a4" style:font-weight-asian="normal" style:font-weight-complex="normal"/>
    </style:style>
    <style:style style:name="T208" style:family="text">
      <style:text-properties fo:font-weight="normal" officeooo:rsid="00339e2d" style:font-weight-asian="normal" style:font-weight-complex="normal"/>
    </style:style>
    <style:style style:name="T209" style:family="text">
      <style:text-properties fo:font-weight="normal" officeooo:rsid="0041248e" style:font-weight-asian="normal" style:font-weight-complex="normal"/>
    </style:style>
    <style:style style:name="T210" style:family="text">
      <style:text-properties fo:font-weight="normal" officeooo:rsid="007b8b87" style:font-weight-asian="normal" style:font-weight-complex="normal"/>
    </style:style>
    <style:style style:name="T211" style:family="text">
      <style:text-properties officeooo:rsid="0033b7a4"/>
    </style:style>
    <style:style style:name="T212" style:family="text">
      <style:text-properties officeooo:rsid="00339e2d"/>
    </style:style>
    <style:style style:name="T213" style:family="text">
      <style:text-properties officeooo:rsid="003a2c18"/>
    </style:style>
    <style:style style:name="T214" style:family="text">
      <style:text-properties officeooo:rsid="003b0c12"/>
    </style:style>
    <style:style style:name="T215" style:family="text">
      <style:text-properties officeooo:rsid="003e15a4"/>
    </style:style>
    <style:style style:name="T216" style:family="text">
      <style:text-properties officeooo:rsid="0041248e"/>
    </style:style>
    <style:style style:name="T217" style:family="text">
      <style:text-properties officeooo:rsid="004390ad"/>
    </style:style>
    <style:style style:name="T218" style:family="text">
      <style:text-properties officeooo:rsid="0046ae6e"/>
    </style:style>
    <style:style style:name="T219" style:family="text">
      <style:text-properties officeooo:rsid="004710c6"/>
    </style:style>
    <style:style style:name="T220" style:family="text">
      <style:text-properties officeooo:rsid="004afbce"/>
    </style:style>
    <style:style style:name="T221" style:family="text">
      <style:text-properties officeooo:rsid="004c5460"/>
    </style:style>
    <style:style style:name="T222" style:family="text">
      <style:text-properties officeooo:rsid="00421f63"/>
    </style:style>
    <style:style style:name="T223" style:family="text">
      <style:text-properties officeooo:rsid="004d1e9e"/>
    </style:style>
    <style:style style:name="T224" style:family="text">
      <style:text-properties officeooo:rsid="004e815e"/>
    </style:style>
    <style:style style:name="T225" style:family="text">
      <style:text-properties officeooo:rsid="0050bcd7"/>
    </style:style>
    <style:style style:name="T226" style:family="text">
      <style:text-properties officeooo:rsid="0051c70e"/>
    </style:style>
    <style:style style:name="T227" style:family="text">
      <style:text-properties officeooo:rsid="004d9dcc"/>
    </style:style>
    <style:style style:name="T228" style:family="text">
      <style:text-properties officeooo:rsid="005311cd"/>
    </style:style>
    <style:style style:name="T229" style:family="text">
      <style:text-properties officeooo:rsid="0054d10a"/>
    </style:style>
    <style:style style:name="T230" style:family="text">
      <style:text-properties officeooo:rsid="0055084e"/>
    </style:style>
    <style:style style:name="T231" style:family="text">
      <style:text-properties officeooo:rsid="00564a6e"/>
    </style:style>
    <style:style style:name="T232" style:family="text">
      <style:text-properties style:text-underline-style="none"/>
    </style:style>
    <style:style style:name="T233" style:family="text">
      <style:text-properties style:text-underline-style="none" officeooo:rsid="005d0fc0"/>
    </style:style>
    <style:style style:name="T234" style:family="text">
      <style:text-properties style:text-underline-style="none" officeooo:rsid="00629a69"/>
    </style:style>
    <style:style style:name="T235" style:family="text">
      <style:text-properties officeooo:rsid="005db4ac"/>
    </style:style>
    <style:style style:name="T236" style:family="text">
      <style:text-properties officeooo:rsid="0063bca1"/>
    </style:style>
    <style:style style:name="T237" style:family="text">
      <style:text-properties officeooo:rsid="00629a69"/>
    </style:style>
    <style:style style:name="T238" style:family="text">
      <style:text-properties officeooo:rsid="0069be64"/>
    </style:style>
    <style:style style:name="T239" style:family="text">
      <style:text-properties officeooo:rsid="006bbb4b"/>
    </style:style>
    <style:style style:name="T240" style:family="text">
      <style:text-properties officeooo:rsid="006bc63e"/>
    </style:style>
    <style:style style:name="T241" style:family="text">
      <style:text-properties officeooo:rsid="006d1b94"/>
    </style:style>
    <style:style style:name="T242" style:family="text">
      <style:text-properties officeooo:rsid="006e62a3"/>
    </style:style>
    <style:style style:name="T243" style:family="text">
      <style:text-properties officeooo:rsid="006f40c6"/>
    </style:style>
    <style:style style:name="T244" style:family="text">
      <style:text-properties officeooo:rsid="007322fd"/>
    </style:style>
    <style:style style:name="T245" style:family="text">
      <style:text-properties officeooo:rsid="0075314f"/>
    </style:style>
    <style:style style:name="T246" style:family="text">
      <style:text-properties officeooo:rsid="00772c8c"/>
    </style:style>
    <style:style style:name="T247" style:family="text">
      <style:text-properties officeooo:rsid="007b6607"/>
    </style:style>
    <style:style style:name="T248" style:family="text">
      <style:text-properties officeooo:rsid="007b8b87"/>
    </style:style>
    <style:style style:name="T249" style:family="text">
      <style:text-properties officeooo:rsid="007bd182"/>
    </style:style>
    <style:style style:name="T250" style:family="text">
      <style:text-properties officeooo:rsid="007c0202"/>
    </style:style>
    <style:style style:name="T251" style:family="text">
      <style:text-properties officeooo:rsid="007d1d72"/>
    </style:style>
    <style:style style:name="T252" style:family="text">
      <style:text-properties officeooo:rsid="007de737"/>
    </style:style>
    <style:style style:name="T253" style:family="text">
      <style:text-properties officeooo:rsid="007fa837"/>
    </style:style>
    <style:style style:name="T254" style:family="text">
      <style:text-properties officeooo:rsid="007fefc5"/>
    </style:style>
    <style:style style:name="T255" style:family="text">
      <style:text-properties officeooo:rsid="00818ba0"/>
    </style:style>
    <style:style style:name="T256" style:family="text">
      <style:text-properties officeooo:rsid="0084f5ff"/>
    </style:style>
    <style:style style:name="T257" style:family="text">
      <style:text-properties officeooo:rsid="00856a6a"/>
    </style:style>
    <style:style style:name="T258" style:family="text">
      <style:text-properties officeooo:rsid="0086e5fd"/>
    </style:style>
    <style:style style:name="T259" style:family="text">
      <style:text-properties officeooo:rsid="00895114"/>
    </style:style>
    <style:style style:name="T260" style:family="text">
      <style:text-properties officeooo:rsid="008a0262"/>
    </style:style>
    <style:style style:name="T261" style:family="text">
      <style:text-properties officeooo:rsid="008c67a8"/>
    </style:style>
    <style:style style:name="T262" style:family="text">
      <style:text-properties officeooo:rsid="008e6647"/>
    </style:style>
    <style:style style:name="T263" style:family="text">
      <style:text-properties officeooo:rsid="008fd7d6"/>
    </style:style>
    <style:style style:name="T264" style:family="text">
      <style:text-properties officeooo:rsid="0091b62a"/>
    </style:style>
    <style:style style:name="T265" style:family="text">
      <style:text-properties officeooo:rsid="00937bb7"/>
    </style:style>
    <style:style style:name="T266" style:family="text">
      <style:text-properties officeooo:rsid="0093db53"/>
    </style:style>
    <style:style style:name="T267" style:family="text">
      <style:text-properties officeooo:rsid="009529ec"/>
    </style:style>
    <style:style style:name="T268" style:family="text">
      <style:text-properties officeooo:rsid="00971fa8"/>
    </style:style>
    <style:style style:name="T269" style:family="text">
      <style:text-properties officeooo:rsid="009830de"/>
    </style:style>
    <style:style style:name="T270" style:family="text">
      <style:text-properties officeooo:rsid="009aff33"/>
    </style:style>
    <style:style style:name="T271" style:family="text">
      <style:text-properties officeooo:rsid="009da7d0"/>
    </style:style>
    <style:style style:name="T272" style:family="text">
      <style:text-properties fo:language="fr" fo:country="FR"/>
    </style:style>
    <style:style style:name="T273" style:family="text">
      <style:text-properties fo:language="fr" fo:country="FR" fo:font-weight="bold" style:font-weight-asian="bold" style:font-weight-complex="bold"/>
    </style:style>
    <style:style style:name="T274" style:family="text">
      <style:text-properties officeooo:rsid="009e07fb"/>
    </style:style>
    <style:style style:name="T275" style:family="text">
      <style:text-properties officeooo:rsid="00a07799"/>
    </style:style>
    <style:style style:name="T276" style:family="text">
      <style:text-properties officeooo:rsid="00a1b5cc"/>
    </style:style>
    <style:style style:name="T277" style:family="text">
      <style:text-properties officeooo:rsid="00a22cbe"/>
    </style:style>
    <style:style style:name="T278" style:family="text">
      <style:text-properties officeooo:rsid="00a2b4de"/>
    </style:style>
    <style:style style:name="T279" style:family="text">
      <style:text-properties officeooo:rsid="00a30d8d"/>
    </style:style>
    <style:style style:name="T280" style:family="text">
      <style:text-properties officeooo:rsid="00a51776"/>
    </style:style>
    <style:style style:name="T281" style:family="text">
      <style:text-properties officeooo:rsid="00a6d869"/>
    </style:style>
    <style:style style:name="T282" style:family="text">
      <style:text-properties officeooo:rsid="00a95174"/>
    </style:style>
    <style:style style:name="T283" style:family="text">
      <style:text-properties officeooo:rsid="00aa9155"/>
    </style:style>
    <style:style style:name="T284" style:family="text">
      <style:text-properties fo:color="#6a8759" style:font-name="DejaVu Sans Mono" fo:font-style="italic" style:font-style-asian="italic" style:font-style-complex="italic"/>
    </style:style>
    <style:style style:name="T285" style:family="text">
      <style:text-properties officeooo:rsid="00abde8d"/>
    </style:style>
    <style:style style:name="T286" style:family="text">
      <style:text-properties officeooo:rsid="00ad9207"/>
    </style:style>
    <style:style style:name="T287" style:family="text">
      <style:text-properties officeooo:rsid="00ae11e8"/>
    </style:style>
    <style:style style:name="T288" style:family="text">
      <style:text-properties officeooo:rsid="00af0ad5"/>
    </style:style>
    <style:style style:name="T289" style:family="text">
      <style:text-properties officeooo:rsid="00afeb1c"/>
    </style:style>
    <style:style style:name="T290" style:family="text">
      <style:text-properties officeooo:rsid="00b02448"/>
    </style:style>
    <style:style style:name="T291" style:family="text">
      <style:text-properties officeooo:rsid="00b2048e"/>
    </style:style>
    <style:style style:name="T292" style:family="text">
      <style:text-properties officeooo:rsid="00b5b2ac"/>
    </style:style>
    <style:style style:name="T293" style:family="text">
      <style:text-properties officeooo:rsid="00b71042"/>
    </style:style>
    <style:style style:name="T294" style:family="text">
      <style:text-properties officeooo:rsid="00b90aea"/>
    </style:style>
    <style:style style:name="T295" style:family="text">
      <style:text-properties officeooo:rsid="00b3c8ed"/>
    </style:style>
    <style:style style:name="T296" style:family="text">
      <style:text-properties officeooo:rsid="00ba448d"/>
    </style:style>
    <style:style style:name="T297" style:family="text">
      <style:text-properties officeooo:rsid="00bb3003"/>
    </style:style>
    <style:style style:name="T298" style:family="text">
      <style:text-properties officeooo:rsid="00bb59b3"/>
    </style:style>
    <style:style style:name="T299" style:family="text">
      <style:text-properties officeooo:rsid="00bb7502"/>
    </style:style>
    <style:style style:name="T300" style:family="text">
      <style:text-properties officeooo:rsid="00bcf3a4"/>
    </style:style>
    <style:style style:name="T301" style:family="text">
      <style:text-properties officeooo:rsid="00c319da"/>
    </style:style>
    <style:style style:name="T302" style:family="text">
      <style:text-properties officeooo:rsid="00c338f5"/>
    </style:style>
    <style:style style:name="T303" style:family="text">
      <style:text-properties officeooo:rsid="00c4cb19"/>
    </style:style>
    <style:style style:name="T304" style:family="text">
      <style:text-properties officeooo:rsid="00c9fb1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
      <text:p text:style-name="P280">Graphic Objects Templating</text:p>
      <text:p text:style-name="P281">Système de création et interaction de bloc HTML orienté objet</text:p>
      <text:p text:style-name="P281"/>
      <text:p text:style-name="P282"/>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203">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9">Table des matières</text:p>
          </text:index-title>
          <text:p text:style-name="P430"><text:a xlink:type="simple" xlink:href="#__RefHeading___Toc4126_2280483503" text:style-name="Index_20_Link" text:visited-style-name="Index_20_Link">Préambule<text:tab/>4</text:a></text:p>
          <text:p text:style-name="P430"><text:a xlink:type="simple" xlink:href="#__RefHeading___Toc4130_2280483503" text:style-name="Index_20_Link" text:visited-style-name="Index_20_Link">L’objet de base ou objet origine : OObject<text:tab/>5</text:a></text:p>
          <text:p text:style-name="P431"><text:a xlink:type="simple" xlink:href="#__RefHeading___Toc4138_2280483503" text:style-name="Index_20_Link" text:visited-style-name="Index_20_Link">Propriétés – Attributs de l’objet<text:tab/>5</text:a></text:p>
          <text:p text:style-name="P431"><text:a xlink:type="simple" xlink:href="#__RefHeading___Toc4140_2280483503" text:style-name="Index_20_Link" text:visited-style-name="Index_20_Link">Méthodes de l’objet<text:tab/>6</text:a></text:p>
          <text:p text:style-name="P432"><text:a xlink:type="simple" xlink:href="#__RefHeading___Toc4142_2280483503" text:style-name="Index_20_Link" text:visited-style-name="Index_20_Link">Le constructeur<text:tab/>6</text:a></text:p>
          <text:p text:style-name="P432"><text:a xlink:type="simple" xlink:href="#__RefHeading___Toc464_639295972" text:style-name="Index_20_Link" text:visited-style-name="Index_20_Link">Les méthodes statiques<text:tab/>6</text:a></text:p>
          <text:p text:style-name="P433"><text:a xlink:type="simple" xlink:href="#__RefHeading___Toc466_639295972" text:style-name="Index_20_Link" text:visited-style-name="Index_20_Link">La validation d’existence de session – validateSession<text:tab/>6</text:a></text:p>
          <text:p text:style-name="P433"><text:a xlink:type="simple" xlink:href="#__RefHeading___Toc468_639295972" text:style-name="Index_20_Link" text:visited-style-name="Index_20_Link">l’existence d’objet – existObject($id)<text:tab/>7</text:a></text:p>
          <text:p text:style-name="P433"><text:a xlink:type="simple" xlink:href="#__RefHeading___Toc759_337275683" text:style-name="Index_20_Link" text:visited-style-name="Index_20_Link">La reconstruction d’un objet – buildObject($id, $valeur = null)<text:tab/>7</text:a></text:p>
          <text:p text:style-name="P433"><text:a xlink:type="simple" xlink:href="#__RefHeading___Toc470_639295972" text:style-name="Index_20_Link" text:visited-style-name="Index_20_Link">La suppression d’un objet – destroyObject($id)<text:tab/>7</text:a></text:p>
          <text:p text:style-name="P433"><text:a xlink:type="simple" xlink:href="#__RefHeading___Toc474_639295972" text:style-name="Index_20_Link" text:visited-style-name="Index_20_Link">La suppression de tous les objets – clearObjects()<text:tab/>8</text:a></text:p>
          <text:p text:style-name="P432"><text:a xlink:type="simple" xlink:href="#__RefHeading___Toc2878_3340177762" text:style-name="Index_20_Link" text:visited-style-name="Index_20_Link">Les méthodes relatives aux attributs simples de l’objet<text:tab/>8</text:a></text:p>
          <text:p text:style-name="P433"><text:a xlink:type="simple" xlink:href="#__RefHeading___Toc2880_3340177762" text:style-name="Index_20_Link" text:visited-style-name="Index_20_Link">setProperties($properties) – getProperties()<text:tab/>8</text:a></text:p>
          <text:p text:style-name="P434"><text:a xlink:type="simple" xlink:href="#__RefHeading___Toc1742_2082408205" text:style-name="Index_20_Link" text:visited-style-name="Index_20_Link">Algorithme des méthodes :<text:tab/>8</text:a></text:p>
          <text:p text:style-name="P433"><text:a xlink:type="simple" xlink:href="#__RefHeading___Toc2882_3340177762" text:style-name="Index_20_Link" text:visited-style-name="Index_20_Link">setId($id) – getId()<text:tab/>9</text:a></text:p>
          <text:p text:style-name="P434"><text:a xlink:type="simple" xlink:href="#__RefHeading___Toc1744_2082408205" text:style-name="Index_20_Link" text:visited-style-name="Index_20_Link">Algorithme des méthodes :<text:tab/>9</text:a></text:p>
          <text:p text:style-name="P433"><text:a xlink:type="simple" xlink:href="#__RefHeading___Toc1465_452600724" text:style-name="Index_20_Link" text:visited-style-name="Index_20_Link">setName($name) – getName()<text:tab/>9</text:a></text:p>
          <text:p text:style-name="P433"><text:a xlink:type="simple" xlink:href="#__RefHeading___Toc1746_2082408205" text:style-name="Index_20_Link" text:visited-style-name="Index_20_Link">setDisplay($display) – getDisplay()<text:tab/>9</text:a></text:p>
          <text:p text:style-name="P434"><text:a xlink:type="simple" xlink:href="#__RefHeading___Toc1748_2082408205" text:style-name="Index_20_Link" text:visited-style-name="Index_20_Link">Méthode générique getConstants()<text:tab/>10</text:a></text:p>
          <text:p text:style-name="P434"><text:a xlink:type="simple" xlink:href="#__RefHeading___Toc1750_2082408205" text:style-name="Index_20_Link" text:visited-style-name="Index_20_Link">Méthode de récupération des constantes d’un attribut<text:tab/>10</text:a></text:p>
          <text:p text:style-name="P434"><text:a xlink:type="simple" xlink:href="#__RefHeading___Toc1752_2082408205" text:style-name="Index_20_Link" text:visited-style-name="Index_20_Link">Algorithme des méthodes<text:tab/>10</text:a></text:p>
          <text:p text:style-name="P433"><text:a xlink:type="simple" xlink:href="#__RefHeading___Toc1754_2082408205" text:style-name="Index_20_Link" text:visited-style-name="Index_20_Link">setWidthBT($widthBT) – getWidthBT()<text:tab/>10</text:a></text:p>
          <text:p text:style-name="P434"><text:a xlink:type="simple" xlink:href="#__RefHeading___Toc2120_520446132" text:style-name="Index_20_Link" text:visited-style-name="Index_20_Link">Algorithme des méthodes<text:tab/>11</text:a></text:p>
          <text:p text:style-name="P433"><text:a xlink:type="simple" xlink:href="#__RefHeading___Toc1467_452600724" text:style-name="Index_20_Link" text:visited-style-name="Index_20_Link">setClassName($className) – getClassName()<text:tab/>11</text:a></text:p>
          <text:p text:style-name="P434"><text:a xlink:type="simple" xlink:href="#__RefHeading___Toc2170_2104859123" text:style-name="Index_20_Link" text:visited-style-name="Index_20_Link">Algorithme des méthodes<text:tab/>12</text:a></text:p>
          <text:p text:style-name="P433"><text:a xlink:type="simple" xlink:href="#__RefHeading___Toc2197_2104859123" text:style-name="Index_20_Link" text:visited-style-name="Index_20_Link">setTemplate($template) – getTemplate()<text:tab/>12</text:a></text:p>
          <text:p text:style-name="P434"><text:a xlink:type="simple" xlink:href="#__RefHeading___Toc2199_2104859123" text:style-name="Index_20_Link" text:visited-style-name="Index_20_Link">Algorithme des méthodes<text:tab/>12</text:a></text:p>
          <text:p text:style-name="P433"><text:a xlink:type="simple" xlink:href="#__RefHeading___Toc2201_2104859123" text:style-name="Index_20_Link" text:visited-style-name="Index_20_Link">setObject($object) – getObject()<text:tab/>13</text:a></text:p>
          <text:p text:style-name="P434"><text:a xlink:type="simple" xlink:href="#__RefHeading___Toc2592_2079834871" text:style-name="Index_20_Link" text:visited-style-name="Index_20_Link">Algorithme des méthodes<text:tab/>13</text:a></text:p>
          <text:p text:style-name="P433"><text:a xlink:type="simple" xlink:href="#__RefHeading___Toc2890_3340177762" text:style-name="Index_20_Link" text:visited-style-name="Index_20_Link">setTypeObj($typeObj) – getTypeObj()<text:tab/>13</text:a></text:p>
          <text:p text:style-name="P434"><text:a xlink:type="simple" xlink:href="#__RefHeading___Toc2594_2079834871" text:style-name="Index_20_Link" text:visited-style-name="Index_20_Link">Algorithme des méthodes<text:tab/>13</text:a></text:p>
          <text:p text:style-name="P433"><text:a xlink:type="simple" xlink:href="#__RefHeading___Toc1281_4267579534" text:style-name="Index_20_Link" text:visited-style-name="Index_20_Link">getLastAccess()<text:tab/>13</text:a></text:p>
          <text:p text:style-name="P434"><text:a xlink:type="simple" xlink:href="#__RefHeading___Toc2596_2079834871" text:style-name="Index_20_Link" text:visited-style-name="Index_20_Link">Algorithme de la méthode<text:tab/>14</text:a></text:p>
          <text:p text:style-name="P433"><text:a xlink:type="simple" xlink:href="#__RefHeading___Toc2530_2079834871" text:style-name="Index_20_Link" text:visited-style-name="Index_20_Link">setClasses($classes), addClass($class), removeClass($class), getClasses()<text:tab/>14</text:a></text:p>
          <text:p text:style-name="P434"><text:a xlink:type="simple" xlink:href="#__RefHeading___Toc2598_2079834871" text:style-name="Index_20_Link" text:visited-style-name="Index_20_Link">Algorithme des méthodes<text:tab/>14</text:a></text:p>
          <text:p text:style-name="P433"><text:a xlink:type="simple" xlink:href="#__RefHeading___Toc8319_3443808127" text:style-name="Index_20_Link" text:visited-style-name="Index_20_Link">enable(), disable(), getState()<text:tab/>15</text:a></text:p>
          <text:p text:style-name="P434"><text:a xlink:type="simple" xlink:href="#__RefHeading___Toc8715_1097217395" text:style-name="Index_20_Link" text:visited-style-name="Index_20_Link">Algorithme des méthodes<text:tab/>15</text:a></text:p>
          <text:p text:style-name="P432"><text:a xlink:type="simple" xlink:href="#__RefHeading___Toc2894_3340177762" text:style-name="Index_20_Link" text:visited-style-name="Index_20_Link">Gestion des ressources JavaScript et feuille de style<text:tab/>15</text:a></text:p>
          <text:p text:style-name="P433"><text:a xlink:type="simple" xlink:href="#__RefHeading___Toc3112_284258370" text:style-name="Index_20_Link" text:visited-style-name="Index_20_Link">Gestion des fichiers feuilles de style :<text:tab/>15</text:a></text:p>
          <text:p text:style-name="P434"><text:a xlink:type="simple" xlink:href="#__RefHeading___Toc3114_284258370" text:style-name="Index_20_Link" text:visited-style-name="Index_20_Link">Algorithme des méthodes<text:tab/>15</text:a></text:p>
          <text:p text:style-name="P433"><text:a xlink:type="simple" xlink:href="#__RefHeading___Toc3221_284258370" text:style-name="Index_20_Link" text:visited-style-name="Index_20_Link">Gestion des fichiers JavaScript<text:tab/>17</text:a></text:p>
          <text:p text:style-name="P430"><text:a xlink:type="simple" xlink:href="#__RefHeading___Toc3978_269754257" text:style-name="Index_20_Link" text:visited-style-name="Index_20_Link">L’objet contenant de données : ODContained<text:tab/>18</text:a></text:p>
          <text:p text:style-name="P431"><text:a xlink:type="simple" xlink:href="#__RefHeading___Toc4001_269754257" text:style-name="Index_20_Link" text:visited-style-name="Index_20_Link">Propriétés – Attributs de l’objet<text:tab/>18</text:a></text:p>
          <text:p text:style-name="P431"><text:a xlink:type="simple" xlink:href="#__RefHeading___Toc4003_269754257" text:style-name="Index_20_Link" text:visited-style-name="Index_20_Link">Méthodes de l’objet<text:tab/>18</text:a></text:p>
          <text:p text:style-name="P432"><text:a xlink:type="simple" xlink:href="#__RefHeading___Toc4142_22804835031" text:style-name="Index_20_Link" text:visited-style-name="Index_20_Link">Le constructeur<text:tab/>18</text:a></text:p>
          <text:p text:style-name="P434"><text:a xlink:type="simple" xlink:href="#__RefHeading___Toc4347_1788178495" text:style-name="Index_20_Link" text:visited-style-name="Index_20_Link">Algorithme de la méthode<text:tab/>18</text:a></text:p>
          <text:p text:style-name="P432"><text:soft-page-break/><text:a xlink:type="simple" xlink:href="#__RefHeading___Toc4005_269754257" text:style-name="Index_20_Link" text:visited-style-name="Index_20_Link">Les méthodes relatives aux attributs spécifiques de l’objet<text:tab/>19</text:a></text:p>
          <text:p text:style-name="P434"><text:a xlink:type="simple" xlink:href="#__RefHeading___Toc4349_1788178495" text:style-name="Index_20_Link" text:visited-style-name="Index_20_Link">Algorithme des méthodes<text:tab/>19</text:a></text:p>
          <text:p text:style-name="P430"><text:a xlink:type="simple" xlink:href="#__RefHeading___Toc4351_1788178495" text:style-name="Index_20_Link" text:visited-style-name="Index_20_Link">Objet conteneur d’objets – OSContainer<text:tab/>20</text:a></text:p>
          <text:p text:style-name="P431"><text:a xlink:type="simple" xlink:href="#__RefHeading___Toc4353_1788178495" text:style-name="Index_20_Link" text:visited-style-name="Index_20_Link">Propriétés – Attributs de l’objet<text:tab/>20</text:a></text:p>
          <text:p text:style-name="P431"><text:a xlink:type="simple" xlink:href="#__RefHeading___Toc4355_1788178495" text:style-name="Index_20_Link" text:visited-style-name="Index_20_Link">Méthodes de l’objet<text:tab/>20</text:a></text:p>
          <text:p text:style-name="P432"><text:a xlink:type="simple" xlink:href="#__RefHeading___Toc4142_228048350311" text:style-name="Index_20_Link" text:visited-style-name="Index_20_Link">Le constructeur<text:tab/>20</text:a></text:p>
          <text:p text:style-name="P434"><text:a xlink:type="simple" xlink:href="#__RefHeading___Toc4357_1788178495" text:style-name="Index_20_Link" text:visited-style-name="Index_20_Link">Algorithme de la méthode<text:tab/>20</text:a></text:p>
          <text:p text:style-name="P432"><text:a xlink:type="simple" xlink:href="#__RefHeading___Toc4005_2697542571" text:style-name="Index_20_Link" text:visited-style-name="Index_20_Link">Les méthodes relatives aux attributs spécifiques de l’objet<text:tab/>21</text:a></text:p>
          <text:p text:style-name="P434"><text:a xlink:type="simple" xlink:href="#__RefHeading___Toc4410_1788178495" text:style-name="Index_20_Link" text:visited-style-name="Index_20_Link">Algorithme des méthodes<text:tab/>21</text:a></text:p>
          <text:p text:style-name="P430"><text:a xlink:type="simple" xlink:href="#__RefHeading___Toc5342_262227166" text:style-name="Index_20_Link" text:visited-style-name="Index_20_Link">Les objets typés HTML<text:tab/>24</text:a></text:p>
          <text:p text:style-name="P431"><text:a xlink:type="simple" xlink:href="#__RefHeading___Toc5344_262227166" text:style-name="Index_20_Link" text:visited-style-name="Index_20_Link">L’objet conteneur divers – OSDiv<text:tab/>24</text:a></text:p>
          <text:p text:style-name="P431"><text:a xlink:type="simple" xlink:href="#__RefHeading___Toc5346_262227166" text:style-name="Index_20_Link" text:visited-style-name="Index_20_Link">L’objet contenant de formulaire – OSForm<text:tab/>25</text:a></text:p>
          <text:p text:style-name="P432"><text:a xlink:type="simple" xlink:href="#__RefHeading___Toc14438_1068484316" text:style-name="Index_20_Link" text:visited-style-name="Index_20_Link">Propriétés – Attributs de l’objet<text:tab/>26</text:a></text:p>
          <text:p text:style-name="P432"><text:a xlink:type="simple" xlink:href="#__RefHeading___Toc8043_2064813250" text:style-name="Index_20_Link" text:visited-style-name="Index_20_Link">Le constructeur de l’objet<text:tab/>26</text:a></text:p>
          <text:p text:style-name="P433"><text:a xlink:type="simple" xlink:href="#__RefHeading___Toc8045_2064813250" text:style-name="Index_20_Link" text:visited-style-name="Index_20_Link">Algorithme du constructeur<text:tab/>26</text:a></text:p>
          <text:p text:style-name="P432"><text:a xlink:type="simple" xlink:href="#__RefHeading___Toc8047_2064813250" text:style-name="Index_20_Link" text:visited-style-name="Index_20_Link">Les méthodes relatives aux attributs spécifiques de l’objet<text:tab/>26</text:a></text:p>
          <text:p text:style-name="P433"><text:a xlink:type="simple" xlink:href="#__RefHeading___Toc8978_135223327" text:style-name="Index_20_Link" text:visited-style-name="Index_20_Link">Algorithme des méthodes privées<text:tab/>27</text:a></text:p>
          <text:p text:style-name="P433"><text:a xlink:type="simple" xlink:href="#__RefHeading___Toc8980_135223327" text:style-name="Index_20_Link" text:visited-style-name="Index_20_Link">Algorithme des méthodes<text:tab/>28</text:a></text:p>
          <text:p text:style-name="P432"><text:a xlink:type="simple" xlink:href="#__RefHeading___Toc8893_135223327" text:style-name="Index_20_Link" text:visited-style-name="Index_20_Link">Code JavaScript, code CSS de gestion de l’objet<text:tab/>31</text:a></text:p>
          <text:p text:style-name="P433"><text:a xlink:type="simple" xlink:href="#__RefHeading___Toc7027_2505135840" text:style-name="Index_20_Link" text:visited-style-name="Index_20_Link">Remarque globale sur l’ajout de code JavaScript, de code CSS à l’objet<text:tab/>31</text:a></text:p>
          <text:p text:style-name="P433"><text:a xlink:type="simple" xlink:href="#__RefHeading___Toc7368_776607749" text:style-name="Index_20_Link" text:visited-style-name="Index_20_Link">Ressource JavaScript de l’objet OSForm<text:tab/>31</text:a></text:p>
          <text:p text:style-name="P434"><text:a xlink:type="simple" xlink:href="#__RefHeading___Toc8049_2064813250" text:style-name="Index_20_Link" text:visited-style-name="Index_20_Link">Algorithme des méthodes<text:tab/>32</text:a></text:p>
          <text:p text:style-name="P431"><text:a xlink:type="simple" xlink:href="#__RefHeading___Toc5348_262227166" text:style-name="Index_20_Link" text:visited-style-name="Index_20_Link">L’objet zone de saisie multi usage – ODInput<text:tab/>32</text:a></text:p>
          <text:p text:style-name="P432"><text:a xlink:type="simple" xlink:href="#__RefHeading___Toc8316_3443808127" text:style-name="Index_20_Link" text:visited-style-name="Index_20_Link">Le constructeur de l’objet<text:tab/>33</text:a></text:p>
          <text:p text:style-name="P432"><text:a xlink:type="simple" xlink:href="#__RefHeading___Toc10115_1783732" text:style-name="Index_20_Link" text:visited-style-name="Index_20_Link">Propriétés – Attributs de l’objet<text:tab/>33</text:a></text:p>
          <text:p text:style-name="P432"><text:a xlink:type="simple" xlink:href="#__RefHeading___Toc8717_1097217395" text:style-name="Index_20_Link" text:visited-style-name="Index_20_Link">Les méthodes relatives aux attributs spécifiques de l’objet<text:tab/>33</text:a></text:p>
          <text:p text:style-name="P432"><text:a xlink:type="simple" xlink:href="#__RefHeading___Toc8719_1097217395" text:style-name="Index_20_Link" text:visited-style-name="Index_20_Link">Code JavaScript, code CSS de gestion de l’objet<text:tab/>34</text:a></text:p>
          <text:p text:style-name="P431"><text:a xlink:type="simple" xlink:href="#__RefHeading___Toc5350_262227166" text:style-name="Index_20_Link" text:visited-style-name="Index_20_Link">L’objet bouton à cliquer – ODButton<text:tab/>34</text:a></text:p>
          <text:p text:style-name="P432"><text:a xlink:type="simple" xlink:href="#__RefHeading___Toc10117_1783732" text:style-name="Index_20_Link" text:visited-style-name="Index_20_Link">Propriétés – Attributs de l’objet<text:tab/>34</text:a></text:p>
          <text:p text:style-name="P431"><text:a xlink:type="simple" xlink:href="#__RefHeading___Toc5352_262227166" text:style-name="Index_20_Link" text:visited-style-name="Index_20_Link">L’objet liste de sélection – ODSelect<text:tab/>34</text:a></text:p>
          <text:p text:style-name="P432"><text:a xlink:type="simple" xlink:href="#__RefHeading___Toc10119_1783732" text:style-name="Index_20_Link" text:visited-style-name="Index_20_Link">Propriétés – Attributs de l’objet<text:tab/>34</text:a></text:p>
          <text:p text:style-name="P431"><text:a xlink:type="simple" xlink:href="#__RefHeading___Toc5354_262227166" text:style-name="Index_20_Link" text:visited-style-name="Index_20_Link">L’objet conteneur de texte divers – ODSpan<text:tab/>34</text:a></text:p>
          <text:p text:style-name="P432"><text:a xlink:type="simple" xlink:href="#__RefHeading___Toc10121_1783732" text:style-name="Index_20_Link" text:visited-style-name="Index_20_Link">Propriétés – Attributs de l’objet<text:tab/>34</text:a></text:p>
          <text:p text:style-name="P430"><text:a xlink:type="simple" xlink:href="#__RefHeading___Toc5427_262227166" text:style-name="Index_20_Link" text:visited-style-name="Index_20_Link">La gestion interne de Graphic Object Templating<text:tab/>35</text:a></text:p>
          <text:p text:style-name="P431"><text:a xlink:type="simple" xlink:href="#__RefHeading___Toc5429_262227166" text:style-name="Index_20_Link" text:visited-style-name="Index_20_Link">Les méthodes complémentaires<text:tab/>35</text:a></text:p>
          <text:p text:style-name="P432"><text:a xlink:type="simple" xlink:href="#__RefHeading___Toc8802_403600236" text:style-name="Index_20_Link" text:visited-style-name="Index_20_Link">les extensions Twig<text:tab/>35</text:a></text:p>
          <text:p text:style-name="P433"><text:a xlink:type="simple" xlink:href="#__RefHeading___Toc8828_3017497045" text:style-name="Index_20_Link" text:visited-style-name="Index_20_Link">Les compléments traitement des erreurs, des exceptions<text:tab/>35</text:a></text:p>
          <text:p text:style-name="P433"><text:a xlink:type="simple" xlink:href="#__RefHeading___Toc8830_3017497045" text:style-name="Index_20_Link" text:visited-style-name="Index_20_Link">Ajouts d’aides aux traitements, d’aide à la présentation<text:tab/>35</text:a></text:p>
          <text:p text:style-name="P432"><text:a xlink:type="simple" xlink:href="#__RefHeading___Toc8804_403600236" text:style-name="Index_20_Link" text:visited-style-name="Index_20_Link">les modèles de remplacement des modèles par défaut<text:tab/>35</text:a></text:p>
          <text:p text:style-name="P433"><text:a xlink:type="simple" xlink:href="#__RefHeading___Toc8832_3017497045" text:style-name="Index_20_Link" text:visited-style-name="Index_20_Link">layout – modèle général par défaut<text:tab/>35</text:a></text:p>
          <text:p text:style-name="P433"><text:a xlink:type="simple" xlink:href="#__RefHeading___Toc8834_3017497045" text:style-name="Index_20_Link" text:visited-style-name="Index_20_Link">Modèles de gestion des erreurs<text:tab/>35</text:a></text:p>
          <text:p text:style-name="P431"><text:a xlink:type="simple" xlink:href="#__RefHeading___Toc5431_262227166" text:style-name="Index_20_Link" text:visited-style-name="Index_20_Link">Les services et aides de vue<text:tab/>35</text:a></text:p>
          <text:p text:style-name="P432"><text:a xlink:type="simple" xlink:href="#__RefHeading___Toc8820_3017497045" text:style-name="Index_20_Link" text:visited-style-name="Index_20_Link">gotRender() - rendu HTML d’objets<text:tab/>35</text:a></text:p>
          <text:p text:style-name="P432"><text:a xlink:type="simple" xlink:href="#__RefHeading___Toc8822_3017497045" text:style-name="Index_20_Link" text:visited-style-name="Index_20_Link">gotHeader() - formalisation des entêtes HTML pour CSS et Javascript<text:tab/>35</text:a></text:p>
          <text:p text:style-name="P432"><text:a xlink:type="simple" xlink:href="#__RefHeading___Toc8824_3017497045" text:style-name="Index_20_Link" text:visited-style-name="Index_20_Link">gotBootstrap() - génération des classes Twitter Bootstrap<text:tab/>35</text:a></text:p>
          <text:p text:style-name="P431"><text:a xlink:type="simple" xlink:href="#__RefHeading___Toc5433_262227166" text:style-name="Index_20_Link" text:visited-style-name="Index_20_Link">L’interactivité des objets – gestion Ajax des besoins des objets<text:tab/>36</text:a></text:p>
          <text:p text:style-name="P432"><text:a xlink:type="simple" xlink:href="#__RefHeading___Toc8826_3017497045" text:style-name="Index_20_Link" text:visited-style-name="Index_20_Link">callbackAction – appel Ajax et gestion des évènements<text:tab/>36</text:a></text:p>
        </text:index-body>
      </text:table-of-content>
      <text:p text:style-name="P88"/>
      <text:h text:style-name="P496" text:outline-level="1"><text:bookmark-start text:name="__RefHeading___Toc4126_2280483503"/>Préambule<text:bookmark-end text:name="__RefHeading___Toc4126_2280483503"/></text:h>
      <text:list xml:id="list3426110788" text:style-name="WWNum11">
        <text:list-item>
          <text:p text:style-name="P43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3">de présentation de blocs usuels dans un </text:span><text:span text:style-name="T4">CMS </text:span><text:span text:style-name="T43">: entête de page, formulaire de connexion, présentation d’articles, de liste d’articles …</text:span></text:p>
      <text:p text:style-name="Text_20_body">Pour cela, il me faudrait avoir un système automatisant la présentation et la gestion d<text:span text:style-name="T270">e</text:span> bloc<text:span text:style-name="T270">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70">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4"> a pour but de permettre au travers d’une programmation orientée objet, de proposer un système de construction et inter-action de blocs </text:span><text:span text:style-name="T5">HTML</text:span><text:span text:style-name="T44"> standards. Ceci se fera dans le cadre des dernières normes que sont </text:span><text:span text:style-name="T5">HTML5</text:span><text:span text:style-name="T44"> et </text:span><text:span text:style-name="T5">CSS3</text:span><text:span text:style-name="T44">, sans omettre l’ajout de fonctionnalité dynamique au travers du langage </text:span><text:span text:style-name="T5">JavaScript</text:span><text:span text:style-name="T44"> (direct ou par le framework </text:span><text:span text:style-name="T5">jQuery</text:span><text:span text:style-name="T44">).</text:span></text:p>
      <text:p text:style-name="Text_20_body">Par la définition d’un objet de référence, <text:span text:style-name="T62">OObject</text:span><text:span text:style-name="T2"> (</text:span><text:span text:style-name="T3">Origin</text:span><text:span text:style-name="T2"> Object)</text:span>, le projet déclinera l’ensemble des objets qu’il manipulera au travers de 2 classes filles principales :</text:p>
      <text:list xml:id="list617735439" text:style-name="L1">
        <text:list-item>
          <text:p text:style-name="P456"><text:span text:style-name="T1">les objets de type contenant : </text:span><text:span text:style-name="T101">OSContainer</text:span><text:span text:style-name="T1"> (</text:span><text:span text:style-name="T6">Object Structure Container</text:span><text:span text:style-name="T1">),</text:span></text:p>
        </text:list-item>
        <text:list-item>
          <text:p text:style-name="P437">les objets de type contenu : <text:span text:style-name="T62">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96"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4">Remarque Technique</text:span> : dans le cadre du projet <text:span text:style-name="T2">GOT</text:span> (<text:span text:style-name="T2">Graphic Object Templating</text:span>), les objets créés et manipulés <text:span text:style-name="T252">n’</text:span>auront qu’un attribut physique : <text:span text:style-name="T62">properties</text:span> pour propriétés. Cet attribut sera un tableau associatif qui lui contiendra réellement <text:span text:style-name="T252">l’</text:span>ensemble des attributs de l’objet. Le dit tableau associatif sera persisté en session <text:span text:style-name="T6">PHP</text:span> via le framework <text:span text:style-name="T2">Zend Framework</text:span> pour une question de haute disponibilité.</text:p>
      <text:p text:style-name="P145">Ce choix technique permet de :</text:p>
      <text:list xml:id="list3314729710" text:style-name="L2">
        <text:list-item>
          <text:p text:style-name="P457">consommer moins de mémoire pour stocker les données relatives à l’objet,</text:p>
        </text:list-item>
        <text:list-item>
          <text:p text:style-name="P457">manipuler plus facilement, tant dans la création, mise à jour, copie …</text:p>
        </text:list-item>
        <text:list-item>
          <text:p text:style-name="P438">persister l’objet en session par ce tableau associatif.</text:p>
        </text:list-item>
      </text:list>
      <text:p text:style-name="P85">Cette dernière phrase amène à préciser que l'ensemble des valeurs et attributs d’objets seront persisté<text:span text:style-name="T271">es</text:span> sur le serveur et non sur le client, du moins pour la première version de ce système.</text:p>
      <text:h text:style-name="P517"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52">l’</text:span>attribut physique <text:span text:style-name="T62">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5">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5">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5">e</text:span>Obj</text:p>
          </table:table-cell>
          <table:table-cell table:style-name="Table1.B1" office:value-type="string">
            <text:p text:style-name="P43"><text:span text:style-name="T146">Nature de l'objet créé : <text:s/></text:span><text:span text:style-name="T147">OSContainer</text:span><text:span text:style-name="T146"> ou <text:s/></text:span><text:span text:style-name="T147">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6">Largeur à l'écran de l'objet dans le cadre de l'utilisation de </text:span><text:span text:style-name="T148">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5">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7">La notion <text:span text:style-name="T252">d’</text:span>affichage est mise systématiquement, afin de permettre plus facilement d'afficher ou cacher certain objet rapidement. Les notions utilisées sont :</text:p>
      <text:p text:style-name="P144"><text:span text:style-name="T273">DISPLAY_NONE</text:span><text:span text:style-name="T272"> <text:s text:c="3"/>= '</text:span><text:span text:style-name="T273">none</text:span><text:span text:style-name="T272">';<text:tab/><text:tab/>=&gt; caché</text:span></text:p>
      <text:p text:style-name="P144"><text:span text:style-name="T2">DISPLAY_BLOCK</text:span> <text:s text:c="2"/>= '<text:span text:style-name="T2">block</text:span>';<text:tab/><text:tab/>=&gt; affichage mode bloc</text:p>
      <text:p text:style-name="P144"><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74"><text:span text:style-name="T2">STATE_ENABLE</text:span> = <text:span text:style-name="T2">true<text:tab/></text:span><text:span text:style-name="T206"><text:tab/><text:tab/>=&gt; champ ou objet actif</text:span></text:p>
      <text:p text:style-name="P138"><text:span text:style-name="T2">STATE_DISABLE</text:span> = <text:span text:style-name="T2">false</text:span><text:tab/><text:tab/>=&gt; champ ou objet inactif</text:p>
      <text:h text:style-name="P518" text:outline-level="2"><text:bookmark-start text:name="__RefHeading___Toc4140_2280483503"/><text:soft-page-break/>Méthodes de l’objet<text:bookmark-end text:name="__RefHeading___Toc4140_2280483503"/></text:h>
      <text:h text:style-name="P499"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2">properties</text:span>’ que l’on stockera dans l’attribut ‘<text:span text:style-name="T62">properties</text:span>’ de l’objet, comme en session par les méthodes de sauvegarde du tableau associatif <text:span text:style-name="T150">des</text:span> attribut<text:span text:style-name="T150">s</text:span>.</text:p>
      <text:p text:style-name="P139">C’est à partir des méthodes statiques que la création ou la réinstanciation de l’objet sera faite.</text:p>
      <text:p text:style-name="P175">→<text:span text:style-name="T149"> paramètres en entrée : </text:span></text:p>
      <text:list xml:id="list4219801545" text:style-name="L3">
        <text:list-item>
          <text:p text:style-name="P460"><text:span text:style-name="T77">$id</text:span><text:span text:style-name="T149"> → identifiant de l’objet (en objet </text:span><text:span text:style-name="T25">DOM</text:span><text:span text:style-name="T149">),</text:span> </text:p>
        </text:list-item>
        <text:list-item>
          <text:p text:style-name="P439"><text:span text:style-name="T62">$pathArrayData</text:span> →<text:span text:style-name="T149"> chemin partiel d’accès au fichier </text:span><text:span text:style-name="T25">PHP</text:span><text:span text:style-name="T149"> retournant le tableau associatif des attributs spécifiques de l’objet final.</text:span></text:p>
        </text:list-item>
      </text:list>
      <text:p text:style-name="P362">→<text:span text:style-name="T149"> traitements :</text:span></text:p>
      <text:p text:style-name="P176"><text:span text:style-name="T247">L</text:span>e<text:span text:style-name="T247">s</text:span> traitement<text:span text:style-name="T247">s</text:span> doi<text:span text:style-name="T247">ven</text:span>t prendre en compte le fait que l’objet peut déjà être présent en session, avec la nécessité de le construire. Afin de répondre au<text:span text:style-name="T252">x</text:span> question<text:span text:style-name="T252">s</text:span> d’existence en session de l’objet, une série de fonctions statiques ont été <text:span text:style-name="T271">créées</text:span> :</text:p>
      <text:list xml:id="list927033542" text:style-name="L4">
        <text:list-item>
          <text:p text:style-name="P461"><text:span text:style-name="T2">validateSession()</text:span>, validation de l’existence de la session,</text:p>
        </text:list-item>
        <text:list-item>
          <text:p text:style-name="P461"><text:span text:style-name="T2">existObject($id)</text:span>, recherche dans la session valide de la présence l’objet d’identifiant <text:span text:style-name="T2">$id</text:span>,</text:p>
        </text:list-item>
        <text:list-item>
          <text:p text:style-name="P461"><text:span text:style-name="T2">destroyObject($id)</text:span>, supprime de la session valide, l’objet d’identifiant <text:span text:style-name="T2">$id</text:span>,</text:p>
        </text:list-item>
        <text:list-item>
          <text:p text:style-name="P461"><text:span text:style-name="T2">buildObject($id, $value)</text:span>, construit l’objet d’identifiant <text:span text:style-name="T2">$id</text:span> à partir des information<text:span text:style-name="T150">s</text:span> présente en session valide, et lui affecte la valeur présente dans <text:span text:style-name="T2">$value</text:span> si nécessaire,</text:p>
        </text:list-item>
        <text:list-item>
          <text:p text:style-name="P440"><text:span text:style-name="T2">clearObje</text:span><text:span text:style-name="T29">c</text:span><text:span text:style-name="T2">t</text:span><text:span text:style-name="T29">s</text:span><text:span text:style-name="T2">()</text:span>, supprime l’ensemble des objets sauvegardé<text:span text:style-name="T150">s</text:span> en session valide.</text:p>
        </text:list-item>
      </text:list>
      <text:p text:style-name="P91">La méthode aura comme algorithme :</text:p>
      <text:p text:style-name="P177">→ <text:span text:style-name="T301">construction directe </text:span>de l’objet <text:span text:style-name="T62">$id</text:span> en session par <text:span text:style-name="T127">build</text:span><text:span text:style-name="T62">Object($id)</text:span>,</text:p>
      <text:p text:style-name="P178">→ si l’objet <text:span text:style-name="T301">n’</text:span>existe <text:span text:style-name="T301">pas</text:span>,</text:p>
      <text:p text:style-name="P177"><text:tab/>→ récupération du tableau associatif avec <text:span text:style-name="T62">$pathArrayData</text:span> dans le tableau <text:span text:style-name="T45">$</text:span><text:span text:style-name="T62">properties</text:span>,</text:p>
      <text:p text:style-name="P177"><text:tab/>→ <text:span text:style-name="T151">ajout du contenu du tableau associatif spécifique à </text:span><text:span text:style-name="T78">OObject</text:span><text:span text:style-name="T151"> au tableau </text:span><text:span text:style-name="T78">$properties</text:span><text:span text:style-name="T151">,</text:span></text:p>
      <text:p text:style-name="P286">→<text:span text:style-name="T151"> construction et recalcul des valeurs des attributs </text:span><text:span text:style-name="T78">template</text:span><text:span text:style-name="T151">, </text:span><text:span text:style-name="T78">className</text:span><text:span text:style-name="T151"> en fonction du contenu du tableau associatif </text:span><text:span text:style-name="T50">$</text:span><text:span text:style-name="T78">properties</text:span><text:span text:style-name="T151">,</text:span></text:p>
      <text:p text:style-name="P286">→<text:span text:style-name="T151"> enregistrement du tableau </text:span><text:span text:style-name="T50">$</text:span><text:span text:style-name="T78">properties</text:span><text:span text:style-name="T177"> </text:span><text:span text:style-name="T176">par la méthode </text:span><text:span text:style-name="T110">setProperpieties($properties)</text:span><text:span text:style-name="T176"> pour inclure la gestion de la date de dernier accès</text:span><text:span text:style-name="T177">.</text:span></text:p>
      <text:p text:style-name="P91"><text:tab/>→<text:span text:style-name="T151">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6">→<text:span text:style-name="T152"> récupération de date et heure du jour par instanciation de la classe </text:span><text:span text:style-name="T46">DateTime()</text:span><text:span text:style-name="T152">,</text:span></text:p>
      <text:p text:style-name="P146">→<text:span text:style-name="T152"> récupération – création si besoin – de l’objet de session </text:span><text:span text:style-name="T63">gotObjList()</text:span><text:span text:style-name="T152"> par l’instanciation de la classe </text:span><text:span text:style-name="T46">Container()</text:span><text:span text:style-name="T152"> de </text:span><text:span text:style-name="T30">Zend Framework</text:span><text:span text:style-name="T152"> avec l’identifiant ‘</text:span><text:span text:style-name="T63">gotObjList</text:span><text:span text:style-name="T152">’,</text:span></text:p>
      <text:p text:style-name="P146">→<text:span text:style-name="T152"> extraction de l’objet de session </text:span><text:span text:style-name="T63">gotObjList()</text:span><text:span text:style-name="T152"> du champ </text:span><text:span text:style-name="T63">lastAccess</text:span><text:span text:style-name="T152"> contenant la date et heure du dernier accès à l’objet de session, si l’objet vient d’être crée, ce champ sera à </text:span><text:span text:style-name="T46">null</text:span><text:span text:style-name="T152">,</text:span></text:p>
      <text:p text:style-name="P146">→<text:span text:style-name="T152"> si le champ </text:span><text:span text:style-name="T63">lastAccess</text:span><text:span text:style-name="T152"> contient une date et heure </text:span></text:p>
      <text:p text:style-name="P294"><text:tab/>→<text:span text:style-name="T152"> calcul de l’intervalle de temps entre la date et heure courant et celle de </text:span><text:span text:style-name="T63">lastAccess</text:span></text:p>
      <text:p text:style-name="P283">→<text:span text:style-name="T152"> si le temps écoulé est supérieur à 2 heures : suppression / création de l’objet de session </text:span><text:span text:style-name="T63">gotObjList()</text:span><text:span text:style-name="T178"> </text:span><text:span text:style-name="T176">et </text:span><text:span text:style-name="T110">objacts</text:span><text:span text:style-name="T152">.</text:span></text:p>
      <text:p text:style-name="P146">→<text:span text:style-name="T152"> mise à jour du champ </text:span><text:span text:style-name="T63">lastAccess</text:span><text:span text:style-name="T152"> avec la date et heure courante,</text:span></text:p>
      <text:p text:style-name="P94">→ retourne l’objet conteneur de session.</text:p>
      <text:h text:style-name="P526" text:outline-level="4"><text:bookmark-start text:name="__RefHeading___Toc468_639295972"/><text:soft-page-break/>l’existence d’objet – existObject($id)<text:bookmark-end text:name="__RefHeading___Toc468_639295972"/></text:h>
      <text:p text:style-name="P94">Cette méthode visant <text:span text:style-name="T153">à savoir si un objet </text:span><text:span text:style-name="T64">GOT</text:span><text:span text:style-name="T153"> existe ou non en session, seul l’identifiant du dit objet (</text:span><text:span text:style-name="T7">$id</text:span><text:span text:style-name="T153">) sera fourni en paramètre. La méthode retournera l’objet conteneur de session si Vrai (</text:span><text:span text:style-name="T8">$objects</text:span><text:span text:style-name="T153">) ou le booléen Faux (</text:span><text:span text:style-name="T7">false</text:span><text:span text:style-name="T153">) sinon.</text:span></text:p>
      <text:p text:style-name="P379">La méthode aura comme algorithme :</text:p>
      <text:p text:style-name="P146">→<text:span text:style-name="T153"> validation que </text:span><text:span text:style-name="T64">$id</text:span><text:span text:style-name="T153"> contient quelque chose</text:span></text:p>
      <text:p text:style-name="P146">→<text:span text:style-name="T153"> si </text:span><text:span text:style-name="T64">$id</text:span><text:span text:style-name="T153"> n’est pas vide</text:span></text:p>
      <text:p text:style-name="P283">→<text:span text:style-name="T153"> récupération du container de session en validant son existence avec la méthode statique </text:span><text:span text:style-name="T64">validateSession()</text:span></text:p>
      <text:p text:style-name="P287">→<text:span text:style-name="T153"> si le conteneur de session existe et que le champ </text:span><text:span text:style-name="T64">objects</text:span><text:span text:style-name="T153"> non vide</text:span></text:p>
      <text:p text:style-name="P290">→<text:span text:style-name="T153"> récupération dans </text:span><text:span text:style-name="T64">$objects</text:span><text:span text:style-name="T153"> du contenu du champ </text:span><text:span text:style-name="T64">objects</text:span><text:span text:style-name="T153"> (tableau)</text:span></text:p>
      <text:p text:style-name="P292">→<text:span text:style-name="T153"> si la clé </text:span><text:span text:style-name="T64">$id</text:span><text:span text:style-name="T153"> existe dans le tableau </text:span><text:span text:style-name="T64">$objects</text:span><text:span text:style-name="T153"> → retourne </text:span><text:span text:style-name="T64">$objects</text:span><text:span text:style-name="T153"> (= </text:span><text:span text:style-name="T7">true</text:span><text:span text:style-name="T153">)</text:span></text:p>
      <text:p text:style-name="P76">→<text:span text:style-name="T153"> retour par défaut la valeur faux (</text:span><text:span text:style-name="T7">false</text:span><text:span text:style-name="T153">).</text:span></text:p>
      <text:p text:style-name="P150"/>
      <text:h text:style-name="P528"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2">properties</text:span> de l’objet suite à son instanciation de manière usuelle, <text:span text:style-name="T271">à partir des données sauvegardées en session</text:span>.</text:p>
      <text:p text:style-name="P97">Si l’objet à construire n’existe pas en session, la valeur <text:span text:style-name="T155">false</text:span> sera retournée au lieu de l’objet lui-même.</text:p>
      <text:p text:style-name="P380">La méthode aura comme algorithme :</text:p>
      <text:p text:style-name="P147">→<text:span text:style-name="T153"> validation que </text:span><text:span text:style-name="T64">$id</text:span><text:span text:style-name="T153"> contient quelque chose</text:span></text:p>
      <text:p text:style-name="P147">→<text:span text:style-name="T153"> si </text:span><text:span text:style-name="T64">$id</text:span><text:span text:style-name="T153"> n’est pas vide</text:span></text:p>
      <text:p text:style-name="P284">→<text:span text:style-name="T153"> récupération du container de session en validant son existence de l’objet avec la méthode statique </text:span><text:span text:style-name="T64">existObject(</text:span><text:span text:style-name="T66">$id</text:span><text:span text:style-name="T64">)</text:span></text:p>
      <text:p text:style-name="P284">→<text:span text:style-name="T153"> si le conteneur de session existe et le champ </text:span><text:span text:style-name="T64">objects</text:span><text:span text:style-name="T153"> non vide</text:span></text:p>
      <text:p text:style-name="P293"><text:span text:style-name="T64">→ </text:span><text:span text:style-name="T161">récupération </text:span><text:span text:style-name="T162">et dé-sérialisation du contenu de </text:span><text:span text:style-name="T66">$object[$id]</text:span><text:span text:style-name="T162"> dans </text:span><text:span text:style-name="T156">$properties</text:span><text:span text:style-name="T162">,</text:span></text:p>
      <text:p text:style-name="P293"><text:span text:style-name="T162">→</text:span><text:span text:style-name="T163"> si le tableau </text:span><text:span text:style-name="T67">$properties</text:span><text:span text:style-name="T163"> n’est pas vide,</text:span></text:p>
      <text:p text:style-name="P295"><text:span text:style-name="T162">→ instanciation de l’objet dans </text:span><text:span text:style-name="T66">$obj</text:span><text:span text:style-name="T162"> avec le contenu de </text:span><text:span text:style-name="T66">$properties['className']</text:span><text:span text:style-name="T162">,</text:span></text:p>
      <text:p text:style-name="P295"><text:span text:style-name="T162">→ sauvegarde du contenu du tableau </text:span><text:span text:style-name="T66">$properties</text:span><text:span text:style-name="T162"> dans l’attribut </text:span><text:span text:style-name="T66">properties</text:span><text:span text:style-name="T162"> de l’objet (</text:span><text:span text:style-name="T66">$obj→setProperties($properties)</text:span><text:span text:style-name="T162">)</text:span></text:p>
      <text:p text:style-name="P66"><text:span text:style-name="T176"><text:tab/><text:tab/><text:tab/></text:span><text:span text:style-name="T162">→ renvoi en retour de l’objet </text:span><text:span text:style-name="T66">$obj</text:span><text:span text:style-name="T162">,</text:span></text:p>
      <text:p text:style-name="P402"><text:span text:style-name="T162">→</text:span><text:span text:style-name="T163"> génération d’une exception pour indiquer le cas anormal de la présence d’un objet </text:span><text:span text:style-name="T67">GOT</text:span><text:span text:style-name="T163"> en session sans propriétés ou attributs,</text:span></text:p>
      <text:p text:style-name="P47"><text:span text:style-name="T163">→ retour de la valeur </text:span><text:span text:style-name="T157">false</text:span><text:span text:style-name="T163"> pour signifier </text:span><text:span text:style-name="T67">$id</text:span><text:span text:style-name="T163"> vide ou objet inconnu.</text:span></text:p>
      <text:h text:style-name="P527"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2">OSContainer</text:span>, supprimer cet objet revient également à supprimer l’ensemble des objets le composant. On doit avoir en tête que pour des raisons liées aux objets <text:span text:style-name="T2">DOM</text:span>, un objet <text:span text:style-name="T62">GOT</text:span> devra avoir un identifiant unique, et de plus ne pourra pas être utilisé plus d’une fois au total dans l’ensemble des objets de la page <text:span text:style-name="T252">en termes d’identifiant</text:span>.</text:p>
      <text:p text:style-name="P93">La méthode aura comme algorithme :</text:p>
      <text:p text:style-name="P148">→<text:span text:style-name="T153"> si </text:span><text:span text:style-name="T64">$id</text:span><text:span text:style-name="T153"> n’est pas vide</text:span></text:p>
      <text:p text:style-name="P285">→<text:span text:style-name="T153"> récupération de l’objet </text:span><text:span text:style-name="T64">GOT</text:span><text:span text:style-name="T153"> avec le test d’existence, d’identifiant </text:span><text:span text:style-name="T64">$id</text:span><text:span text:style-name="T153"> avec la méthode statique </text:span><text:span text:style-name="T64">buildObject(</text:span><text:span text:style-name="T67">$id</text:span><text:span text:style-name="T64">)</text:span></text:p>
      <text:p text:style-name="P288"><text:span text:style-name="T161">→</text:span><text:span text:style-name="T164"> si l’objet retourné est un objet (différent de </text:span><text:span text:style-name="T158">false</text:span><text:span text:style-name="T164">)</text:span></text:p>
      <text:p text:style-name="P289"><text:span text:style-name="T164"><text:tab/>→ récupération de l’objet conteneur de session via la méthode </text:span><text:span text:style-name="T69">existObject($id)</text:span><text:span text:style-name="T166">,</text:span></text:p>
      <text:p text:style-name="P291"><text:soft-page-break/><text:span text:style-name="T166">→</text:span><text:span text:style-name="T164"> affectation à </text:span><text:span text:style-name="T68">$objects</text:span><text:span text:style-name="T164"> de la valeur contenue dans le champ </text:span><text:span text:style-name="T68">objects</text:span><text:span text:style-name="T164"> du contenu de session,</text:span></text:p>
      <text:p text:style-name="P313"><text:span text:style-name="T160">→</text:span><text:span text:style-name="T165"> si le type de l’objet est </text:span><text:span text:style-name="T65">OSContainer</text:span><text:span text:style-name="T165"> ou </text:span><text:span text:style-name="T65">OESContainer</text:span><text:span text:style-name="T165"> </text:span><text:span text:style-name="T172">(objet étendu)</text:span></text:p>
      <text:p text:style-name="P296">→<text:span text:style-name="T153"> récupération des enfants de l’objet reconstruit </text:span><text:span text:style-name="T64">$chidren</text:span></text:p>
      <text:p text:style-name="P297">→<text:span text:style-name="T154"> pour chaque enfant de </text:span><text:span text:style-name="T65">$children </text:span><text:span text:style-name="T204">et que la méthode retourne </text:span><text:span text:style-name="T68">true</text:span><text:span text:style-name="T47"> </text:span><text:span text:style-name="T154">faire : </text:span><text:span text:style-name="T65">destroyObject($child→getId())</text:span></text:p>
      <text:p text:style-name="P299"><text:span text:style-name="T154">→ retourne la dernière valeur donnée par</text:span><text:span text:style-name="T68"> </text:span><text:span text:style-name="T65">destroyObject($child→getId()) </text:span><text:span text:style-name="T247">avant fin ou arrêt de la boucle de traitement</text:span></text:p>
      <text:p text:style-name="P298">→<text:span text:style-name="T252"> si le dernier retour constaté de la méthode </text:span><text:span text:style-name="T65">destroyObject($child→getId())</text:span><text:span text:style-name="T252"> est vrai </text:span></text:p>
      <text:p text:style-name="P297"><text:span text:style-name="T154"><text:tab/>→ suppression de l’objet dans le tableau contenu dans</text:span><text:span text:style-name="T68"> $object</text:span></text:p>
      <text:p text:style-name="P303"><text:span text:style-name="T204">→ sauvegarde de </text:span><text:span text:style-name="T68">$objects </text:span><text:span text:style-name="T204">dans le champ </text:span><text:span text:style-name="T68">objects </text:span><text:span text:style-name="T204">du conteneur de session,</text:span></text:p>
      <text:p text:style-name="P300">→<text:span text:style-name="T152"> mise à jour du champ </text:span><text:span text:style-name="T63">lastAccess</text:span><text:span text:style-name="T152"> avec la date et heure courante,</text:span></text:p>
      <text:p text:style-name="P308">→<text:span text:style-name="T204"> retourne la valeur </text:span><text:span text:style-name="T9">true</text:span></text:p>
      <text:p text:style-name="P48"><text:span text:style-name="T163">→ retour de la valeur </text:span><text:span text:style-name="T157">false</text:span><text:span text:style-name="T163"> pour signifier </text:span><text:span text:style-name="T67">$id</text:span><text:span text:style-name="T163"> vide ou objet inconnu.</text:span></text:p>
      <text:h text:style-name="P526"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2">GO</text:span><text:span text:style-name="T111">T</text:span> présent en session.</text:p>
      <text:p text:style-name="P381">La méthode aura comme algorithme :</text:p>
      <text:p text:style-name="P65">→<text:span text:style-name="T153"> récupération du container de session en validant son existence avec la méthode statique </text:span><text:span text:style-name="T64">validateSession()</text:span></text:p>
      <text:p text:style-name="P49"><text:span text:style-name="T161">→</text:span><text:span text:style-name="T167"> affectation d’un tableau sérialisé vide au champ</text:span><text:span text:style-name="T70"> objects</text:span><text:span text:style-name="T167"> du conten</text:span><text:span text:style-name="T173">e</text:span><text:span text:style-name="T167">ur de session,</text:span></text:p>
      <text:p text:style-name="P65">→<text:span text:style-name="T152"> mise à jour du champ </text:span><text:span text:style-name="T63">lastAccess</text:span><text:span text:style-name="T152"> avec la date et heure courante,</text:span></text:p>
      <text:p text:style-name="P65"><text:span text:style-name="T163">→ retour de la valeur </text:span><text:span text:style-name="T159">true</text:span><text:span text:style-name="T163"> pour signifier </text:span><text:span text:style-name="T167">que l’opération a été réalisée.</text:span></text:p>
      <text:h text:style-name="P502" text:outline-level="3"><text:bookmark-start text:name="__RefHeading___Toc2878_3340177762"/>Les méthodes relatives aux attributs simples de l’objet<text:bookmark-end text:name="__RefHeading___Toc2878_3340177762"/></text:h>
      <text:h text:style-name="P529" text:outline-level="4"><text:bookmark-start text:name="__RefHeading___Toc2880_3340177762"/>setProperties($properties) – getProperties()<text:bookmark-end text:name="__RefHeading___Toc2880_3340177762"/></text:h>
      <text:p text:style-name="P99">Les méthodes <text:span text:style-name="T6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6">setProperties($properties)</text:p>
      <text:p text:style-name="P170">→ <text:span text:style-name="T62">$properties</text:span> non vide ET <text:span text:style-name="T62">$properties[‘</text:span><text:span text:style-name="T106">id’</text:span><text:span text:style-name="T62">]</text:span> non vide <text:span text:style-name="T264">ET égal à </text:span><text:span text:style-name="T62">$this→id</text:span></text:p>
      <text:p text:style-name="P322">→ récupération du cont<text:span text:style-name="T248">eneur</text:span> de session via la méthode statique <text:span text:style-name="T62">validateSession()</text:span></text:p>
      <text:p text:style-name="P322">→ <text:span text:style-name="T206">récupération du champ </text:span><text:span text:style-name="T62">objects</text:span><text:span text:style-name="T206"> du conteneur de session dans </text:span><text:span text:style-name="T62">$objects</text:span></text:p>
      <text:p text:style-name="P326"><text:span text:style-name="T206">→ affectation </text:span><text:span text:style-name="T210">de</text:span><text:span text:style-name="T206"> </text:span><text:span text:style-name="T62">$objects[$this→id]</text:span><text:span text:style-name="T206"> </text:span><text:span text:style-name="T210">avec</text:span><text:span text:style-name="T207"> </text:span><text:span text:style-name="T130">serialize</text:span><text:span text:style-name="T207">(</text:span><text:span text:style-name="T72">$properties</text:span><text:span text:style-name="T207">)</text:span></text:p>
      <text:p text:style-name="P326"><text:span text:style-name="T207">→ affectation de </text:span><text:span text:style-name="T72">$objects</text:span><text:span text:style-name="T207"> au champ </text:span><text:span text:style-name="T72">objects</text:span><text:span text:style-name="T207"> du conteneur de session</text:span></text:p>
      <text:p text:style-name="P324"><text:span text:style-name="T207">→ affectation de la date et heure du moment au champ </text:span><text:span text:style-name="T72">lastAccess</text:span><text:span text:style-name="T207"> du conteneur de session</text:span></text:p>
      <text:p text:style-name="P326"><text:span text:style-name="T207">→ affectation à l’attribut </text:span><text:span text:style-name="T72">properties</text:span><text:span text:style-name="T207"> de l’objet de </text:span><text:span text:style-name="T72">$properties</text:span></text:p>
      <text:p text:style-name="P327"><text:span text:style-name="T211">→ affectation de la date et heure du moment à l’attribut </text:span><text:span text:style-name="T72">lastAccess</text:span><text:span text:style-name="T211"> de l’objet</text:span></text:p>
      <text:p text:style-name="P328">→ retourne l’objet lui-même</text:p>
      <text:p text:style-name="P77"><text:span text:style-name="T207">→ retour la valeur </text:span><text:span text:style-name="T10">false</text:span><text:span text:style-name="T207"> pour signaler un tableau </text:span><text:span text:style-name="T72">$properties</text:span><text:span text:style-name="T207"> vide ou sans id</text:span></text:p>
      <text:p text:style-name="P64">getProperties()</text:p>
      <text:p text:style-name="P51"><text:span text:style-name="T206">→ </text:span><text:span text:style-name="T208">récupération du container de session via la méthode statique </text:span><text:span text:style-name="T71">validateSession(</text:span><text:span text:style-name="T62">)</text:span></text:p>
      <text:p text:style-name="P52">→ comparaison du champ <text:span text:style-name="T62">lastAccess</text:span> du conteneur de session avec l’attribut <text:span text:style-name="T62">lastAccess</text:span> de l’objet</text:p>
      <text:p text:style-name="P52">→ si l’intervalle de temps est supérieur à <text:span text:style-name="T274">15</text:span> seconde<text:span text:style-name="T274">s</text:span></text:p>
      <text:p text:style-name="P52"><text:tab/>→ <text:span text:style-name="T62">$properties</text:span> = <text:span text:style-name="T45">unserialize</text:span>(<text:span text:style-name="T62">$objects[$this→id]</text:span>)</text:p>
      <text:p text:style-name="P52"><text:tab/>→ affectation de <text:span text:style-name="T62">$properties</text:span> à l’attribut <text:span text:style-name="T62">properties</text:span> de l’objet</text:p>
      <text:p text:style-name="P324"><text:soft-page-break/><text:span text:style-name="T207">→ affectation de la date et heure du moment au champ </text:span><text:span text:style-name="T72">lastAccess</text:span><text:span text:style-name="T207"> du conteneur de session</text:span></text:p>
      <text:p text:style-name="P327"><text:span text:style-name="T211">→ affectation de la date et heure du moment à l’attribut </text:span><text:span text:style-name="T72">lastAccess</text:span><text:span text:style-name="T211"> de l’objet</text:span></text:p>
      <text:p text:style-name="P329">→ retourne le tableau <text:span text:style-name="T62">$properties</text:span></text:p>
      <text:p text:style-name="P78">→<text:span text:style-name="T211"> sinon retourne </text:span><text:span text:style-name="T72">$this→properties</text:span></text:p>
      <text:h text:style-name="P529"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7">setId($id)</text:p>
      <text:p text:style-name="P195">→ si <text:span text:style-name="T62">$id</text:span> n’est pas vide</text:p>
      <text:p text:style-name="P272"><text:tab/>→<text:span text:style-name="T207"> </text:span><text:span text:style-name="T208">récupération du container de session via la méthode statique </text:span><text:span text:style-name="T71">validateSession(</text:span><text:span text:style-name="T72">)</text:span></text:p>
      <text:p text:style-name="P320"><text:span text:style-name="T168">→</text:span><text:span text:style-name="T72"> </text:span><text:span text:style-name="T131">récupération du champ </text:span><text:span text:style-name="T71">objects</text:span><text:span text:style-name="T131"> du conteneur de session dans </text:span><text:span text:style-name="T71">$objects</text:span></text:p>
      <text:p text:style-name="P331"><text:span text:style-name="T212">→</text:span> récupération des propriétés ou attributs de l’objet dans <text:span text:style-name="T62">$objects</text:span> : <text:span text:style-name="T45">unserialize</text:span>(<text:span text:style-name="T62">$objects[$this→id]</text:span>) dans <text:span text:style-name="T62">$properties</text:span></text:p>
      <text:p text:style-name="P331">→ suppression de l’occurrence <text:span text:style-name="T62">$this→id</text:span> dans <text:span text:style-name="T62">$objects</text:span></text:p>
      <text:p text:style-name="P331">→ affectation de <text:span text:style-name="T62">$id</text:span> à <text:span text:style-name="T62">$properties[‘id’]</text:span></text:p>
      <text:p text:style-name="P331">→ affectation de <text:span text:style-name="T62">$properties</text:span> <text:span text:style-name="T274">sérialisé </text:span>à <text:span text:style-name="T62">$object[$id]</text:span></text:p>
      <text:p text:style-name="P331">→<text:span text:style-name="T248"> affectation de </text:span><text:span text:style-name="T99">$properties</text:span><text:span text:style-name="T248"> à l’attribut </text:span><text:span text:style-name="T99">properties</text:span><text:span text:style-name="T248"> de l’objet</text:span></text:p>
      <text:p text:style-name="P331">→ affectation de <text:span text:style-name="T62">$objects</text:span> au champ <text:span text:style-name="T62">objects</text:span> du conteneur de session</text:p>
      <text:p text:style-name="P325"><text:span text:style-name="T207">→ affectation de la date et heure du moment au champ </text:span><text:span text:style-name="T72">lastAccess</text:span><text:span text:style-name="T207"> du conteneur de session</text:span></text:p>
      <text:p text:style-name="P332"><text:span text:style-name="T211">→ affectation de la date et heure du moment à l’attribut </text:span><text:span text:style-name="T72">lastAccess</text:span><text:span text:style-name="T211"> de l’objet</text:span></text:p>
      <text:p text:style-name="P332">→<text:span text:style-name="T213"> affectation de </text:span><text:span text:style-name="T73">$id</text:span><text:span text:style-name="T213"> à l’attribut </text:span><text:span text:style-name="T73">id</text:span><text:span text:style-name="T213"> de l’objet</text:span></text:p>
      <text:p text:style-name="P330">→ retourne l’objet lui-même</text:p>
      <text:p text:style-name="P53">→ retourne <text:span text:style-name="T265">la valeur </text:span><text:span text:style-name="T31">false</text:span></text:p>
      <text:p text:style-name="P269">getId()</text:p>
      <text:p text:style-name="P101">→ retourne <text:span text:style-name="T112">$this→id</text:span></text:p>
      <text:h text:style-name="P532" text:outline-level="4"><text:bookmark-start text:name="__RefHeading___Toc1465_452600724"/>set<text:span text:style-name="T214">Name</text:span>($<text:span text:style-name="T214">n</text:span>ame) – get<text:span text:style-name="T214">Name</text:span>()<text:bookmark-end text:name="__RefHeading___Toc1465_452600724"/></text:h>
      <text:p text:style-name="P102">Cet attribut, utile dans le cas des champs de saisie d’un formulaire, est géré de la même manière que l’identifiant de l’objet, <text:span text:style-name="T62">id</text:span>.</text:p>
      <text:p text:style-name="P102">De ce fait, les méthodes sont directement héritées de celle de l’attribut <text:span text:style-name="T62">id</text:span>.</text:p>
      <text:p text:style-name="P102">La méthode <text:span text:style-name="T62">getName()</text:span>, comme <text:span text:style-name="T62">getId()</text:span>, récupère directement l’attribut <text:span text:style-name="T62">name</text:span>.</text:p>
      <text:p text:style-name="P102">La méthode <text:span text:style-name="T62">setName($name)</text:span> est copiée de <text:span text:style-name="T62">setId($id)</text:span>. À part le changement de <text:span text:style-name="T62">id</text:span> par <text:span text:style-name="T62">name</text:span>, on ne supprimera pas l’occurrence <text:span text:style-name="T62">$this→id</text:span> du tableau <text:span text:style-name="T62">$objects</text:span>, mais on la surchargera en affectant <text:span text:style-name="T62">$properties[‘name’]</text:span> avec <text:span text:style-name="T62">$name</text:span>.</text:p>
      <text:h text:style-name="P530"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44"><text:bookmark-start text:name="__DdeLink__1469_452600724"/><text:span text:style-name="T2">DISPLAY_NONE</text:span> <text:s text:c="3"/>= '<text:span text:style-name="T2">none</text:span>';<text:bookmark-end text:name="__DdeLink__1469_452600724"/><text:tab/><text:tab/>=&gt; caché</text:p>
      <text:p text:style-name="P144"><text:bookmark-start text:name="__DdeLink__1471_452600724"/><text:span text:style-name="T2">DISPLAY_BLOCK</text:span> <text:s text:c="2"/>= '<text:span text:style-name="T2">block</text:span>';<text:bookmark-end text:name="__DdeLink__1471_452600724"/><text:tab/><text:tab/>=&gt; affichage mode bloc</text:p>
      <text:p text:style-name="P144"><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2">OObject</text:span> pour servir de référence à l’affectation de cette notion. La mise en place de constantes de référence induit à la création de 2 méthodes :</text:p>
      <text:list xml:id="list601621412" text:style-name="L5">
        <text:list-item>
          <text:p text:style-name="P435">une méthode générique d’extraction des constantes de la classe courante,</text:p>
        </text:list-item>
        <text:list-item>
          <text:p text:style-name="P435">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43"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5">display</text:span> ce sera ‘<text:span text:style-name="T62">DISPLAY</text:span>’.</text:p>
      <text:p text:style-name="P103">En même temps, et pour éviter de refaire toujours cette extraction, il faudra créer un attribut supplémentaire visant à stocker le tableau de valeur<text:span text:style-name="T248">s</text:span> résultant de l’extraction des constantes. Son nom sera formé du préfixe ‘<text:span text:style-name="T62">const_</text:span>’ et du nom de l’attribut <text:span text:style-name="T248">(</text:span><text:span text:style-name="T58">camel case syntax</text:span><text:span text:style-name="T248">)</text:span>, ici ‘<text:span text:style-name="T62">display</text:span>’.</text:p>
      <text:p text:style-name="P382">La méthode aura comme algorithme :</text:p>
      <text:p text:style-name="P149">→<text:span text:style-name="T216"> initialisation du tableau de retour à vide </text:span><text:span text:style-name="T74">$retour</text:span></text:p>
      <text:p text:style-name="P149">→<text:span text:style-name="T216"> si </text:span><text:span text:style-name="T74">const_(attribut)</text:span><text:span text:style-name="T216"> est vide</text:span></text:p>
      <text:p text:style-name="P149"><text:tab/>→<text:span text:style-name="T216"> mettre dans </text:span><text:span text:style-name="T74">$contants</text:span><text:span text:style-name="T216"> la valeur retournée par le méthode</text:span><text:span text:style-name="T74"> getConstants()</text:span></text:p>
      <text:p text:style-name="P314">→<text:span text:style-name="T216"> pour chaque valeur de </text:span><text:span text:style-name="T74">$constant</text:span><text:span text:style-name="T216"> : </text:span><text:span text:style-name="T74">$key</text:span><text:span text:style-name="T216"> (clé d’accès) et </text:span><text:span text:style-name="T74">$constant</text:span><text:span text:style-name="T216"> (valeur associée)</text:span></text:p>
      <text:p text:style-name="P333">→<text:span text:style-name="T216"> si </text:span><text:span text:style-name="T48">uppercase</text:span><text:span text:style-name="T216">(</text:span><text:span text:style-name="T74">attribut</text:span><text:span text:style-name="T216">) est contenu par </text:span><text:span text:style-name="T74">$key</text:span><text:span text:style-name="T216"> : </text:span><text:span text:style-name="T74">$retour[$key]</text:span><text:span text:style-name="T216"> = </text:span><text:span text:style-name="T74">$constant</text:span></text:p>
      <text:p text:style-name="P314">→<text:span text:style-name="T216"> affecter à l’attribut</text:span><text:span text:style-name="T74"> const_(attribut)</text:span><text:span text:style-name="T216"> le contenu du tableau </text:span><text:span text:style-name="T74">$retour</text:span></text:p>
      <text:p text:style-name="P50">→ <text:span text:style-name="T216">si </text:span><text:span text:style-name="T74">const_(attribut)</text:span><text:span text:style-name="T216"> n’est pas vide : </text:span><text:span text:style-name="T74">$retour</text:span><text:span text:style-name="T216"> reçoit le contenu de </text:span><text:span text:style-name="T74">const_(attribut)</text:span></text:p>
      <text:p text:style-name="P50"><text:span text:style-name="T206">→</text:span><text:span text:style-name="T209"> retourner le contenu de</text:span><text:span text:style-name="T11"> $retour</text:span></text:p>
      <text:h text:style-name="Heading_20_5" text:outline-level="5"><text:bookmark-start text:name="__RefHeading___Toc1752_2082408205"/><text:span text:style-name="T217">Algorithme</text:span> des méthodes<text:bookmark-end text:name="__RefHeading___Toc1752_2082408205"/></text:h>
      <text:p text:style-name="P258">setDisplay($display = self::DISPLAY_BLOCK)</text:p>
      <text:p text:style-name="P179">→ récupération des constantes de l’attribut <text:span text:style-name="T62">display</text:span> dans <text:span text:style-name="T62">$displays</text:span> via la méthode <text:span text:style-name="T62">getDisplayConstants()</text:span></text:p>
      <text:p text:style-name="P179">→ si <text:span text:style-name="T62">$display</text:span> ne fait pas parti du tableau <text:span text:style-name="T62">$displays</text:span>, <text:span text:style-name="T62">$display</text:span> prend la valeur ‘<text:span text:style-name="T2">block</text:span>’ par <text:span text:style-name="T253">défaut</text:span></text:p>
      <text:p text:style-name="P218">→ récupération des ‘<text:span text:style-name="T62">properties</text:span>’ de l’objet via la méthode <text:span text:style-name="T62">getProperties()</text:span></text:p>
      <text:p text:style-name="P218"><text:span text:style-name="T160">→ </text:span><text:span text:style-name="T62">$properties[‘display’] </text:span><text:span text:style-name="T160">reçoit</text:span><text:span text:style-name="T62"> $display</text:span></text:p>
      <text:p text:style-name="P218"><text:span text:style-name="T160">→ sauvegarde des attributs de l’objet par la méthode</text:span><text:span text:style-name="T62"> $this→setProperties($properties)</text:span></text:p>
      <text:p text:style-name="P105">→ retourne l’objet lui-même.</text:p>
      <text:p text:style-name="P258">getDisplay()</text:p>
      <text:p text:style-name="P218">→ récupération des ‘<text:span text:style-name="T62">properties</text:span>’ de l’objet via la méthode <text:span text:style-name="T62">getProperties()</text:span></text:p>
      <text:p text:style-name="P218">→ si la clé ‘<text:span text:style-name="T62">display</text:span>’ existe dans le tableau <text:span text:style-name="T62">$properties</text:span> : retourne <text:span text:style-name="T62">$properties[‘display’]</text:span></text:p>
      <text:p text:style-name="P104">→ si la clé ‘<text:span text:style-name="T62">display</text:span>’ n’existe pas, retourne la valeur <text:span text:style-name="T2">false</text:span>.</text:p>
      <text:h text:style-name="P530" text:outline-level="4"><text:bookmark-start text:name="__RefHeading___Toc1754_2082408205"/>setWidthBT($widthBT) – getWidthBT()<text:bookmark-end text:name="__RefHeading___Toc1754_2082408205"/></text:h>
      <text:p text:style-name="P106"><text:span text:style-name="T6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2">withBT</text:span> sera une chaîne de caractères qui qualifiera pour les quatre types de média (large – <text:span text:style-name="T2">lg</text:span>, medium – <text:span text:style-name="T2">md</text:span>, small – <text:span text:style-name="T2">sm</text:span>, <text:span text:style-name="T253">extreme</text:span> small – <text:span text:style-name="T2">xs</text:span>), la taille et le décalage de chaque objet sur la page.</text:p>
      <text:p text:style-name="P106">Les éléments ainsi codés généreront un ensemble de classe<text:span text:style-name="T248">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11">WL99:OL99:WM99:OM99:WS99:OS99:WX99:OX99</text:p>
      <text:p text:style-name="P336">le préfixe <text:span text:style-name="T2">W</text:span> indique la taille ou largeur (<text:span text:style-name="T2">width</text:span>)</text:p>
      <text:p text:style-name="P337"><text:soft-page-break/>le préfixe <text:span text:style-name="T2">O</text:span> indique le décalage, report avant d’afficher l’objet sur la ligne (<text:span text:style-name="T2">offset</text:span>)</text:p>
      <text:p text:style-name="P337">les valeurs numériques notés par 99 varieront de 0<text:span text:style-name="T270">1</text:span> à 12.</text:p>
      <text:p text:style-name="P338">Le paramétrage pourra se faire de plusieurs manières :</text:p>
      <text:list xml:id="list2348954620" text:style-name="L6">
        <text:list-item>
          <text:p text:style-name="P474">une valeur numérique seule → pour chaque type de média on aura la même largeur, ce qui conduira à avoir la chaîne ‘<text:span text:style-name="T45">WL99:WM99:WS99:WX99</text:span>’,</text:p>
        </text:list-item>
        <text:list-item>
          <text:p text:style-name="P474">une chaîne du type ‘<text:span text:style-name="T45">W99:O99</text:span>’ → pour chaque type de média on aura la même taille et le même décalage, qui conduira à avoir le chaîne ‘<text:span text:style-name="T45">WL99:OL99:WM99:OM99:WS99:OS99:WX99:OX99</text:span>’,</text:p>
        </text:list-item>
        <text:list-item>
          <text:p text:style-name="P474">une chaîne on sera exprimé une ou plusieurs largeurs pour des types de média précis, comme des <text:span text:style-name="T253">décalages</text:span>, qui conduira à avoir la chaîne ‘<text:span text:style-name="T45">WL99:OM88:WM88</text:span>’ par exemple.</text:p>
        </text:list-item>
      </text:list>
      <text:p text:style-name="P338">Ces possibles formulations <text:span text:style-name="T253">impliquent</text:span> un traitement adapté à chaque foi<text:span text:style-name="T268">s</text:span>.</text:p>
      <text:h text:style-name="P544" text:outline-level="5"><text:bookmark-start text:name="__RefHeading___Toc2120_520446132"/><text:span text:style-name="T217">Algorithme</text:span> des méthodes<text:bookmark-end text:name="__RefHeading___Toc2120_520446132"/></text:h>
      <text:p text:style-name="P259">setWidthBT($widthBT)</text:p>
      <text:p text:style-name="P201">→ si <text:span text:style-name="T62">$widthBT</text:span> n’est pas vide</text:p>
      <text:p text:style-name="P201"><text:tab/>→ <text:span text:style-name="T62">$widthBT</text:span> est une valeur numérique</text:p>
      <text:p text:style-name="P201"><text:tab/><text:tab/>→ <text:span text:style-name="T62">$widthBT</text:span>=‘WL’,<text:span text:style-name="T62">$widthBT</text:span>.’:WM’.<text:span text:style-name="T62">$widthBT</text:span>.’:WS’.<text:span text:style-name="T62">$widthBT</text:span>.’:WX’.<text:span text:style-name="T62">$widthBT</text:span></text:p>
      <text:p text:style-name="P201"><text:tab/>→ <text:span text:style-name="T62">$width</text:span><text:span text:style-name="T76">BT</text:span> contient au moins une fois le caractère ‘:’</text:p>
      <text:p text:style-name="P201"><text:tab/><text:tab/>→ transformation de <text:span text:style-name="T76">$</text:span><text:span text:style-name="T62">widthBT</text:span> en un tableau <text:span text:style-name="T76">$</text:span><text:span text:style-name="T62">widthBTs</text:span></text:p>
      <text:p text:style-name="P201"><text:tab/><text:tab/>→ pour chaque valeur de <text:span text:style-name="T76">$</text:span><text:span text:style-name="T62">widthBTs</text:span> en <text:span text:style-name="T76">$item</text:span></text:p>
      <text:p text:style-name="P202"><text:span text:style-name="T219"><text:tab/><text:tab/><text:tab/>→ si </text:span><text:span text:style-name="T49">(int)</text:span><text:span text:style-name="T219"> substr(</text:span><text:span text:style-name="T76">$item</text:span><text:span text:style-name="T49">, 1</text:span><text:span text:style-name="T219">) &gt; 0 </text:span></text:p>
      <text:p text:style-name="P203"><text:tab/><text:tab/><text:tab/><text:tab/>→<text:span text:style-name="T266"> si </text:span><text:span text:style-name="T56">substr(</text:span><text:span text:style-name="T107">$item</text:span><text:span text:style-name="T56">,1) &gt; 12</text:span><text:span text:style-name="T266"> : </text:span><text:span text:style-name="T56">substr(</text:span><text:span text:style-name="T107">$item</text:span><text:span text:style-name="T56">,1) ← 12</text:span></text:p>
      <text:p text:style-name="P304"><text:span text:style-name="T219">→ si substr(</text:span><text:span text:style-name="T76">$item</text:span><text:span text:style-name="T219">,</text:span><text:span text:style-name="T49">0,1</text:span><text:span text:style-name="T219">) = ‘</text:span><text:span text:style-name="T13">W’</text:span><text:span text:style-name="T219"> : </text:span><text:span text:style-name="T76">$widthBT</text:span><text:span text:style-name="T219"> .= </text:span>‘<text:span text:style-name="T2">WL</text:span>’.<text:span text:style-name="T219">(</text:span><text:span text:style-name="T13">$item</text:span><text:span text:style-name="T219">,</text:span><text:span text:style-name="T49">0,1</text:span><text:span text:style-name="T219">)</text:span>.’:<text:span text:style-name="T2">WM</text:span>’.<text:span text:style-name="T219">(</text:span><text:span text:style-name="T76">$item</text:span><text:span text:style-name="T219">,</text:span><text:span text:style-name="T49">0,1</text:span><text:span text:style-name="T219">)</text:span>.’:<text:span text:style-name="T2">WS</text:span>’.<text:span text:style-name="T219">(</text:span><text:span text:style-name="T76">$item</text:span><text:span text:style-name="T219">,</text:span><text:span text:style-name="T49">0,1</text:span><text:span text:style-name="T219">)</text:span>.’:<text:span text:style-name="T2">WX</text:span>’.<text:span text:style-name="T219">(</text:span><text:span text:style-name="T76">$item</text:span><text:span text:style-name="T219">,</text:span><text:span text:style-name="T49">0,1</text:span><text:span text:style-name="T219">)</text:span></text:p>
      <text:p text:style-name="P304"><text:span text:style-name="T219">→ si substr(</text:span><text:span text:style-name="T76">$item</text:span><text:span text:style-name="T219">,</text:span><text:span text:style-name="T49">0,1</text:span><text:span text:style-name="T219">) = ‘</text:span><text:span text:style-name="T13">O</text:span><text:span text:style-name="T219">’ : </text:span><text:span text:style-name="T76">$widthBT</text:span><text:span text:style-name="T219"> .= </text:span>‘<text:span text:style-name="T219">O</text:span>L’.<text:span text:style-name="T219">(</text:span><text:span text:style-name="T76">$item</text:span><text:span text:style-name="T219">,</text:span><text:span text:style-name="T49">0,1</text:span><text:span text:style-name="T219">)</text:span>.’:<text:span text:style-name="T76">O</text:span><text:span text:style-name="T62">M</text:span>’.<text:span text:style-name="T219">(</text:span><text:span text:style-name="T76">$item</text:span><text:span text:style-name="T219">,</text:span><text:span text:style-name="T49">0,1</text:span><text:span text:style-name="T219">)</text:span>.’:<text:span text:style-name="T76">O</text:span><text:span text:style-name="T62">S</text:span>’.<text:span text:style-name="T219">(</text:span><text:span text:style-name="T76">$item</text:span><text:span text:style-name="T219">,</text:span><text:span text:style-name="T49">0,1</text:span><text:span text:style-name="T219">)</text:span>.’:<text:span text:style-name="T13">O</text:span><text:span text:style-name="T2">X</text:span>’.<text:span text:style-name="T219">(</text:span><text:span text:style-name="T76">$item</text:span><text:span text:style-name="T219">,</text:span><text:span text:style-name="T49">0,1</text:span><text:span text:style-name="T219">)</text:span></text:p>
      <text:p text:style-name="P60"><text:tab/><text:tab/><text:tab/>→<text:span text:style-name="T219"> si (int) substr(</text:span><text:span text:style-name="T76">$item</text:span><text:span text:style-name="T219">, </text:span><text:span text:style-name="T49">1</text:span><text:span text:style-name="T219">) = 0</text:span></text:p>
      <text:p text:style-name="P67"><text:tab/><text:tab/><text:tab/><text:tab/>→<text:span text:style-name="T266"> si (int) substr(</text:span><text:span text:style-name="T76">$item</text:span><text:span text:style-name="T219">, </text:span><text:span text:style-name="T56">2</text:span><text:span text:style-name="T219">) &lt; 1 : </text:span><text:span text:style-name="T56">substr(</text:span><text:span text:style-name="T107">$item</text:span><text:span text:style-name="T56">,1) ← 1</text:span></text:p>
      <text:p text:style-name="P67"><text:tab/><text:tab/><text:tab/><text:tab/>→<text:span text:style-name="T266"> si (int) substr(</text:span><text:span text:style-name="T76">$item</text:span><text:span text:style-name="T219">, </text:span><text:span text:style-name="T56">2</text:span><text:span text:style-name="T219">) &gt; 12 : </text:span><text:span text:style-name="T56">substr(</text:span><text:span text:style-name="T107">$item</text:span><text:span text:style-name="T56">,1) ← 12</text:span></text:p>
      <text:p text:style-name="P61"><text:tab/><text:tab/><text:tab/><text:tab/>→<text:span text:style-name="T219"> </text:span><text:span text:style-name="T76">$widthBT</text:span><text:span text:style-name="T219"> .= </text:span><text:span text:style-name="T76">$item</text:span></text:p>
      <text:p text:style-name="P398">→ récupération des ‘<text:span text:style-name="T62">properties</text:span>’ de l’objet via la méthode <text:span text:style-name="T62">getProperties()</text:span></text:p>
      <text:p text:style-name="P403"><text:span text:style-name="T160">→ </text:span><text:span text:style-name="T62">$properties[‘</text:span><text:span text:style-name="T76">widthBT</text:span><text:span text:style-name="T62">’] </text:span><text:span text:style-name="T160">reçoit</text:span><text:span text:style-name="T62"> $</text:span><text:span text:style-name="T76">widthBT</text:span></text:p>
      <text:p text:style-name="P403"><text:span text:style-name="T160">→ sauvegarde des attributs de l’objet par la méthode</text:span><text:span text:style-name="T62"> $this→setProperties($properties)</text:span></text:p>
      <text:p text:style-name="P406">→ retourne l’objet lui-même.</text:p>
      <text:p text:style-name="P80">→ retourne la valeur <text:span text:style-name="T2">false </text:span><text:span text:style-name="T218">pour </text:span><text:span text:style-name="T75">$widthBT</text:span><text:span text:style-name="T12"> </text:span><text:span text:style-name="T218">vide en premier lieu</text:span>.</text:p>
      <text:p text:style-name="P259">getWidthBT()</text:p>
      <text:p text:style-name="P219">→ récupération des ‘<text:span text:style-name="T62">properties</text:span>’ de l’objet via la méthode <text:span text:style-name="T62">getProperties()</text:span></text:p>
      <text:p text:style-name="P219">→ si la clé ‘<text:span text:style-name="T75">widthBT</text:span>’ existe dans le tableau <text:span text:style-name="T62">$properties</text:span> : retourne <text:span text:style-name="T62">$properties[‘</text:span><text:span text:style-name="T75">widthBT</text:span><text:span text:style-name="T62">’]</text:span></text:p>
      <text:p text:style-name="P339">→ si la clé ‘<text:span text:style-name="T75">widthBT</text:span>’ n’existe pas, retourne la valeur <text:span text:style-name="T2">false</text:span>.</text:p>
      <text:h text:style-name="P533" text:outline-level="4"><text:bookmark-start text:name="__RefHeading___Toc1467_452600724"/>setClass<text:span text:style-name="T220">Name</text:span>($className) – getClass<text:span text:style-name="T220">Name</text:span>()<text:bookmark-end text:name="__RefHeading___Toc1467_452600724"/></text:h>
      <text:p text:style-name="P241">La gestion de l’attribut <text:span text:style-name="T62">className</text:span> doit être vue de 2 manières :</text:p>
      <text:list xml:id="list271115925" text:style-name="L7">
        <text:list-item>
          <text:p text:style-name="P462">au moment de la construction de l’objet, particulièrement dans la méthode magique <text:span text:style-name="T62">__construct()</text:span>,</text:p>
        </text:list-item>
        <text:list-item>
          <text:p text:style-name="P478">au cours de la vie de l’objet, en cas de besoin de réaffectation de cet attribut.</text:p>
        </text:list-item>
      </text:list>
      <text:p text:style-name="P373">La reconstruction de la chaîne <text:span text:style-name="T253">contenue</text:span> de par l’attribut <text:span text:style-name="T62">className</text:span>, s’appuie sur le contenu d’autre attribut issus du fichier de paramétrage de l’objet devant être construit.</text:p>
      <text:p text:style-name="P375"><text:span text:style-name="T62">className</text:span> = '<text:span text:style-name="T45">GraphicObjectTemplating/O</text:span><text:span text:style-name="T51">O</text:span><text:span text:style-name="T45">bjects/</text:span>' + <text:span text:style-name="T62">typeObj</text:span> + ‘/’ + <text:span text:style-name="T62">object</text:span> <text:span text:style-name="T221">+ ‘/’ + </text:span><text:span text:style-name="T79">className</text:span></text:p>
      <text:p text:style-name="P107"><text:soft-page-break/>en prenant le soin <text:span text:style-name="T221">de passer les parties des contenus des attributs </text:span><text:span text:style-name="T79">typeObj</text:span><text:span text:style-name="T221"> et </text:span><text:span text:style-name="T79">object</text:span><text:span text:style-name="T221"> devant être mis en majuscule pour correspondre aux espaces de nommage (</text:span><text:span text:style-name="T14">namespace</text:span><text:span text:style-name="T221"> </text:span><text:span text:style-name="T14">PHP</text:span><text:span text:style-name="T221">) ou sera stocké la classe principale visant à créer réellement l’objet.</text:span></text:p>
      <text:p text:style-name="P377">Par contre, la réaffectation du nom de la classe permettant d’instancier l’objet se fera <text:span text:style-name="T223">en</text:span> contrôl<text:span text:style-name="T223">ant 2 choses :</text:span></text:p>
      <text:list xml:id="list1102211270" text:style-name="L8">
        <text:list-item>
          <text:p text:style-name="P464"><text:span text:style-name="T223">que la chaîne </text:span><text:span text:style-name="T81">$className</text:span><text:span text:style-name="T223"> ne soit pas vide,</text:span></text:p>
        </text:list-item>
        <text:list-item>
          <text:p text:style-name="P441"><text:span text:style-name="T223">que la chaîne </text:span><text:span text:style-name="T81">$className</text:span><text:span text:style-name="T223"> référence réellement une classe existante.</text:span></text:p>
        </text:list-item>
      </text:list>
      <text:h text:style-name="P545" text:outline-level="5"><text:bookmark-start text:name="__RefHeading___Toc2170_2104859123"/><text:span text:style-name="T217">Algorithme</text:span> des méthodes<text:bookmark-end text:name="__RefHeading___Toc2170_2104859123"/></text:h>
      <text:p text:style-name="P260">setClassName(string $className)</text:p>
      <text:p text:style-name="P204">→ si <text:span text:style-name="T223">$</text:span><text:span text:style-name="T79">className</text:span> n’est pas vide</text:p>
      <text:p text:style-name="P204"><text:tab/>→<text:span text:style-name="T221"> si </text:span><text:span text:style-name="T79">$className</text:span><text:span text:style-name="T221"> est une classe (</text:span><text:span text:style-name="T14">PHP </text:span><text:bookmark-start text:name="__DdeLink__8739_1097217395"/><text:span text:style-name="T51">class_exist(</text:span><text:span text:style-name="T79">$className</text:span><text:span text:style-name="T51">)</text:span><text:bookmark-end text:name="__DdeLink__8739_1097217395"/><text:span text:style-name="T221">)</text:span></text:p>
      <text:p text:style-name="P204"><text:tab/><text:tab/><text:span text:style-name="T222">→ récupération des ‘</text:span><text:span text:style-name="T80">properties</text:span><text:span text:style-name="T222">’ de l’objet via la méthode </text:span><text:span text:style-name="T80">getProperties()</text:span></text:p>
      <text:p text:style-name="P405"><text:span text:style-name="T160">→ </text:span><text:span text:style-name="T62">$properties[‘</text:span><text:span text:style-name="T136">className</text:span><text:span text:style-name="T62">’] </text:span><text:span text:style-name="T160">reçoit</text:span><text:span text:style-name="T62"> $</text:span><text:span text:style-name="T136">className</text:span></text:p>
      <text:p text:style-name="P404"><text:span text:style-name="T160">→ sauvegarde des attributs de l’objet par la méthode</text:span><text:span text:style-name="T62"> $this→setProperties($properties)</text:span></text:p>
      <text:p text:style-name="P187"><text:tab/><text:tab/>→ retourne l’objet lui-même.</text:p>
      <text:p text:style-name="P340">→ si <text:span text:style-name="T16">$</text:span><text:span text:style-name="T79">className</text:span> <text:span text:style-name="T221">est vide ou ne correspond pas une classe qui existe</text:span>, retourne la valeur <text:span text:style-name="T2">false</text:span>.</text:p>
      <text:p text:style-name="P260">getClassName()</text:p>
      <text:p text:style-name="P220">→ récupération des ‘<text:span text:style-name="T62">properties</text:span>’ de l’objet via la méthode <text:span text:style-name="T62">getProperties()</text:span></text:p>
      <text:p text:style-name="P220">→ si la clé ‘<text:span text:style-name="T79">className</text:span>’ existe dans le tableau <text:span text:style-name="T62">$properties</text:span> : retourne <text:span text:style-name="T62">$properties[‘</text:span><text:span text:style-name="T79">className</text:span><text:span text:style-name="T62">’]</text:span></text:p>
      <text:p text:style-name="P340">→ si la clé ‘<text:span text:style-name="T79">className</text:span>’ n’existe pas, retourne la valeur <text:span text:style-name="T2">false</text:span>.</text:p>
      <text:h text:style-name="P531" text:outline-level="4"><text:bookmark-start text:name="__RefHeading___Toc2197_2104859123"/>setTemplate($template) – getTemplate()<text:bookmark-end text:name="__RefHeading___Toc2197_2104859123"/></text:h>
      <text:p text:style-name="P242"><text:span text:style-name="T223">Comme l</text:span>a gestion de l’attribut <text:span text:style-name="T62">className</text:span><text:span text:style-name="T160">, </text:span><text:span text:style-name="T169">la gestion de l’attribut</text:span><text:span text:style-name="T132"> </text:span><text:span text:style-name="T81">template</text:span> doit être vue de 2 manières :</text:p>
      <text:list xml:id="list111648045521586" text:continue-list="list271115925" text:style-name="L7">
        <text:list-item>
          <text:p text:style-name="P463">au moment de la construction de l’objet, particulièrement dans la méthode magique <text:span text:style-name="T62">__construct()</text:span>,</text:p>
        </text:list-item>
        <text:list-item>
          <text:p text:style-name="P479">au cours de la vie de l’objet, en cas de besoin de réaffectation de cet attribut.</text:p>
        </text:list-item>
      </text:list>
      <text:p text:style-name="P374">La reconstruction de la chaîne <text:span text:style-name="T275">contenue</text:span> de par l’attribut <text:span text:style-name="T81">template</text:span>, s’appuie sur le contenu d’autre attribut issus du fichier de paramétrage de l’objet devant être construit.</text:p>
      <text:p text:style-name="P376"><text:span text:style-name="T81">template</text:span> = <text:span text:style-name="T223">'</text:span><text:span text:style-name="T52">graphic-object-templating/oobjects/</text:span><text:span text:style-name="T223">'</text:span> + <text:span text:style-name="T62">typeObj</text:span> + ‘/’ + <text:span text:style-name="T62">object</text:span> <text:span text:style-name="T221">+ ‘/’ + </text:span><text:span text:style-name="T81">template</text:span></text:p>
      <text:p text:style-name="P108">en <text:span text:style-name="T223">respectant l’arborescence de stockage du modèle de l’objet utilisé pour faire son rendu </text:span><text:span text:style-name="T15">HTML</text:span><text:span text:style-name="T223">.</text:span></text:p>
      <text:p text:style-name="P377">Par contre, la réaffectation du nom d<text:span text:style-name="T223">u modèle</text:span> permettant d<text:span text:style-name="T223">e faire le rendu </text:span><text:span text:style-name="T15">HTML</text:span><text:span text:style-name="T223"> de </text:span>l’objet se fera <text:span text:style-name="T223">en</text:span> contrôl<text:span text:style-name="T223">ant 2 choses :</text:span></text:p>
      <text:list xml:id="list111647084264568" text:continue-list="list1102211270" text:style-name="L8">
        <text:list-item>
          <text:p text:style-name="P464"><text:span text:style-name="T223">que la chaîne </text:span><text:span text:style-name="T81">$template</text:span><text:span text:style-name="T223"> ne soit pas vide,</text:span></text:p>
        </text:list-item>
        <text:list-item>
          <text:p text:style-name="P464"><text:span text:style-name="T223">que la chaîne </text:span><text:span text:style-name="T81">$template</text:span><text:span text:style-name="T223"> référence réellement un fichier existant.</text:span></text:p>
        </text:list-item>
      </text:list>
      <text:h text:style-name="P546" text:outline-level="5"><text:bookmark-start text:name="__RefHeading___Toc2199_2104859123"/><text:span text:style-name="T217">Algorithme</text:span> des méthodes<text:bookmark-end text:name="__RefHeading___Toc2199_2104859123"/></text:h>
      <text:p text:style-name="P261">set<text:span text:style-name="T223">Template</text:span>(string $<text:span text:style-name="T223">template</text:span>)</text:p>
      <text:p text:style-name="P205">→ si <text:span text:style-name="T223">$</text:span><text:span text:style-name="T81">tempate</text:span> n’est pas vide</text:p>
      <text:p text:style-name="P205"><text:tab/>→<text:span text:style-name="T221"> si </text:span><text:span text:style-name="T79">$template</text:span><text:span text:style-name="T221"> est une classe (</text:span><text:span text:style-name="T14">PHP</text:span><text:span text:style-name="T221"> </text:span><text:span text:style-name="T51">file_exist(</text:span><text:span text:style-name="T79">$template</text:span><text:span text:style-name="T51">)</text:span><text:span text:style-name="T221">)</text:span></text:p>
      <text:p text:style-name="P205"><text:tab/><text:tab/><text:span text:style-name="T222">→ récupération des ‘</text:span><text:span text:style-name="T80">properties</text:span><text:span text:style-name="T222">’ de l’objet via la méthode </text:span><text:span text:style-name="T80">getProperties()</text:span></text:p>
      <text:p text:style-name="P405"><text:span text:style-name="T160">→ </text:span><text:span text:style-name="T62">$properties[‘</text:span><text:span text:style-name="T136">template</text:span><text:span text:style-name="T62">’] </text:span><text:span text:style-name="T160">reçoit</text:span><text:span text:style-name="T62"> $</text:span><text:span text:style-name="T136">template</text:span></text:p>
      <text:p text:style-name="P405"><text:span text:style-name="T160">→ sauvegarde des attributs de l’objet par la méthode</text:span><text:span text:style-name="T62"> $this→setProperties($properties)</text:span></text:p>
      <text:p text:style-name="P188"><text:tab/><text:tab/>→ retourne l’objet lui-même.</text:p>
      <text:p text:style-name="P341">→ si <text:span text:style-name="T16">$</text:span><text:span text:style-name="T79">template</text:span> <text:span text:style-name="T221">est vide ou ne correspond pas un fichier qui existe</text:span>, retourne la valeur <text:span text:style-name="T2">false</text:span>.</text:p>
      <text:p text:style-name="P261">get<text:span text:style-name="T223">Template</text:span>()</text:p>
      <text:p text:style-name="P221">→ récupération des ‘<text:span text:style-name="T62">properties</text:span>’ de l’objet via la méthode <text:span text:style-name="T62">getProperties()</text:span></text:p>
      <text:p text:style-name="P221">→ si la clé ‘<text:span text:style-name="T136">template</text:span>’ existe dans le tableau <text:span text:style-name="T62">$properties</text:span> : retourne <text:span text:style-name="T62">$properties[‘</text:span><text:span text:style-name="T136">template</text:span><text:span text:style-name="T62">’]</text:span></text:p>
      <text:p text:style-name="P341">→ si la clé ‘<text:span text:style-name="T79">template</text:span>’ n’existe pas, retourne la valeur <text:span text:style-name="T2">false</text:span>.</text:p>
      <text:h text:style-name="P542" text:outline-level="4"><text:soft-page-break/></text:h>
      <text:h text:style-name="P531" text:outline-level="4"><text:bookmark-start text:name="__RefHeading___Toc2201_2104859123"/>setObject($object) – getObject()<text:bookmark-end text:name="__RefHeading___Toc2201_2104859123"/></text:h>
      <text:p text:style-name="P109">L’attribut <text:span text:style-name="T62">object</text:span> stocke le nom proprement de la classe d’instanciation de l’objet en lettre minuscule <text:span text:style-name="T249">(</text:span><text:span text:style-name="T57">camel case syntax</text:span><text:span text:style-name="T249">)</text:span>. À la création de tout objet, la valeur contenue est fournie par le fichier spécifique de configuration de l’objet <text:span text:style-name="T276">final</text:span> (ensemble des attributs spécifiques). Il est peu probable d’affecter cet attribut après instanciation de l’objet, mais la possibilité est laissée.</text:p>
      <text:h text:style-name="P547" text:outline-level="5"><text:bookmark-start text:name="__RefHeading___Toc2592_2079834871"/><text:span text:style-name="T217">Algorithme</text:span> des méthodes<text:bookmark-end text:name="__RefHeading___Toc2592_2079834871"/></text:h>
      <text:p text:style-name="P262">setObject($object)</text:p>
      <text:p text:style-name="P206">→ si <text:span text:style-name="T15">$</text:span><text:span text:style-name="T82">object</text:span> n’est pas vide</text:p>
      <text:p text:style-name="P206"><text:tab/><text:span text:style-name="T222">→ récupération des ‘</text:span><text:span text:style-name="T80">properties</text:span><text:span text:style-name="T222">’ de l’objet via la méthode </text:span><text:span text:style-name="T80">getProperties()</text:span></text:p>
      <text:p text:style-name="P62"><text:span text:style-name="T160"><text:tab/>→ </text:span><text:span text:style-name="T62">$properties[‘</text:span><text:span text:style-name="T137">object</text:span><text:span text:style-name="T62">’] </text:span><text:span text:style-name="T160">reçoit</text:span><text:span text:style-name="T62"> $</text:span><text:span text:style-name="T137">object</text:span></text:p>
      <text:p text:style-name="P62"><text:span text:style-name="T160"><text:tab/>→ sauvegarde des attributs de l’objet par la méthode</text:span><text:span text:style-name="T62"> $this→setProperties($properties)</text:span></text:p>
      <text:p text:style-name="P189"><text:tab/>→ retourne l’objet lui-même.</text:p>
      <text:p text:style-name="P342">→ si <text:span text:style-name="T16">$</text:span><text:span text:style-name="T82">object</text:span> <text:span text:style-name="T221">est vide</text:span>, retourne la valeur <text:span text:style-name="T2">false</text:span>.</text:p>
      <text:p text:style-name="P262">getObject()</text:p>
      <text:p text:style-name="P222">→ récupération des ‘<text:span text:style-name="T62">properties</text:span>’ de l’objet via la méthode <text:span text:style-name="T62">getProperties()</text:span></text:p>
      <text:p text:style-name="P222">→ si la clé ‘<text:span text:style-name="T137">object</text:span>’ existe dans le tableau <text:span text:style-name="T62">$properties</text:span> : retourne <text:span text:style-name="T62">$properties[‘</text:span><text:span text:style-name="T137">object</text:span><text:span text:style-name="T62">’]</text:span></text:p>
      <text:p text:style-name="P342">→ si la clé ‘<text:span text:style-name="T82">object</text:span>’ n’existe pas, retourne la valeur <text:span text:style-name="T2">false</text:span>.</text:p>
      <text:h text:style-name="P531" text:outline-level="4"><text:bookmark-start text:name="__RefHeading___Toc2890_3340177762"/>setTypeObj($typeObj) – getTypeObj()<text:bookmark-end text:name="__RefHeading___Toc2890_3340177762"/></text:h>
      <text:p text:style-name="Text_20_body">L’attribut <text:span text:style-name="T62">typeObj</text:span> sert à indiquer de quel type d’objet le présent objet est étendu. Le libellé est <text:span text:style-name="T253">donné</text:span> en minuscule <text:span text:style-name="T249">(</text:span><text:span text:style-name="T57">camel case syntax</text:span><text:span text:style-name="T249">)</text:span>.</text:p>
      <text:p text:style-name="Text_20_body">À la création de tout objet, la valeur contenue est fournie par le fichier spécifique de configuration de l’objet <text:span text:style-name="T276">final</text:span> (ensemble des attributs spécifiques). Il est <text:span text:style-name="T253">peu</text:span> probable d’affecter cet attribut après instanciation de l’objet, mais la possibilité est laissée.</text:p>
      <text:h text:style-name="P548" text:outline-level="5"><text:bookmark-start text:name="__RefHeading___Toc2594_2079834871"/><text:span text:style-name="T217">Algorithme</text:span> des méthodes<text:bookmark-end text:name="__RefHeading___Toc2594_2079834871"/></text:h>
      <text:p text:style-name="P263">set<text:span text:style-name="T224">Typ</text:span>Obj($<text:span text:style-name="T224">typeO</text:span>bj)</text:p>
      <text:p text:style-name="P207">→ si <text:span text:style-name="T15">$</text:span><text:span text:style-name="T17">typeO</text:span><text:span text:style-name="T82">bj </text:span>n’est pas vide</text:p>
      <text:p text:style-name="P207"><text:tab/><text:span text:style-name="T222">→ récupération des ‘</text:span><text:span text:style-name="T80">properties</text:span><text:span text:style-name="T222">’ de l’objet via la méthode </text:span><text:span text:style-name="T80">getProperties()</text:span></text:p>
      <text:p text:style-name="P63"><text:span text:style-name="T160"><text:tab/>→ </text:span><text:span text:style-name="T62">$properties[‘</text:span><text:span text:style-name="T138">typeObj</text:span><text:span text:style-name="T62">’] </text:span><text:span text:style-name="T160">reçoit</text:span><text:span text:style-name="T62"> $</text:span><text:span text:style-name="T138">typeObj</text:span></text:p>
      <text:p text:style-name="P63"><text:span text:style-name="T160"><text:tab/>→ sauvegarde des attributs de l’objet par la méthode</text:span><text:span text:style-name="T62"> $this→setProperties($properties)</text:span></text:p>
      <text:p text:style-name="P190"><text:tab/>→ retourne l’objet lui-même.</text:p>
      <text:p text:style-name="P343">→ si <text:span text:style-name="T16">$</text:span><text:span text:style-name="T82">object</text:span> <text:span text:style-name="T221">est vide</text:span>, retourne la valeur <text:span text:style-name="T2">false</text:span>.</text:p>
      <text:p text:style-name="P263">get<text:span text:style-name="T224">Type</text:span>Obj()</text:p>
      <text:p text:style-name="P223">→ récupération des ‘<text:span text:style-name="T62">properties</text:span>’ de l’objet via la méthode <text:span text:style-name="T62">getProperties()</text:span></text:p>
      <text:p text:style-name="P223">→ si la clé ‘<text:span text:style-name="T138">typeO</text:span><text:span text:style-name="T137">bj</text:span>’ existe dans le tableau <text:span text:style-name="T62">$properties</text:span> : retourne <text:span text:style-name="T62">$properties[‘</text:span><text:span text:style-name="T138">typeO</text:span><text:span text:style-name="T137">bj</text:span><text:span text:style-name="T62">’]</text:span></text:p>
      <text:p text:style-name="P343">→ si la clé ‘<text:span text:style-name="T83">typeO</text:span><text:span text:style-name="T82">bj</text:span>’ n’existe pas, retourne la valeur <text:span text:style-name="T2">false</text:span>.</text:p>
      <text:h text:style-name="P534" text:outline-level="4"><text:bookmark-start text:name="__RefHeading___Toc1281_4267579534"/>getLastAccess()<text:bookmark-end text:name="__RefHeading___Toc1281_4267579534"/></text:h>
      <text:p text:style-name="P110">L’attribut <text:span text:style-name="T62">lastAccess</text:span> contient l’horodatage du dernier accès à l’objet en lecture ou écriture. Cette donnée permet d’éviter le recours au conteneur de session pour avoir centaines valeurs d’attributs sauvegardés dans l’objet. On parle ici des attributs : <text:span text:style-name="T62">id</text:span>, <text:span text:style-name="T62">name</text:span>, <text:span text:style-name="T62">properties</text:span>, <text:span text:style-name="T62">form</text:span> et <text:span text:style-name="T62">lastAccess</text:span> lui-même.</text:p>
      <text:p text:style-name="P110">De fait cet attribut ne peut être accessible qu’en lecture. <text:span text:style-name="T276">L</text:span>’écriture sera assurée par les méthodes <text:span text:style-name="T62">setProperties($properties)</text:span> et <text:span text:style-name="T62">getProperties()</text:span>.</text:p>
      <text:h text:style-name="P548" text:outline-level="5"><text:bookmark-start text:name="__RefHeading___Toc2596_2079834871"/><text:soft-page-break/><text:span text:style-name="T217">Algorithme</text:span> de <text:span text:style-name="T224">la</text:span> méthode<text:bookmark-end text:name="__RefHeading___Toc2596_2079834871"/></text:h>
      <text:p text:style-name="P263"><text:span text:style-name="T224">g</text:span>et<text:span text:style-name="T224">LastAccess</text:span>()</text:p>
      <text:p text:style-name="P357"><text:span text:style-name="T185">→</text:span><text:span text:style-name="T186"> </text:span><text:span text:style-name="T222">récupération </text:span><text:span text:style-name="T170">de l’attribut </text:span><text:span text:style-name="T83">lassAccess</text:span><text:span text:style-name="T170">,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2">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48" text:outline-level="5"><text:bookmark-start text:name="__RefHeading___Toc2598_2079834871"/><text:span text:style-name="T217">Algorithme</text:span> des méthodes<text:bookmark-end text:name="__RefHeading___Toc2598_2079834871"/></text:h>
      <text:p text:style-name="P266">setClasses($classes)</text:p>
      <text:p text:style-name="P207">→ si <text:span text:style-name="T15">$</text:span><text:span text:style-name="T17">classes</text:span><text:span text:style-name="T82"> </text:span>n’est pas vide</text:p>
      <text:p text:style-name="P207"><text:tab/>→<text:span text:style-name="T224"> si </text:span><text:span text:style-name="T83">$classes</text:span><text:span text:style-name="T224"> est un tableau : </text:span><text:span text:style-name="T83">$classes</text:span><text:span text:style-name="T224"> ← </text:span><text:span text:style-name="T53">implode(‘ ‘, </text:span><text:span text:style-name="T83">$classes</text:span><text:span text:style-name="T53">)</text:span></text:p>
      <text:p text:style-name="P207"><text:tab/>→<text:span text:style-name="T224"> si </text:span><text:span text:style-name="T83">$classes</text:span><text:span text:style-name="T224"> est une chaîne de caractères</text:span></text:p>
      <text:p text:style-name="P207"><text:tab/><text:tab/><text:span text:style-name="T222">→ récupération des ‘</text:span><text:span text:style-name="T80">properties</text:span><text:span text:style-name="T222">’ de l’objet via la méthode </text:span><text:span text:style-name="T80">getProperties()</text:span></text:p>
      <text:p text:style-name="P63"><text:span text:style-name="T160"><text:tab/><text:tab/>→ </text:span><text:span text:style-name="T62">$properties[‘</text:span><text:span text:style-name="T138">typeObj</text:span><text:span text:style-name="T62">’] </text:span><text:span text:style-name="T160">reçoit</text:span><text:span text:style-name="T62"> $</text:span><text:span text:style-name="T138">typeObj</text:span></text:p>
      <text:p text:style-name="P399"><text:span text:style-name="T160">→ sauvegarde des attributs de l’objet par la méthode</text:span><text:span text:style-name="T62"> $this→setProperties($properties)</text:span></text:p>
      <text:p text:style-name="P190"><text:tab/><text:tab/>→ retourne l’objet lui-même.</text:p>
      <text:p text:style-name="P343">→ si <text:span text:style-name="T15">$</text:span><text:span text:style-name="T17">classes</text:span> <text:span text:style-name="T221">est vide</text:span>, retourne la valeur <text:span text:style-name="T2">false</text:span>.</text:p>
      <text:p text:style-name="P266">addClass($class)</text:p>
      <text:p text:style-name="P207">→ si <text:span text:style-name="T15">$</text:span><text:span text:style-name="T17">class</text:span><text:span text:style-name="T82"> </text:span>n’est pas vide</text:p>
      <text:p text:style-name="P207"><text:tab/><text:span text:style-name="T222">→ récupération des ‘</text:span><text:span text:style-name="T80">properties</text:span><text:span text:style-name="T222">’ de l’objet via la méthode </text:span><text:span text:style-name="T80">getProperties()</text:span></text:p>
      <text:p text:style-name="P54"><text:tab/>→ <text:span text:style-name="T224">récupération de</text:span> <text:span text:style-name="T62">$properties[‘</text:span><text:span text:style-name="T83">classes</text:span><text:span text:style-name="T62">’] </text:span><text:span text:style-name="T224">dans</text:span> <text:span text:style-name="T62">$</text:span><text:span text:style-name="T83">classes</text:span></text:p>
      <text:p text:style-name="P54"><text:span text:style-name="T224"><text:tab/>→ si </text:span><text:span text:style-name="T83">$class</text:span><text:span text:style-name="T224"> n’est pas contenu dans </text:span><text:span text:style-name="T83">$classes</text:span></text:p>
      <text:p text:style-name="P59"><text:tab/><text:tab/>→ ajout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9"><text:span text:style-name="T160">→ sauvegarde des attributs de l’objet par la méthode</text:span><text:span text:style-name="T62"> $this→setProperties($properties)</text:span></text:p>
      <text:p text:style-name="P54"><text:tab/><text:tab/>→ retourne l’objet lui-même.</text:p>
      <text:p text:style-name="P343">→ si <text:span text:style-name="T15">$</text:span><text:span text:style-name="T17">class</text:span> <text:span text:style-name="T221">est vide ou existe déjà dans l’attribut </text:span><text:span text:style-name="T79">classes</text:span>, retourne la valeur <text:span text:style-name="T2">false</text:span>.</text:p>
      <text:p text:style-name="P266">removeClass($class)</text:p>
      <text:p text:style-name="P207">→ si <text:span text:style-name="T15">$</text:span><text:span text:style-name="T17">class</text:span><text:span text:style-name="T82"> </text:span>n’est pas vide</text:p>
      <text:p text:style-name="P207"><text:tab/><text:span text:style-name="T222">→ récupération des ‘</text:span><text:span text:style-name="T80">properties</text:span><text:span text:style-name="T222">’ de l’objet via la méthode </text:span><text:span text:style-name="T80">getProperties()</text:span></text:p>
      <text:p text:style-name="P54"><text:tab/>→ <text:span text:style-name="T224">récupération de</text:span> <text:span text:style-name="T62">$properties[‘</text:span><text:span text:style-name="T83">classes</text:span><text:span text:style-name="T62">’] </text:span><text:span text:style-name="T224">dans</text:span> <text:span text:style-name="T62">$</text:span><text:span text:style-name="T83">classes</text:span></text:p>
      <text:p text:style-name="P54"><text:span text:style-name="T224"><text:tab/>→ si </text:span><text:span text:style-name="T83">$class</text:span><text:span text:style-name="T224"> est contenu dans </text:span><text:span text:style-name="T83">$classes</text:span></text:p>
      <text:p text:style-name="P59"><text:tab/><text:tab/>→ suppression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9"><text:span text:style-name="T160">→ sauvegarde des attributs de l’objet par la méthode</text:span><text:span text:style-name="T62"> $this→setProperties($properties)</text:span></text:p>
      <text:p text:style-name="P54"><text:tab/><text:tab/>→ retourne l’objet lui-même.</text:p>
      <text:p text:style-name="P343">→ si <text:span text:style-name="T15">$</text:span><text:span text:style-name="T17">class</text:span> <text:span text:style-name="T221">est vide ou n’existe pas dans l’attribut </text:span><text:span text:style-name="T79">classes</text:span>, retourne la valeur <text:span text:style-name="T2">false</text:span>.</text:p>
      <text:p text:style-name="P267">getClasses()</text:p>
      <text:p text:style-name="P240">→ récupération des ‘<text:span text:style-name="T62">properties</text:span>’ de l’objet via la méthode <text:span text:style-name="T62">getProperties()</text:span></text:p>
      <text:p text:style-name="P240">→ si la clé ‘<text:span text:style-name="T138">classes</text:span>’ existe dans le tableau <text:span text:style-name="T62">$properties</text:span> : retourne <text:span text:style-name="T62">$properties[‘</text:span><text:span text:style-name="T138">classes</text:span><text:span text:style-name="T62">’]</text:span></text:p>
      <text:p text:style-name="P354">→ si la clé ‘<text:span text:style-name="T83">classes</text:span>’ n’existe pas, retourne la valeur <text:span text:style-name="T2">false</text:span>.</text:p>
      <text:h text:style-name="P535" text:outline-level="4"><text:bookmark-start text:name="__RefHeading___Toc8319_3443808127"/><text:soft-page-break/><text:span text:style-name="T300">enable</text:span>(), <text:span text:style-name="T300">disable</text:span>(), get<text:span text:style-name="T300">State</text:span>()<text:bookmark-end text:name="__RefHeading___Toc8319_3443808127"/></text:h>
      <text:h text:style-name="P549" text:outline-level="5"><text:bookmark-start text:name="__RefHeading___Toc8715_1097217395"/><text:span text:style-name="T217">Algorithme</text:span> des méthodes<text:bookmark-end text:name="__RefHeading___Toc8715_1097217395"/></text:h>
      <text:p text:style-name="P268"><text:span text:style-name="T299">enable</text:span>()</text:p>
      <text:p text:style-name="P240">→ récupération des ‘<text:span text:style-name="T62">properties</text:span>’ de l’objet via la méthode <text:span text:style-name="T62">getProperties()</text:span></text:p>
      <text:p text:style-name="P240"><text:span text:style-name="T160">→</text:span><text:span text:style-name="T184"> </text:span><text:span text:style-name="T125">$properties[‘state’]</text:span><text:span text:style-name="T184"> reçoit </text:span><text:span text:style-name="T125">self ::STATE_ENABLE ;</text:span></text:p>
      <text:p text:style-name="P68"><text:span text:style-name="T160">→ sauvegarde des attributs de l’objet par la méthode</text:span><text:span text:style-name="T62"> $this→setProperties($properties)</text:span></text:p>
      <text:p text:style-name="P58">→ retourne l’objet lui-même.</text:p>
      <text:p text:style-name="P267"><text:span text:style-name="T299">disable</text:span>()</text:p>
      <text:p text:style-name="P240">→ récupération des ‘<text:span text:style-name="T62">properties</text:span>’ de l’objet via la méthode <text:span text:style-name="T62">getProperties()</text:span></text:p>
      <text:p text:style-name="P240"><text:span text:style-name="T160">→</text:span><text:span text:style-name="T184"> </text:span><text:span text:style-name="T125">$properties[‘state’]</text:span><text:span text:style-name="T184"> reçoit </text:span><text:span text:style-name="T125">self ::STATE_DISABLE ;</text:span></text:p>
      <text:p text:style-name="P68"><text:span text:style-name="T160">→ sauvegarde des attributs de l’objet par la méthode</text:span><text:span text:style-name="T62"> $this→setProperties($properties)</text:span></text:p>
      <text:p text:style-name="P58">→ retourne l’objet lui-même.</text:p>
      <text:p text:style-name="P267">get<text:span text:style-name="T299">State</text:span>()</text:p>
      <text:p text:style-name="P240">→ récupération des ‘<text:span text:style-name="T62">properties</text:span>’ de l’objet via la méthode <text:span text:style-name="T62">getProperties()</text:span></text:p>
      <text:p text:style-name="P240">→ si la clé ‘<text:span text:style-name="T142">state</text:span>’ existe dans le tableau <text:span text:style-name="T62">$properties</text:span> : retourne <text:span text:style-name="T62">$properties[‘</text:span><text:span text:style-name="T142">state</text:span><text:span text:style-name="T62">’]</text:span></text:p>
      <text:p text:style-name="P354">→ si la clé ‘<text:span text:style-name="T125">state</text:span>’ n’existe pas, retourne la valeur <text:span text:style-name="T2">false</text:span>.</text:p>
      <text:h text:style-name="P505"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2">resource</text:span><text:span text:style-name="T100">s</text:span> contiendra au moins 2 tableaux ayant comme clé d’accès <text:span text:style-name="T62">css</text:span> et <text:span text:style-name="T62">js</text:span>. Chacun d’eux sera formé d’occurrence<text:span text:style-name="T277">s</text:span> avec comme clé le nom du fichier, et valeur le chemin total d’accès au fichier à partir du répertoire public de votre projet. De cette remarque découle <text:span text:style-name="T249">l</text:span>a présence de lien symbolique vers certains répertoires dans les modules de votre projet.</text:p>
      <text:h text:style-name="P536" text:outline-level="4"><text:bookmark-start text:name="__RefHeading___Toc3112_284258370"/>Gestion des fich<text:span text:style-name="T226">i</text:span>ers feuilles de style :<text:bookmark-end text:name="__RefHeading___Toc3112_284258370"/></text:h>
      <text:p text:style-name="P111">On va gérer le contenu du tableau ayant comme clé d’accès <text:span text:style-name="T62">css</text:span>. En partant du principe que l’on doit avoir le maximum de possibilité d’agir, on aura les méthodes suivantes :</text:p>
      <text:list xml:id="list3410382728" text:style-name="L9">
        <text:list-item>
          <text:p text:style-name="P465"><text:bookmark-start text:name="__DdeLink__3238_284258370"/><text:span text:style-name="T62">addCssFile($nameFile, $pathFile)</text:span><text:bookmark-end text:name="__DdeLink__3238_284258370"/> pour ajouter une ressource,</text:p>
        </text:list-item>
        <text:list-item>
          <text:p text:style-name="P465"><text:bookmark-start text:name="__DdeLink__3240_284258370"/><text:span text:style-name="T62">removeCssFile($nameFile)</text:span><text:bookmark-end text:name="__DdeLink__3240_284258370"/> pour enlever une référence dans le tableau <text:span text:style-name="T62">css</text:span>,</text:p>
        </text:list-item>
        <text:list-item>
          <text:p text:style-name="P465"><text:bookmark-start text:name="__DdeLink__3242_284258370"/><text:span text:style-name="T62">getPathCssFile($nameFile)</text:span><text:bookmark-end text:name="__DdeLink__3242_284258370"/> pour obtenir le chemin complet d’accès au fichier,</text:p>
        </text:list-item>
        <text:list-item>
          <text:p text:style-name="P465"><text:bookmark-start text:name="__DdeLink__3244_284258370"/><text:span text:style-name="T62">enaCssFile($nameFile)</text:span><text:bookmark-end text:name="__DdeLink__3244_284258370"/> pour activer l’utilisation d’un fichier de feuilles style,</text:p>
        </text:list-item>
        <text:list-item>
          <text:p text:style-name="P465"><text:span text:style-name="T62">disCssFile($nameFile)</text:span> pour désactiver l’utilisation d’un fichier feuille de style, sans l’enlever du tableau <text:span text:style-name="T62">css</text:span>.</text:p>
        </text:list-item>
        <text:list-item>
          <text:p text:style-name="P442"><text:bookmark-start text:name="__DdeLink__3246_284258370"/><text:span text:style-name="T62">getCssFileStatus($nameFile)</text:span><text:bookmark-end text:name="__DdeLink__3246_284258370"/> précise si le fichier de feuille de style est activé ou non.</text:p>
        </text:list-item>
      </text:list>
      <text:h text:style-name="P550" text:outline-level="5"><text:bookmark-start text:name="__RefHeading___Toc3114_284258370"/><text:span text:style-name="T217">Algorithme</text:span> des méthodes<text:bookmark-end text:name="__RefHeading___Toc3114_284258370"/></text:h>
      <text:p text:style-name="P243">addCssFile($nameFile, $pathFile)</text:p>
      <text:p text:style-name="P208">→ si <text:span text:style-name="T15">$</text:span><text:span text:style-name="T18">nameFile</text:span><text:span text:style-name="T227"> et </text:span><text:span text:style-name="T84">$pathFile </text:span>n<text:span text:style-name="T226">e sont</text:span> pas <text:span text:style-name="T253">vides</text:span></text:p>
      <text:p text:style-name="P208"><text:tab/>→<text:span text:style-name="T226"> si </text:span><text:span text:style-name="T84">$pathFile</text:span><text:span text:style-name="T226"> pointe bien sur un fichier qui existe</text:span></text:p>
      <text:p text:style-name="P208"><text:tab/><text:tab/><text:span text:style-name="T222">→ récupération des ‘</text:span><text:span text:style-name="T80">properties</text:span><text:span text:style-name="T222">’ de l’objet via la méthode </text:span><text:span text:style-name="T80">getProperties()</text:span></text:p>
      <text:p text:style-name="P401"><text:span text:style-name="T222">→ si la clé </text:span><text:span text:style-name="T84">resources</text:span><text:span text:style-name="T226"> n’existe pas dans </text:span><text:span text:style-name="T84">$properties</text:span></text:p>
      <text:p text:style-name="P407"><text:span text:style-name="T84"><text:tab/></text:span><text:span text:style-name="T226">→ </text:span><text:span text:style-name="T84">$properties[‘resources] ← []</text:span></text:p>
      <text:p text:style-name="P410">→ $resources ← $properties[‘resources’]</text:p>
      <text:p text:style-name="P407"><text:span text:style-name="T226">→ si la clé </text:span><text:span text:style-name="T84">css</text:span><text:span text:style-name="T226"> n’existe pas dans </text:span><text:span text:style-name="T84">$resources</text:span></text:p>
      <text:p text:style-name="P408"><text:span text:style-name="T84"><text:tab/></text:span><text:span text:style-name="T226">→ </text:span><text:span text:style-name="T84">$resources[‘css’] ← []</text:span></text:p>
      <text:p text:style-name="P408"><text:span text:style-name="T84"><text:tab/></text:span><text:span text:style-name="T226">→ </text:span><text:span text:style-name="T84">$resources[‘css’]</text:span><text:span text:style-name="T90">[‘enable’]</text:span><text:span text:style-name="T84"> ← []</text:span></text:p>
      <text:p text:style-name="P408"><text:soft-page-break/><text:span text:style-name="T226">→ </text:span><text:span text:style-name="T84">$resources[’css’][$nameFile] ← $pathFile</text:span></text:p>
      <text:p text:style-name="P409"><text:span text:style-name="T226">→ </text:span><text:span text:style-name="T87">$resources[‘css’][‘enable’]</text:span><text:span text:style-name="T100">[]</text:span><text:span text:style-name="T229"> reçoit la valeur </text:span><text:span text:style-name="T87">$nameFile</text:span></text:p>
      <text:p text:style-name="P407"><text:span text:style-name="T226">→ </text:span><text:span text:style-name="T84">$prope</text:span><text:span text:style-name="T85">rties[‘resources’] ← $resources</text:span></text:p>
      <text:p text:style-name="P400"><text:span text:style-name="T160">→ sauvegarde des attributs de l’objet par la méthode</text:span><text:span text:style-name="T62"> $this→setProperties($properties)</text:span></text:p>
      <text:p text:style-name="P57"><text:span text:style-name="T85"><text:tab/><text:tab/></text:span><text:span text:style-name="T228">→ retourne l’objet lui-même.</text:span></text:p>
      <text:p text:style-name="P344">→ si <text:span text:style-name="T15">$</text:span><text:span text:style-name="T18">nameFile</text:span><text:span text:style-name="T227"> ou </text:span><text:span text:style-name="T84">$pathFile</text:span> <text:span text:style-name="T226">sont vides ou que </text:span>n’existe pas <text:span text:style-name="T226">le fichier nommé</text:span>, retourne la valeur <text:span text:style-name="T2">false</text:span>.</text:p>
      <text:p text:style-name="P243">removeCssFile($nameFile)</text:p>
      <text:p text:style-name="P209">→ si <text:span text:style-name="T15">$</text:span><text:span text:style-name="T18">nameFile</text:span><text:span text:style-name="T227"> </text:span>n’<text:span text:style-name="T226">est</text:span> pas vide</text:p>
      <text:p text:style-name="P191"><text:span text:style-name="T218"><text:tab/></text:span>→ récupération des ‘<text:span text:style-name="T62">properties</text:span>’ de l’objet via la méthode <text:span text:style-name="T62">getProperties(</text:span><text:span text:style-name="T85">)</text:span></text:p>
      <text:p text:style-name="P191"><text:span text:style-name="T85"><text:tab/></text:span><text:span text:style-name="T228">→ si la clé </text:span><text:span text:style-name="T85">resources</text:span><text:span text:style-name="T228"> existe dans </text:span><text:span text:style-name="T85">$properties</text:span></text:p>
      <text:p text:style-name="P191"><text:span text:style-name="T85"><text:tab/><text:tab/></text:span><text:span text:style-name="T228">→ </text:span><text:span text:style-name="T85">$resources</text:span><text:span text:style-name="T228"> reçoit </text:span><text:span text:style-name="T85">$properties[‘resources’]</text:span></text:p>
      <text:p text:style-name="P191"><text:span text:style-name="T85"><text:tab/><text:tab/></text:span><text:span text:style-name="T228">→ si la clé </text:span><text:span text:style-name="T85">css</text:span><text:span text:style-name="T228"> existe dans </text:span><text:span text:style-name="T85">$resources</text:span></text:p>
      <text:p text:style-name="P191"><text:span text:style-name="T85"><text:tab/><text:tab/><text:tab/></text:span><text:span text:style-name="T228">→ </text:span><text:span text:style-name="T85">$css</text:span><text:span text:style-name="T228"> reçoit </text:span><text:span text:style-name="T85">$resources[‘css‘]</text:span></text:p>
      <text:p text:style-name="P191"><text:span text:style-name="T85"><text:tab/><text:tab/><text:tab/></text:span><text:span text:style-name="T228">→ si la clé </text:span><text:span text:style-name="T85">$nameFile</text:span><text:span text:style-name="T228"> existe dans </text:span><text:span text:style-name="T85">$css</text:span></text:p>
      <text:p text:style-name="P192"><text:span text:style-name="T85"><text:tab/><text:tab/><text:tab/><text:tab/></text:span><text:span text:style-name="T228">→ suppression de l’occurrence </text:span><text:span text:style-name="T85">$nameFile</text:span><text:span text:style-name="T228"> dans </text:span><text:span text:style-name="T85">$css</text:span></text:p>
      <text:p text:style-name="P305"><text:span text:style-name="T228">→ suppression de l’occurrence de valeur </text:span><text:span text:style-name="T85">$nameFile</text:span><text:span text:style-name="T228"> dans le tableau </text:span><text:span text:style-name="T85">$css</text:span><text:span text:style-name="T87">[‘enable’]</text:span></text:p>
      <text:p text:style-name="P192"><text:span text:style-name="T85"><text:tab/><text:tab/><text:tab/><text:tab/></text:span><text:span text:style-name="T228">→ </text:span><text:span text:style-name="T85">$resources[‘css’] = $css</text:span></text:p>
      <text:p text:style-name="P191"><text:span text:style-name="T85"><text:tab/><text:tab/><text:tab/><text:tab/></text:span><text:span text:style-name="T228">→ </text:span><text:span text:style-name="T85">$properties[‘resource’] = $resources</text:span></text:p>
      <text:p text:style-name="P301"><text:span text:style-name="T160">→ sauvegarde des attributs de l’objet par la méthode</text:span><text:span text:style-name="T62"> $this→setProperties($properties)</text:span></text:p>
      <text:p text:style-name="P306">→ retourne l’objet lui-même.</text:p>
      <text:p text:style-name="P345">→ si <text:span text:style-name="T15">$</text:span><text:span text:style-name="T18">nameFile</text:span><text:span text:style-name="T227"> est vide ou que </text:span>n’existe pas <text:span text:style-name="T228">clé à ce nom dans le tableau </text:span><text:span text:style-name="T19">css</text:span>, retourne la valeur <text:span text:style-name="T2">false</text:span>.</text:p>
      <text:p text:style-name="P244">getPathCssFile($nameFile)</text:p>
      <text:p text:style-name="P209">→ si <text:span text:style-name="T15">$</text:span><text:span text:style-name="T18">nameFile</text:span><text:span text:style-name="T227"> </text:span>n’<text:span text:style-name="T226">est</text:span> pas vide</text:p>
      <text:p text:style-name="P193"><text:span text:style-name="T218"><text:tab/></text:span>→ récupération des ‘<text:span text:style-name="T62">properties</text:span>’ de l’objet via la méthode <text:span text:style-name="T62">getProperties(</text:span><text:span text:style-name="T85">)</text:span></text:p>
      <text:p text:style-name="P193"><text:span text:style-name="T85"><text:tab/></text:span><text:span text:style-name="T228">→ si la clé </text:span><text:span text:style-name="T85">resources</text:span><text:span text:style-name="T228"> existe dans </text:span><text:span text:style-name="T85">$properties</text:span></text:p>
      <text:p text:style-name="P193"><text:span text:style-name="T85"><text:tab/><text:tab/></text:span><text:span text:style-name="T228">→ </text:span><text:span text:style-name="T85">$resources</text:span><text:span text:style-name="T228"> reçoit </text:span><text:span text:style-name="T85">$properties[‘resources’]</text:span></text:p>
      <text:p text:style-name="P193"><text:span text:style-name="T85"><text:tab/><text:tab/></text:span><text:span text:style-name="T228">→ si la clé </text:span><text:span text:style-name="T85">css</text:span><text:span text:style-name="T228"> existe dans </text:span><text:span text:style-name="T85">$resources</text:span></text:p>
      <text:p text:style-name="P193"><text:span text:style-name="T85"><text:tab/><text:tab/><text:tab/></text:span><text:span text:style-name="T228">→ </text:span><text:span text:style-name="T85">$css</text:span><text:span text:style-name="T228"> reçoit </text:span><text:span text:style-name="T85">$resources[‘css‘]</text:span></text:p>
      <text:p text:style-name="P193"><text:span text:style-name="T85"><text:tab/><text:tab/><text:tab/></text:span><text:span text:style-name="T228">→ si la clé </text:span><text:span text:style-name="T85">$nameFile</text:span><text:span text:style-name="T228"> existe dans </text:span><text:span text:style-name="T85">$css</text:span></text:p>
      <text:p text:style-name="P193"><text:span text:style-name="T85"><text:tab/><text:tab/><text:tab/><text:tab/></text:span><text:span text:style-name="T228">→ retourne la valeur </text:span><text:span text:style-name="T86">$css[$nameFile]</text:span></text:p>
      <text:p text:style-name="P346">→ si <text:span text:style-name="T15">$</text:span><text:span text:style-name="T18">nameFile</text:span><text:span text:style-name="T227"> est vide ou que </text:span>n’existe pas <text:span text:style-name="T228">clé à ce nom dans le tableau </text:span><text:span text:style-name="T19">css</text:span>, retourne la valeur <text:span text:style-name="T2">false</text:span>.</text:p>
      <text:p text:style-name="P244">enaCssFile($nameFile)</text:p>
      <text:p text:style-name="P209">→ si <text:span text:style-name="T15">$</text:span><text:span text:style-name="T18">nameFile</text:span><text:span text:style-name="T227"> </text:span>n’<text:span text:style-name="T226">est</text:span> pas vide</text:p>
      <text:p text:style-name="P192"><text:span text:style-name="T218"><text:tab/></text:span>→ récupération des ‘<text:span text:style-name="T62">properties</text:span>’ de l’objet via la méthode <text:span text:style-name="T62">getProperties(</text:span><text:span text:style-name="T85">)</text:span></text:p>
      <text:p text:style-name="P192"><text:span text:style-name="T85"><text:tab/></text:span><text:span text:style-name="T228">→ si la clé </text:span><text:span text:style-name="T85">resources</text:span><text:span text:style-name="T228"> existe dans </text:span><text:span text:style-name="T85">$properties</text:span></text:p>
      <text:p text:style-name="P192"><text:span text:style-name="T85"><text:tab/><text:tab/></text:span><text:span text:style-name="T228">→ </text:span><text:span text:style-name="T85">$resources</text:span><text:span text:style-name="T228"> reçoit </text:span><text:span text:style-name="T85">$properties[‘resources’]</text:span></text:p>
      <text:p text:style-name="P192"><text:span text:style-name="T85"><text:tab/><text:tab/></text:span><text:span text:style-name="T228">→ si la clé </text:span><text:span text:style-name="T85">css</text:span><text:span text:style-name="T228"> existe dans </text:span><text:span text:style-name="T85">$resources</text:span></text:p>
      <text:p text:style-name="P422"><text:span text:style-name="T230">→ si la valeur </text:span><text:span text:style-name="T88">$nameFile</text:span><text:span text:style-name="T230"> n’est pas une occurrence du tableau </text:span><text:span text:style-name="T89">$css[‘enable’]</text:span></text:p>
      <text:p text:style-name="P425"><text:span text:style-name="T89"><text:tab/></text:span><text:span text:style-name="T231">→ ajout au tableau </text:span><text:span text:style-name="T89">$css[‘enable’]</text:span><text:span text:style-name="T54"> de l’occurrence </text:span><text:span text:style-name="T89">[$nameFile]</text:span></text:p>
      <text:p text:style-name="P276"><text:span text:style-name="T85"><text:tab/><text:tab/><text:tab/><text:tab/></text:span><text:span text:style-name="T228">→ </text:span><text:span text:style-name="T85">$resources[‘css’] = $css</text:span></text:p>
      <text:p text:style-name="P194"><text:span text:style-name="T85"><text:tab/><text:tab/><text:tab/><text:tab/></text:span><text:span text:style-name="T228">→ </text:span><text:span text:style-name="T85">$properties[‘resource’] = $resources</text:span></text:p>
      <text:p text:style-name="P302"><text:span text:style-name="T160">→ sauvegarde des attributs de l’objet par la méthode</text:span><text:span text:style-name="T62"> $this→setProperties($properties)</text:span></text:p>
      <text:p text:style-name="P309">→ retourne l’objet lui-même.</text:p>
      <text:p text:style-name="P347">→ si <text:span text:style-name="T15">$</text:span><text:span text:style-name="T18">nameFile</text:span><text:span text:style-name="T227"> est vide ou que </text:span>n’existe pas <text:span text:style-name="T228">clé à ce nom dans le tableau </text:span><text:span text:style-name="T19">css</text:span>, retourne la valeur <text:span text:style-name="T2">false</text:span>.</text:p>
      <text:p text:style-name="P245">disCssFile($nameFile)</text:p>
      <text:p text:style-name="P210">→ si <text:span text:style-name="T15">$</text:span><text:span text:style-name="T18">nameFile</text:span><text:span text:style-name="T227"> </text:span>n’<text:span text:style-name="T226">est</text:span> pas vide</text:p>
      <text:p text:style-name="P192"><text:span text:style-name="T218"><text:tab/></text:span>→ récupération des ‘<text:span text:style-name="T62">properties</text:span>’ de l’objet via la méthode <text:span text:style-name="T62">getProperties(</text:span><text:span text:style-name="T85">)</text:span></text:p>
      <text:p text:style-name="P192"><text:span text:style-name="T85"><text:tab/></text:span><text:span text:style-name="T228">→ si la clé </text:span><text:span text:style-name="T85">resources</text:span><text:span text:style-name="T228"> existe dans </text:span><text:span text:style-name="T85">$properties</text:span></text:p>
      <text:p text:style-name="P192"><text:soft-page-break/><text:span text:style-name="T85"><text:tab/><text:tab/></text:span><text:span text:style-name="T228">→ </text:span><text:span text:style-name="T85">$resources</text:span><text:span text:style-name="T228"> reçoit </text:span><text:span text:style-name="T85">$properties[‘resources’]</text:span></text:p>
      <text:p text:style-name="P192"><text:span text:style-name="T85"><text:tab/><text:tab/></text:span><text:span text:style-name="T228">→ si la clé </text:span><text:span text:style-name="T85">css</text:span><text:span text:style-name="T228"> existe dans </text:span><text:span text:style-name="T85">$resources</text:span></text:p>
      <text:p text:style-name="P423"><text:span text:style-name="T230">→ si la valeur </text:span><text:span text:style-name="T88">$nameFile</text:span><text:span text:style-name="T230"> est une occurrence en valeur du tableau </text:span><text:span text:style-name="T89">$css[‘enable’]</text:span></text:p>
      <text:p text:style-name="P425"><text:span text:style-name="T89"><text:tab/></text:span><text:span text:style-name="T231">→ suppression au tableau </text:span><text:span text:style-name="T89">$css[‘enable’]</text:span><text:span text:style-name="T54"> de l’occurrence </text:span><text:span text:style-name="T89">[$nameFile]</text:span></text:p>
      <text:p text:style-name="P276"><text:span text:style-name="T85"><text:tab/><text:tab/><text:tab/><text:tab/></text:span><text:span text:style-name="T228">→ </text:span><text:span text:style-name="T85">$resources[‘css’] = $css</text:span></text:p>
      <text:p text:style-name="P194"><text:span text:style-name="T85"><text:tab/><text:tab/><text:tab/><text:tab/></text:span><text:span text:style-name="T228">→ </text:span><text:span text:style-name="T85">$properties[‘resource’] = $resources</text:span></text:p>
      <text:p text:style-name="P302"><text:span text:style-name="T160">→ sauvegarde des attributs de l’objet par la méthode</text:span><text:span text:style-name="T62"> $this→setProperties($properties)</text:span></text:p>
      <text:p text:style-name="P310">→ retourne l’objet lui-même.</text:p>
      <text:p text:style-name="P347">→ si <text:span text:style-name="T15">$</text:span><text:span text:style-name="T18">nameFile</text:span><text:span text:style-name="T227"> est vide ou que </text:span>n’existe pas <text:span text:style-name="T228">clé à ce nom dans le tableau </text:span><text:span text:style-name="T19">css</text:span>, retourne la valeur <text:span text:style-name="T2">false</text:span>.</text:p>
      <text:p text:style-name="P245"><text:span text:style-name="T229">get</text:span>CssFile<text:span text:style-name="T229">Status</text:span>($nameFile)</text:p>
      <text:p text:style-name="P210">→ si <text:span text:style-name="T15">$</text:span><text:span text:style-name="T18">nameFile</text:span><text:span text:style-name="T227"> </text:span>n’<text:span text:style-name="T226">est</text:span> pas vide</text:p>
      <text:p text:style-name="P192"><text:span text:style-name="T218"><text:tab/></text:span>→ récupération des ‘<text:span text:style-name="T62">properties</text:span>’ de l’objet via la méthode <text:span text:style-name="T62">getProperties(</text:span><text:span text:style-name="T85">)</text:span></text:p>
      <text:p text:style-name="P192"><text:span text:style-name="T85"><text:tab/></text:span><text:span text:style-name="T228">→ si la clé </text:span><text:span text:style-name="T85">resources</text:span><text:span text:style-name="T228"> existe dans </text:span><text:span text:style-name="T85">$properties</text:span></text:p>
      <text:p text:style-name="P192"><text:span text:style-name="T85"><text:tab/><text:tab/></text:span><text:span text:style-name="T228">→ </text:span><text:span text:style-name="T85">$resources</text:span><text:span text:style-name="T228"> reçoit </text:span><text:span text:style-name="T85">$properties[‘resources’]</text:span></text:p>
      <text:p text:style-name="P192"><text:span text:style-name="T85"><text:tab/><text:tab/></text:span><text:span text:style-name="T228">→ si la clé </text:span><text:span text:style-name="T85">css</text:span><text:span text:style-name="T228"> existe dans </text:span><text:span text:style-name="T85">$resources</text:span></text:p>
      <text:p text:style-name="P423"><text:span text:style-name="T230">→ si la valeur </text:span><text:span text:style-name="T88">$nameFile</text:span><text:span text:style-name="T230"> est une occurrence en valeur du tableau </text:span><text:span text:style-name="T89">$css[‘enable’]</text:span></text:p>
      <text:p text:style-name="P194"><text:span text:style-name="T231"><text:tab/><text:tab/><text:tab/><text:tab/>→ retourne la valeur </text:span><text:span text:style-name="T89">‘enable’</text:span></text:p>
      <text:p text:style-name="P423"><text:span text:style-name="T230">→ si la valeur </text:span><text:span text:style-name="T88">$nameFile</text:span><text:span text:style-name="T230"> n’est pas une occurrence en valeur du tableau </text:span><text:span text:style-name="T89">$css[‘enable’]</text:span></text:p>
      <text:p text:style-name="P425"><text:span text:style-name="T231"><text:tab/>→ retourne la valeur </text:span><text:span text:style-name="T89">‘disable’</text:span></text:p>
      <text:p text:style-name="P347">→ si <text:span text:style-name="T15">$</text:span><text:span text:style-name="T18">nameFile</text:span><text:span text:style-name="T227"> est vide ou que </text:span>n’existe pas <text:span text:style-name="T228">clé à ce nom dans le tableau </text:span><text:span text:style-name="T19">css</text:span>, retourne la valeur <text:span text:style-name="T2">false</text:span>.</text:p>
      <text:h text:style-name="P537"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70">sauf</text:span> que le tableau affecté sera celui ayant pour clé d’accès <text:span text:style-name="T62">js</text:span>.</text:p>
      <text:p text:style-name="P112">Pour plus de commodité qu’autre chose, les méthodes de gestions des fichiers feuille de style auront leur pendant pour les fichiers JavaScript :</text:p>
      <text:list xml:id="list111646797083764" text:continue-numbering="true" text:style-name="L9">
        <text:list-item>
          <text:p text:style-name="P466"><text:span text:style-name="T62">add</text:span><text:span text:style-name="T89">J</text:span><text:span text:style-name="T62">sFile($nameFile, $pathFile)</text:span> pour ajouter une ressource,</text:p>
        </text:list-item>
        <text:list-item>
          <text:p text:style-name="P466"><text:span text:style-name="T62">remove</text:span><text:span text:style-name="T89">J</text:span><text:span text:style-name="T62">sFile($nameFile)</text:span> pour enlever une référence dans le tableau <text:span text:style-name="T89">j</text:span><text:span text:style-name="T62">s</text:span>,</text:p>
        </text:list-item>
        <text:list-item>
          <text:p text:style-name="P466"><text:span text:style-name="T62">getPath</text:span><text:span text:style-name="T89">J</text:span><text:span text:style-name="T62">sFile($nameFile)</text:span> pour obtenir le chemin complet d’accès au fichier,</text:p>
        </text:list-item>
        <text:list-item>
          <text:p text:style-name="P466"><text:span text:style-name="T62">ena</text:span><text:span text:style-name="T89">J</text:span><text:span text:style-name="T62">sFile($nameFile)</text:span> pour activer l’utilisation d’un fichier de feuilles style,</text:p>
        </text:list-item>
        <text:list-item>
          <text:p text:style-name="P466"><text:span text:style-name="T62">dis</text:span><text:span text:style-name="T89">J</text:span><text:span text:style-name="T62">sFile($nameFile)</text:span> pour désactiver l’utilisation d’un fichier feuille de style, sans l’enlever du tableau <text:span text:style-name="T62">css</text:span>.</text:p>
        </text:list-item>
        <text:list-item>
          <text:p text:style-name="P443"><text:span text:style-name="T62">get</text:span><text:span text:style-name="T89">J</text:span><text:span text:style-name="T62">sFileStatus($nameFile)</text:span> précise si le fichier de feuille de style est activé ou non.</text:p>
        </text:list-item>
      </text:list>
      <text:p text:style-name="P112">Leurs algorithmes seront les mêmes, hors mis que l’on traitera le tableau ayant pour clé d’accès <text:span text:style-name="T62">js</text:span> au lieu de <text:span text:style-name="T62">css</text:span>.</text:p>
      <text:h text:style-name="P497" text:outline-level="1"><text:bookmark-start text:name="__RefHeading___Toc3978_269754257"/>L’objet contenant de données : ODContained<text:bookmark-end text:name="__RefHeading___Toc3978_269754257"/></text:h>
      <text:p text:style-name="P113">Dans le projet <text:span text:style-name="T62">GOT</text:span>, on gérera 2 types d’objets : ceux contenant directement des données, <text:span text:style-name="T62">ODContained</text:span>, et ceux contenant d’autres objets, <text:span text:style-name="T62">OSContainer</text:span>, qui seront <text:span text:style-name="T278">abordés</text:span> dans une prochaine section de ce document.</text:p>
      <text:p text:style-name="P113">Les objets contenants des données, plus précisément, objet ne contenant pas d’autres objets, seront principalement un objet <text:span text:style-name="T250">lié </text:span>à une balise <text:span text:style-name="T2">HTML</text:span> <text:span text:style-name="T250">pour </text:span>en assur<text:span text:style-name="T250">er</text:span> toute la logistique et la gestion.</text:p>
      <text:p text:style-name="P378">Les spécificités communes de tel objet sont :</text:p>
      <text:list xml:id="list1019564592" text:style-name="L10">
        <text:list-item>
          <text:p text:style-name="P467">l’attribution d’une valeur,</text:p>
        </text:list-item>
        <text:list-item>
          <text:p text:style-name="P491">l’appartenance à une structure de formulaire.</text:p>
        </text:list-item>
      </text:list>
      <text:p text:style-name="P273">La notion de formulaire pourra être liée ou non à un objet formulaire (de type <text:span text:style-name="T62">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3">Dans les deux cas, on disposera dans la zone de communication d’un tableau ayant pour clé d’accès ‘<text:span text:style-name="T62">form</text:span>’ contenant sous la forme clé→valeur, l’ensemble des champs formant le dit formulaire.</text:p>
      <text:h text:style-name="P519"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8">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19" text:outline-level="2"><text:bookmark-start text:name="__RefHeading___Toc4003_269754257"/>Méthodes de l’objet<text:bookmark-end text:name="__RefHeading___Toc4003_269754257"/></text:h>
      <text:h text:style-name="P500" text:outline-level="3"><text:bookmark-start text:name="__RefHeading___Toc4142_22804835031"/>Le constructeur<text:bookmark-end text:name="__RefHeading___Toc4142_22804835031"/></text:h>
      <text:p text:style-name="P383">Le constructeur doit prendre en compte 2 choses :</text:p>
      <text:list xml:id="list2022252026" text:style-name="L11">
        <text:list-item>
          <text:p text:style-name="P468">la possibilité que l’objet à créer existe déjà en session, donc l’appel que constructeur de la classe mère (<text:span text:style-name="T62">OObject</text:span>) peut donc retourner l’objet complet,</text:p>
        </text:list-item>
        <text:list-item>
          <text:p text:style-name="P444">le besoin d’ajouter aux attributs de l’objet, en cas de première instanciation, les attributs spécifiques de l’objet <text:span text:style-name="T62">ODContained</text:span>.</text:p>
        </text:list-item>
      </text:list>
      <text:p text:style-name="P114">La question est : comment déterminer si l’on est dans l’un des 2 cas ? On peut toujours faire appel à la fonction statique <text:span text:style-name="T62">OObject::existObject()</text:span>, mais cela induit un appel supplémentaire au conteneur de session. Dans le cas de la première instanciation <text:span text:style-name="T250">de l’objet</text:span>, les attributs <text:span text:style-name="T62">value</text:span> et <text:span text:style-name="T62">form</text:span> seront obligatoirement <text:span text:style-name="T278">manquants</text:span>, on peut prendre ceci comme prédicat.</text:p>
      <text:p text:style-name="P126"><text:span text:style-name="T278">L</text:span>’attribut <text:span text:style-name="T62">default</text:span> est mis en place pour permettre de faciliter la gestion des objets de type <text:span text:style-name="T62">ODContained</text:span> dans un formulaire. <text:span text:style-name="T278">C</text:span>’est la valeur qu’il faudra afficher suite à toute initialisation ou ré-initialisation du formulaire dans lequel est inclus l’objet de type <text:span text:style-name="T62">ODContained</text:span>.</text:p>
      <text:p text:style-name="P126"><text:span text:style-name="T259">L</text:span>’attribut <text:span text:style-name="T135">event</text:span>, tableau stockant les déclarations des différents événements programmés sur l’objet ne sera pas accessible en l’état. C’est au travers de méthode spécifiques préfixée par ‘<text:span text:style-name="T45">evt</text:span>’ que l’accès à l’attribut <text:span text:style-name="T62">event</text:span> sera possible.</text:p>
      <text:h text:style-name="P551" text:outline-level="5"><text:bookmark-start text:name="__RefHeading___Toc4347_1788178495"/><text:span text:style-name="T217">Algorithme</text:span> de <text:span text:style-name="T224">la</text:span> méthode<text:bookmark-end text:name="__RefHeading___Toc4347_1788178495"/></text:h>
      <text:p text:style-name="P264"><text:span text:style-name="T185">→</text:span><text:span text:style-name="T187"> appel à la méthode </text:span><text:span text:style-name="T233">_construction()</text:span><text:span text:style-name="T187"> de la classe mère</text:span></text:p>
      <text:p text:style-name="P246"><text:span text:style-name="T185">→ </text:span><text:span text:style-name="T232">$properties</text:span><text:span text:style-name="T185"> reçoit </text:span><text:span text:style-name="T232">$this→getProperties()</text:span></text:p>
      <text:p text:style-name="P246"><text:span text:style-name="T185">→ récupération du tableau inclus dans le fichier de configuration spécifique à l’objet </text:span><text:span text:style-name="T232">ODContaine</text:span><text:span text:style-name="T234">d</text:span><text:span text:style-name="T185">,</text:span></text:p>
      <text:p text:style-name="P246"><text:span text:style-name="T185">→ pour chaque élément du tableau du fichier de configuration lu en tant que </text:span><text:span text:style-name="T232">$key</text:span><text:span text:style-name="T185"> et </text:span><text:span text:style-name="T232">$val</text:span></text:p>
      <text:p text:style-name="P246"><text:soft-page-break/><text:span text:style-name="T185"><text:tab/>→ si la clé </text:span><text:span text:style-name="T232">$key</text:span><text:span text:style-name="T185"> n’existe pas dans </text:span><text:span text:style-name="T232">$properties</text:span><text:span text:style-name="T185"> : </text:span><text:span text:style-name="T232">$properties[$key] = $val</text:span></text:p>
      <text:p text:style-name="P355">→ retourne l’objet lui-même</text:p>
      <text:h text:style-name="P503" text:outline-level="3"><text:bookmark-start text:name="__RefHeading___Toc4005_269754257"/>Les méthodes relatives aux attributs spécifiques de l’objet<text:bookmark-end text:name="__RefHeading___Toc4005_269754257"/></text:h>
      <text:p text:style-name="P114"><text:span text:style-name="T278">Ce</text:span> sont les méthodes relatives à la gestion des attributs <text:span text:style-name="T62">value</text:span> et <text:span text:style-name="T62">form</text:span>.</text:p>
      <text:h text:style-name="P551" text:outline-level="5"><text:bookmark-start text:name="__RefHeading___Toc4349_1788178495"/><text:span text:style-name="T217">Algorithme</text:span> des méthodes<text:bookmark-end text:name="__RefHeading___Toc4349_1788178495"/></text:h>
      <text:p text:style-name="P246">setValue($value = null)</text:p>
      <text:p text:style-name="P198">→ si <text:span text:style-name="T15">$</text:span><text:span text:style-name="T20">value</text:span><text:span text:style-name="T227"> </text:span>n’<text:span text:style-name="T226">est</text:span> pas vide</text:p>
      <text:p text:style-name="P224"><text:tab/>→ récupération des ‘<text:span text:style-name="T62">properties</text:span>’ de l’objet via la méthode <text:span text:style-name="T62">getProperties()</text:span></text:p>
      <text:p text:style-name="P224"><text:span text:style-name="T160"><text:tab/>→ </text:span><text:span text:style-name="T62">$properties[‘</text:span><text:span text:style-name="T91">value</text:span><text:span text:style-name="T62">’] </text:span><text:span text:style-name="T160">reçoit</text:span><text:span text:style-name="T62"> $</text:span><text:span text:style-name="T91">value</text:span></text:p>
      <text:p text:style-name="P315"><text:span text:style-name="T160">→ sauvegarde des attributs de l’objet par la méthode</text:span><text:span text:style-name="T62"> $this→setProperties($properties)</text:span></text:p>
      <text:p text:style-name="P212"><text:tab/>→ retourne l’objet lui-même.</text:p>
      <text:p text:style-name="P348">→ si <text:span text:style-name="T15">$</text:span><text:span text:style-name="T20">value</text:span><text:span text:style-name="T227"> est vide</text:span>, retourne la valeur <text:span text:style-name="T2">false</text:span>.</text:p>
      <text:p text:style-name="P246">getValue()</text:p>
      <text:p text:style-name="P224">→ récupération des ‘<text:span text:style-name="T62">properties</text:span>’ de l’objet via la méthode <text:span text:style-name="T62">getProperties()</text:span></text:p>
      <text:p text:style-name="P224">→ si la clé ‘<text:span text:style-name="T139">value</text:span>’ existe dans le tableau <text:span text:style-name="T62">$properties</text:span> : retourne <text:span text:style-name="T62">$properties[‘</text:span><text:span text:style-name="T139">value</text:span><text:span text:style-name="T62">’]</text:span></text:p>
      <text:p text:style-name="P348">→ si la clé ‘<text:span text:style-name="T91">value</text:span>’ n’existe pas, retourne la valeur <text:span text:style-name="T2">false</text:span>.</text:p>
      <text:p text:style-name="P249">setForm($form = null)</text:p>
      <text:p text:style-name="P200">→ si <text:span text:style-name="T15">$</text:span><text:span text:style-name="T20">form</text:span><text:span text:style-name="T227"> </text:span>n’<text:span text:style-name="T226">est</text:span> pas vide</text:p>
      <text:p text:style-name="P231"><text:tab/>→ récupération des ‘<text:span text:style-name="T62">properties</text:span>’ de l’objet via la méthode <text:span text:style-name="T62">getProperties()</text:span></text:p>
      <text:p text:style-name="P231"><text:span text:style-name="T160"><text:tab/>→ </text:span><text:span text:style-name="T62">$properties[‘</text:span><text:span text:style-name="T91">form</text:span><text:span text:style-name="T62">’] </text:span><text:span text:style-name="T160">reçoit</text:span><text:span text:style-name="T62"> $</text:span><text:span text:style-name="T91">form</text:span></text:p>
      <text:p text:style-name="P319"><text:span text:style-name="T160">→ sauvegarde des attributs de l’objet par la méthode</text:span><text:span text:style-name="T62"> $this→setProperties($properties)</text:span></text:p>
      <text:p text:style-name="P215"><text:tab/>→ retourne l’objet lui-même.</text:p>
      <text:p text:style-name="P352">→ si <text:span text:style-name="T15">$</text:span><text:span text:style-name="T20">form</text:span><text:span text:style-name="T227"> est vide</text:span>, retourne la valeur <text:span text:style-name="T2">false</text:span>.</text:p>
      <text:p text:style-name="P249"><text:span text:style-name="T235">g</text:span>etForm<text:span text:style-name="T258">()</text:span></text:p>
      <text:p text:style-name="P231">→ récupération des ‘<text:span text:style-name="T62">properties</text:span>’ de l’objet via la méthode <text:span text:style-name="T62">getProperties()</text:span></text:p>
      <text:p text:style-name="P231">→ si la clé ‘<text:span text:style-name="T139">form</text:span>’ existe dans le tableau <text:span text:style-name="T62">$properties</text:span> : retourne <text:span text:style-name="T62">$properties[‘</text:span><text:span text:style-name="T139">form</text:span><text:span text:style-name="T62">’]</text:span></text:p>
      <text:p text:style-name="P359"><text:span text:style-name="T188">→ si la clé ‘</text:span><text:span text:style-name="T139">form</text:span><text:span text:style-name="T188">’ n’existe pas, retourne la valeur </text:span><text:span text:style-name="T196">false</text:span><text:span text:style-name="T188">.</text:span></text:p>
      <text:p text:style-name="P249">set<text:span text:style-name="T258">Default</text:span>($<text:span text:style-name="T258">default</text:span> = null)</text:p>
      <text:p text:style-name="P200">→ si <text:span text:style-name="T15">$</text:span><text:span text:style-name="T134">default</text:span><text:span text:style-name="T227"> </text:span>n’<text:span text:style-name="T226">est</text:span> pas vide</text:p>
      <text:p text:style-name="P231"><text:tab/>→ récupération des ‘<text:span text:style-name="T62">properties</text:span>’ de l’objet via la méthode <text:span text:style-name="T62">getProperties()</text:span></text:p>
      <text:p text:style-name="P231"><text:span text:style-name="T160"><text:tab/>→ </text:span><text:span text:style-name="T62">$properties[‘</text:span><text:span text:style-name="T134">default</text:span><text:span text:style-name="T62">’] </text:span><text:span text:style-name="T160">reçoit</text:span><text:span text:style-name="T62"> $</text:span><text:span text:style-name="T134">default</text:span></text:p>
      <text:p text:style-name="P319"><text:span text:style-name="T160">→ sauvegarde des attributs de l’objet par la méthode</text:span><text:span text:style-name="T62"> $this→setProperties($properties)</text:span></text:p>
      <text:p text:style-name="P215"><text:tab/>→ retourne l’objet lui-même.</text:p>
      <text:p text:style-name="P352">→ si <text:span text:style-name="T15">$</text:span><text:span text:style-name="T134">default</text:span><text:span text:style-name="T227"> est vide</text:span>, retourne la valeur <text:span text:style-name="T2">false</text:span>.</text:p>
      <text:p text:style-name="P249"><text:span text:style-name="T235">g</text:span>et<text:span text:style-name="T258">Default()</text:span></text:p>
      <text:p text:style-name="P231">→ récupération des ‘<text:span text:style-name="T62">properties</text:span>’ de l’objet via la méthode <text:span text:style-name="T62">getProperties()</text:span></text:p>
      <text:p text:style-name="P231">→ si la clé ‘<text:span text:style-name="T134">default</text:span>’ existe dans le tableau <text:span text:style-name="T62">$properties</text:span> : retourne <text:span text:style-name="T62">$properties[‘</text:span><text:span text:style-name="T134">default</text:span><text:span text:style-name="T62">’]</text:span></text:p>
      <text:p text:style-name="P359"><text:span text:style-name="T188">→ si la clé ‘</text:span><text:span text:style-name="T134">default</text:span><text:span text:style-name="T188">’ n’existe pas, retourne la valeur </text:span><text:span text:style-name="T196">false</text:span><text:span text:style-name="T188">.</text:span></text:p>
      <text:p text:style-name="P352"/>
      <text:h text:style-name="P495"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7">s</text:span> objet<text:span text:style-name="T267">s</text:span>. Ces objets peuvent être du même type, mais surtout les objets contenus sont principalement des objets contenant des données, <text:span text:style-name="T62">ODContained</text:span>.</text:p>
      <text:p text:style-name="P115">Ceci implique d’avoir une structure pour accueillir <text:span text:style-name="T253">l</text:span>es <text:span text:style-name="T253">descriptions</text:span> des objets enfants de cet objet conteneur, ce sera l’attribut <text:span text:style-name="T62">children</text:span>, <text:span text:style-name="T160">tableau</text:span> de déclaration d’objet qui remplira ce rôle.</text:p>
      <text:p text:style-name="P116">Par le fait qu’un objet de type <text:span text:style-name="T62">ODContained</text:span> peut faire <text:span text:style-name="T279">partie</text:span> d’une structure type formulaire, l’objet de type <text:span text:style-name="T62">OSContainer</text:span> doit également le notifier, mais plus encore assure<text:span text:style-name="T250">r</text:span> la propagation <text:span text:style-name="T250">de cette notion de formulaire.</text:span> Ceci implique d’avoir l’attribut <text:span text:style-name="T62">form</text:span>, à le propager à tout objet enfant lors de son ajout à l’objet. Cette remarque vient du fait que tout objet pouvant être regroupé, via l’attribut <text:span text:style-name="T62">form</text:span>, dans une structure type formulaire, il faut avoir ces mécanismes <text:span text:style-name="T250">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4042679043" text:style-name="L12">
        <text:list-item>
          <text:p text:style-name="P469"><text:span text:style-name="T92">MODE_LAST</text:span><text:span text:style-name="T236"> (‘</text:span><text:span text:style-name="T92">Last</text:span><text:span text:style-name="T236">’)<text:tab/><text:tab/>à la fin de la liste,</text:span></text:p>
        </text:list-item>
        <text:list-item>
          <text:p text:style-name="P469"><text:span text:style-name="T92">MODE_FIRST</text:span><text:span text:style-name="T236"> (‘</text:span><text:span text:style-name="T92">First</text:span><text:span text:style-name="T236">’) <text:tab/><text:tab/>au début de la liste,</text:span></text:p>
        </text:list-item>
        <text:list-item>
          <text:p text:style-name="P469"><text:span text:style-name="T92">MODE_BEFORE</text:span><text:span text:style-name="T236"> (‘</text:span><text:span text:style-name="T92">Before</text:span><text:span text:style-name="T236">’) <text:tab/>avant un objet, dont on fournira la référence,</text:span></text:p>
        </text:list-item>
        <text:list-item>
          <text:p text:style-name="P469"><text:span text:style-name="T92">MODE_AFTER</text:span><text:span text:style-name="T236"> (‘</text:span><text:span text:style-name="T92">After</text:span><text:span text:style-name="T236">’) <text:tab/>après un objet, dont on fournira la référence,</text:span></text:p>
        </text:list-item>
        <text:list-item>
          <text:p text:style-name="P445"><text:span text:style-name="T92">MODE_NTH</text:span><text:span text:style-name="T236"> (‘</text:span><text:span text:style-name="T92">Nth</text:span><text:span text:style-name="T236">’)<text:tab/><text:tab/>en énième position dans la liste (rang numérique fourni).</text:span></text:p>
        </text:list-item>
      </text:list>
      <text:p text:style-name="P119">En postulat de base, l’identifiant d’un objet, quel qu’en soit le type, est unique et ne peut <text:span text:style-name="T270">être </text:span>utilisé au-delà d’une fois <text:span text:style-name="T250">dans la page</text:span>. Le stockage dans un tableau devant être sérialisé d’un objet n’est pas très utile. <text:span text:style-name="T250">L</text:span>’objet sera sauvegardé en session de manière unitaire, avant d’être ajouté à l’objet de type <text:span text:style-name="T113">OS</text:span><text:span text:style-name="T62">Container</text:span>.</text:p>
      <text:p text:style-name="P119">Ainsi, l’attribut <text:span text:style-name="T62">children</text:span>, tableau des objets inclus dans l’objet <text:span text:style-name="T62">OSContainer</text:span>, ne contiendra que des références à ces objets ajoutés. Le tableau contiendra des occurrences ayant comme clé d’accès l’identifiant de l’objet ajouté (attribut <text:span text:style-name="T62">id</text:span>), et en valeur l’attribut <text:span text:style-name="T62">value</text:span> de ce dernier, <text:span text:style-name="T243">quel qu’en</text:span> soit la formulation (valeur seule ou tableau de valeurs).</text:p>
      <text:p text:style-name="P120">Pour cela, une méthode sans attribut correspondant sera mise en place : <text:span text:style-name="T62">getValue()</text:span> retournera le contenu brut du tableau contenu dans l’attribut <text:span text:style-name="T62">children</text:span> pour assurer les même<text:span text:style-name="T250">s</text:span> fonctionnalité<text:span text:style-name="T250">s</text:span> que l’on soit <text:span text:style-name="T62">ODContained</text:span> ou <text:span text:style-name="T62">OSContainer</text:span>.</text:p>
      <text:h text:style-name="P520"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2">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20" text:outline-level="2"><text:bookmark-start text:name="__RefHeading___Toc4355_1788178495"/>Méthodes de l’objet<text:bookmark-end text:name="__RefHeading___Toc4355_1788178495"/></text:h>
      <text:h text:style-name="P501" text:outline-level="3"><text:bookmark-start text:name="__RefHeading___Toc4142_228048350311"/>Le constructeur<text:bookmark-end text:name="__RefHeading___Toc4142_228048350311"/></text:h>
      <text:p text:style-name="P117">On prendr<text:span text:style-name="T253">a</text:span> ici le même fonctionnement pour la création que pour l’instanciation de la classe <text:span text:style-name="T62">ODContained</text:span>. On prendra le même fonctionnement à la création de l’objet pour la question de création initiale – création d’un objet sauvegardé en conteneur de session.</text:p>
      <text:h text:style-name="P552" text:outline-level="5"><text:bookmark-start text:name="__RefHeading___Toc4357_1788178495"/><text:span text:style-name="T217">Algorithme</text:span> de <text:span text:style-name="T224">la</text:span> méthode<text:bookmark-end text:name="__RefHeading___Toc4357_1788178495"/></text:h>
      <text:p text:style-name="P265"><text:span text:style-name="T185">→</text:span><text:span text:style-name="T187"> appel à la méthode </text:span><text:span text:style-name="T233">_construction()</text:span><text:span text:style-name="T187"> de la classe mère</text:span></text:p>
      <text:p text:style-name="P247"><text:span text:style-name="T185">→ </text:span><text:span text:style-name="T232">$properties</text:span><text:span text:style-name="T185"> reçoit </text:span><text:span text:style-name="T232">$this→getProperties()</text:span></text:p>
      <text:p text:style-name="P247"><text:soft-page-break/><text:span text:style-name="T185">→ récupération du tableau inclus dans le fichier de configuration spécifique à l’objet </text:span><text:span text:style-name="T232">O</text:span><text:span text:style-name="T234">S</text:span><text:span text:style-name="T232">Container</text:span><text:span text:style-name="T185">,</text:span></text:p>
      <text:p text:style-name="P247"><text:span text:style-name="T185">→ pour chaque élément du tableau du fichier de configuration lu en tant que </text:span><text:span text:style-name="T232">$key</text:span><text:span text:style-name="T185"> et </text:span><text:span text:style-name="T232">$val</text:span></text:p>
      <text:p text:style-name="P247"><text:span text:style-name="T185"><text:tab/>→ si la clé </text:span><text:span text:style-name="T232">$key</text:span><text:span text:style-name="T185"> n’existe pas dans </text:span><text:span text:style-name="T232">$properties</text:span><text:span text:style-name="T185"> : </text:span><text:span text:style-name="T232">$properties[$key] = $val</text:span></text:p>
      <text:p text:style-name="P356">→ retourne l’objet lui-même</text:p>
      <text:h text:style-name="P504" text:outline-level="3"><text:bookmark-start text:name="__RefHeading___Toc4005_2697542571"/>Les méthodes relatives aux attributs spécifiques de l’objet<text:bookmark-end text:name="__RefHeading___Toc4005_2697542571"/></text:h>
      <text:p text:style-name="P117">On aura les mêmes <text:span text:style-name="T253">méthodes</text:span> visant à gérer l’attribut <text:span text:style-name="T62">form</text:span>, consigné ici pour référence à la propagation aux objets enfant.</text:p>
      <text:p text:style-name="P117">La gestion des enfants à un objet devra permettre d’avoir plusieurs niveaux d’imbrication d’objets gérés à chaque fois par l’objet <text:span text:style-name="T62">OSContainer</text:span> de niveau.</text:p>
      <text:h text:style-name="P552" text:outline-level="5"><text:bookmark-start text:name="__RefHeading___Toc4410_1788178495"/><text:span text:style-name="T217">Algorithme</text:span> des méthodes<text:bookmark-end text:name="__RefHeading___Toc4410_1788178495"/></text:h>
      <text:p text:style-name="P248"><text:span text:style-name="T243">g</text:span>et<text:span text:style-name="T243">Value</text:span>()</text:p>
      <text:p text:style-name="P228">→ récupération des ‘<text:span text:style-name="T62">properties</text:span>’ de l’objet via la méthode <text:span text:style-name="T62">getProperties()</text:span></text:p>
      <text:p text:style-name="P228"><text:span text:style-name="T160">→</text:span><text:span text:style-name="T171"> retourne le contenu du tableau </text:span><text:span text:style-name="T98">$properties[‘children’]</text:span></text:p>
      <text:p text:style-name="P248">setForm($form = null)</text:p>
      <text:p text:style-name="P199">→ si <text:span text:style-name="T15">$</text:span><text:span text:style-name="T20">form</text:span><text:span text:style-name="T227"> </text:span>n’<text:span text:style-name="T226">est</text:span> pas vide</text:p>
      <text:p text:style-name="P225"><text:tab/>→ récupération des ‘<text:span text:style-name="T62">properties</text:span>’ de l’objet via la méthode <text:span text:style-name="T62">getProperties()</text:span></text:p>
      <text:p text:style-name="P225"><text:span text:style-name="T160"><text:tab/>→ </text:span><text:span text:style-name="T62">$properties[‘</text:span><text:span text:style-name="T91">form</text:span><text:span text:style-name="T62">’] </text:span><text:span text:style-name="T160">reçoit</text:span><text:span text:style-name="T62"> $</text:span><text:span text:style-name="T91">form</text:span></text:p>
      <text:p text:style-name="P316"><text:span text:style-name="T160">→ sauvegarde des attributs de l’objet par la méthode</text:span><text:span text:style-name="T62"> $this→setProperties($properties)</text:span></text:p>
      <text:p text:style-name="P213"><text:tab/>→ retourne l’objet lui-même.</text:p>
      <text:p text:style-name="P349">→ si <text:span text:style-name="T15">$</text:span><text:span text:style-name="T20">form</text:span><text:span text:style-name="T227"> est vide</text:span>, retourne la valeur <text:span text:style-name="T2">false</text:span>.</text:p>
      <text:p text:style-name="P247"><text:span text:style-name="T235">g</text:span>etForm</text:p>
      <text:p text:style-name="P225">→ récupération des ‘<text:span text:style-name="T62">properties</text:span>’ de l’objet via la méthode <text:span text:style-name="T62">getProperties()</text:span></text:p>
      <text:p text:style-name="P225">→ si la clé ‘<text:span text:style-name="T139">form</text:span>’ existe dans le tableau <text:span text:style-name="T62">$properties</text:span> : retourne <text:span text:style-name="T62">$properties[‘</text:span><text:span text:style-name="T139">form</text:span><text:span text:style-name="T62">’]</text:span></text:p>
      <text:p text:style-name="P358"><text:span text:style-name="T188">→ si la clé ‘</text:span><text:span text:style-name="T139">form</text:span><text:span text:style-name="T188">’ n’existe pas, retourne la valeur </text:span><text:span text:style-name="T196">false</text:span><text:span text:style-name="T188">.</text:span></text:p>
      <text:p text:style-name="P254"><text:bookmark-start text:name="__DdeLink__4668_1789803541"/>addChild(OObject $child, <text:span text:style-name="T236">$mode =self::MODE_LAST, $params=null</text:span>)</text:p>
      <text:p text:style-name="P227">→<text:span text:style-name="T238"> </text:span>récupération des ‘<text:span text:style-name="T62">properties</text:span>’ de l’objet via la méthode <text:span text:style-name="T62">getProperties()</text:span></text:p>
      <text:p text:style-name="P181">→<text:span text:style-name="T238"> extraction du tableau </text:span><text:span text:style-name="T93">children</text:span><text:span text:style-name="T238"> de </text:span><text:span text:style-name="T93">$properties</text:span><text:span text:style-name="T238"> dans </text:span><text:span text:style-name="T93">$children</text:span></text:p>
      <text:p text:style-name="P181">→<text:span text:style-name="T238"> si la clé </text:span><text:span text:style-name="T93">$child→getId()</text:span><text:span text:style-name="T238"> n’existe pas dans le tableau </text:span><text:span text:style-name="T93">$children</text:span></text:p>
      <text:p text:style-name="P181"><text:span text:style-name="T93"><text:tab/></text:span><text:span text:style-name="T238">→ suivant la valeur de </text:span><text:span text:style-name="T94">$mode</text:span><text:span text:style-name="T239"> faire</text:span></text:p>
      <text:p text:style-name="P181"><text:tab/><text:tab/>→ pour <text:span text:style-name="T62">$mode</text:span> = <text:span text:style-name="T2">MODE_LAST</text:span></text:p>
      <text:p text:style-name="P181"><text:tab/><text:tab/><text:tab/>→<text:span text:style-name="T240"> </text:span><text:span text:style-name="T62">$children[$child→</text:span><text:span text:style-name="T95">getId()</text:span><text:span text:style-name="T62">]</text:span> <text:span text:style-name="T240">reçoit </text:span><text:span text:style-name="T95">$child→getValue()</text:span></text:p>
      <text:p text:style-name="P181"><text:tab/><text:tab/>→<text:span text:style-name="T240"> pour </text:span><text:span text:style-name="T95">$mode</text:span><text:span text:style-name="T240"> = </text:span><text:span text:style-name="T22">MODE_FIRST</text:span></text:p>
      <text:p text:style-name="P181"><text:tab/><text:tab/><text:tab/>→<text:span text:style-name="T240"> création du tableau temporaire </text:span><text:span text:style-name="T95">$newChild</text:span></text:p>
      <text:p text:style-name="P181"><text:tab/><text:tab/><text:tab/>→<text:span text:style-name="T240"> </text:span><text:span text:style-name="T95">$newChild[$child→getId()]</text:span><text:span text:style-name="T240"> reçoit </text:span><text:span text:style-name="T95">$child→getValue()</text:span></text:p>
      <text:p text:style-name="P181"><text:tab/><text:tab/><text:tab/>→<text:span text:style-name="T240"> </text:span><text:span text:style-name="T95">$children</text:span><text:span text:style-name="T240"> reçoit la réunion dans l’ordre de </text:span><text:span text:style-name="T95">$newChild</text:span><text:span text:style-name="T240"> et </text:span><text:span text:style-name="T95">$children</text:span></text:p>
      <text:p text:style-name="P181"><text:tab/><text:tab/>→<text:span text:style-name="T240"> pour </text:span><text:span text:style-name="T95">$mode</text:span><text:span text:style-name="T240"> = </text:span><text:span text:style-name="T22">MODE_BEFORE</text:span><text:span text:style-name="T240"> ou </text:span><text:span text:style-name="T22">MODE_AFTER</text:span></text:p>
      <text:p text:style-name="P181"><text:tab/><text:tab/><text:tab/>→<text:span text:style-name="T240"> si </text:span><text:span text:style-name="T95">$param</text:span><text:span text:style-name="T240"> n’est pas vide et </text:span><text:span text:style-name="T95">OObject::isChild($param)</text:span><text:span text:style-name="T240"> retourne vrai</text:span></text:p>
      <text:p text:style-name="P182"><text:tab/><text:tab/><text:tab/><text:tab/>→<text:span text:style-name="T240"> création du tableau temporaire </text:span><text:span text:style-name="T95">$newChildren</text:span></text:p>
      <text:p text:style-name="P182"><text:tab/><text:tab/><text:tab/><text:tab/>→<text:span text:style-name="T238"> pour chaque </text:span><text:span text:style-name="T93">$children</text:span><text:span text:style-name="T238"> en </text:span><text:span text:style-name="T93">$id → $valeur</text:span></text:p>
      <text:p text:style-name="P182"><text:tab/><text:tab/><text:tab/><text:tab/><text:tab/>→<text:span text:style-name="T240"> si </text:span><text:span text:style-name="T95">$param</text:span><text:span text:style-name="T240"> est égal à </text:span><text:span text:style-name="T95">$id</text:span><text:span text:style-name="T240"> et </text:span><text:span text:style-name="T95">$mode</text:span><text:span text:style-name="T240"> est </text:span><text:span text:style-name="T22">MODE_BEFORE</text:span></text:p>
      <text:p text:style-name="P416">→<text:span text:style-name="T240"> </text:span><text:span text:style-name="T95">$newChildren[$child→getId()]</text:span><text:span text:style-name="T240"> reçoit </text:span><text:span text:style-name="T95">$child→getValue()</text:span></text:p>
      <text:p text:style-name="P183"><text:tab/><text:tab/><text:tab/><text:tab/><text:tab/>→<text:span text:style-name="T241"> </text:span><text:span text:style-name="T96">$newChildren[$id]</text:span><text:span text:style-name="T241"> reçoit </text:span><text:span text:style-name="T96">$valeur</text:span></text:p>
      <text:p text:style-name="P183"><text:tab/><text:tab/><text:tab/><text:tab/><text:tab/>→<text:span text:style-name="T240"> si </text:span><text:span text:style-name="T95">$param</text:span><text:span text:style-name="T240"> est égal à </text:span><text:span text:style-name="T95">$id</text:span><text:span text:style-name="T240"> et </text:span><text:span text:style-name="T95">$mode</text:span><text:span text:style-name="T240"> est </text:span><text:span text:style-name="T22">MODE_AFTER</text:span></text:p>
      <text:p text:style-name="P415">→ <text:span text:style-name="T95">$newChildren[$child→getId()]</text:span><text:span text:style-name="T240"> reçoit </text:span><text:span text:style-name="T95">$child→getValue()</text:span></text:p>
      <text:p text:style-name="P55"><text:tab/><text:tab/><text:tab/><text:tab/>→<text:span text:style-name="T241"> </text:span><text:span text:style-name="T96">$children</text:span><text:span text:style-name="T241"> reçoit </text:span><text:span text:style-name="T96">$newChildren</text:span></text:p>
      <text:p text:style-name="P55"><text:span text:style-name="T241"><text:tab/><text:tab/>→ pour </text:span><text:span text:style-name="T96">$mode</text:span><text:span text:style-name="T241"> = </text:span><text:span text:style-name="T23">MODE_NTH</text:span><text:span text:style-name="T241"> et </text:span><text:span text:style-name="T96">$param </text:span><text:span text:style-name="T241">: numérique et ≤ </text:span><text:span text:style-name="T96">$this→countChildren()</text:span></text:p>
      <text:p text:style-name="P55"><text:soft-page-break/><text:tab/><text:tab/><text:tab/>→<text:span text:style-name="T241"> </text:span><text:span text:style-name="T96">$compteur</text:span><text:span text:style-name="T241"> reçoit 0</text:span></text:p>
      <text:p text:style-name="P55"><text:tab/><text:tab/><text:tab/>→<text:span text:style-name="T242"> initialisation du tableau temporaire </text:span><text:span text:style-name="T97">$newChildren</text:span></text:p>
      <text:p text:style-name="P55"><text:tab/><text:tab/><text:tab/>→<text:span text:style-name="T241"> pour chaque </text:span><text:span text:style-name="T96">$children</text:span><text:span text:style-name="T241"> pris comme </text:span><text:span text:style-name="T96">$id</text:span><text:span text:style-name="T241"> et </text:span><text:span text:style-name="T96">$valeur</text:span></text:p>
      <text:p text:style-name="P55"><text:tab/><text:tab/><text:tab/><text:tab/>→<text:span text:style-name="T242"> </text:span><text:span text:style-name="T97">$compteur</text:span><text:span text:style-name="T242"> reçoit </text:span><text:span text:style-name="T97">$compteur + 1</text:span></text:p>
      <text:p text:style-name="P55"><text:tab/><text:tab/><text:tab/><text:tab/>→<text:span text:style-name="T242"> si </text:span><text:span text:style-name="T97">$compteur</text:span><text:span text:style-name="T242"> est égal </text:span><text:span text:style-name="T97">$param</text:span></text:p>
      <text:p text:style-name="P55"><text:tab/><text:tab/><text:tab/><text:tab/><text:tab/>→<text:span text:style-name="T242"> </text:span><text:span text:style-name="T97">$newChildren[$child→getId()]</text:span><text:span text:style-name="T242"> reçoit </text:span><text:span text:style-name="T97">$child→getValue()</text:span></text:p>
      <text:p text:style-name="P56"><text:tab/><text:tab/><text:tab/><text:tab/>→<text:span text:style-name="T242"> </text:span><text:span text:style-name="T97">$newChildren[$id]</text:span><text:span text:style-name="T242"> reçoit </text:span><text:span text:style-name="T97">$valeur</text:span></text:p>
      <text:p text:style-name="P56"><text:tab/><text:tab/><text:tab/>→<text:span text:style-name="T242"> </text:span><text:span text:style-name="T97">$children</text:span><text:span text:style-name="T242"> reçoit </text:span><text:span text:style-name="T97">$newChildren</text:span></text:p>
      <text:p text:style-name="P184"><text:tab/>→<text:span text:style-name="T239"> </text:span><text:span text:style-name="T94">$properties[‘children’]</text:span><text:span text:style-name="T239"> reçoit </text:span><text:span text:style-name="T94">$children</text:span></text:p>
      <text:p text:style-name="P318"><text:span text:style-name="T160">→ sauvegarde des attributs de l’objet par la méthode</text:span><text:span text:style-name="T62"> $this→setProperties($properties)</text:span></text:p>
      <text:p text:style-name="P184"><text:tab/>→ retourne l’objet lui-même.</text:p>
      <text:p text:style-name="P351">→ si <text:span text:style-name="T15">$child→</text:span><text:span text:style-name="T21">getId()</text:span><text:span text:style-name="T227"> existe déjà dans le tableau </text:span><text:span text:style-name="T82">$children</text:span><text:span text:style-name="T227"> ou </text:span><text:span text:style-name="T95">$param</text:span><text:span text:style-name="T240"> n’est pas valide</text:span>, retourne la valeur <text:span text:style-name="T2">false</text:span>.</text:p>
      <text:p text:style-name="P255">setChild(OObject $child, <text:span text:style-name="T237"><text:s/>$value</text:span>)</text:p>
      <text:p text:style-name="P227">→<text:span text:style-name="T238"> </text:span>récupération des ‘<text:span text:style-name="T62">properties</text:span>’ de l’objet via la méthode <text:span text:style-name="T62">getProperties()</text:span></text:p>
      <text:p text:style-name="P181">→<text:span text:style-name="T238"> extraction du tableau </text:span><text:span text:style-name="T93">children</text:span><text:span text:style-name="T238"> de </text:span><text:span text:style-name="T93">$properties</text:span><text:span text:style-name="T238"> dans </text:span><text:span text:style-name="T93">$children</text:span></text:p>
      <text:p text:style-name="P181">→<text:span text:style-name="T238"> si la clé </text:span><text:span text:style-name="T93">$child→getId()</text:span><text:span text:style-name="T238"> existe dans le tableau </text:span><text:span text:style-name="T93">$children </text:span><text:span text:style-name="T239">et que </text:span><text:span text:style-name="T94">$value </text:span><text:span text:style-name="T239">n’est pas vide</text:span></text:p>
      <text:p text:style-name="P181"><text:span text:style-name="T93"><text:tab/></text:span><text:span text:style-name="T238">→ </text:span><text:span text:style-name="T93">$object</text:span><text:span text:style-name="T238"> reçoit </text:span><text:span text:style-name="T93">OObject::buildObject($child→getId())</text:span></text:p>
      <text:p text:style-name="P181"><text:tab/>→<text:span text:style-name="T239"> </text:span><text:span text:style-name="T94">$object→setValue($value)</text:span></text:p>
      <text:p text:style-name="P181"><text:tab/>→<text:span text:style-name="T239"> </text:span><text:span text:style-name="T94">$children[$child→getId()] reçoit $value</text:span></text:p>
      <text:p text:style-name="P181"><text:tab/>→<text:span text:style-name="T239"> </text:span><text:span text:style-name="T94">$properties[‘children’]</text:span><text:span text:style-name="T239"> reçoit </text:span><text:span text:style-name="T94">$children</text:span></text:p>
      <text:p text:style-name="P317"><text:span text:style-name="T160">→ sauvegarde des attributs de l’objet par la méthode</text:span><text:span text:style-name="T62"> $this→setProperties($properties)</text:span></text:p>
      <text:p text:style-name="P181"><text:tab/>→ retourne l’objet lui-même.</text:p>
      <text:p text:style-name="P350">→ si <text:span text:style-name="T15">$child→</text:span><text:span text:style-name="T21">getId()</text:span><text:span text:style-name="T227"> n’existe pas dans le tableau </text:span><text:span text:style-name="T82">$children</text:span><text:span text:style-name="T227"> ou </text:span><text:span text:style-name="T94">$value </text:span><text:span text:style-name="T239">vide</text:span>, retourne la valeur <text:span text:style-name="T2">false</text:span>.</text:p>
      <text:p text:style-name="P254">removeChild(OObject $child)</text:p>
      <text:p text:style-name="P227">→<text:span text:style-name="T238"> </text:span>récupération des ‘<text:span text:style-name="T62">properties</text:span>’ de l’objet via la méthode <text:span text:style-name="T62">getProperties()</text:span></text:p>
      <text:p text:style-name="P181">→<text:span text:style-name="T238"> extraction du tableau </text:span><text:span text:style-name="T93">children</text:span><text:span text:style-name="T238"> de </text:span><text:span text:style-name="T93">$properties</text:span><text:span text:style-name="T238"> dans </text:span><text:span text:style-name="T93">$children</text:span></text:p>
      <text:p text:style-name="P181">→<text:span text:style-name="T238"> si la clé </text:span><text:span text:style-name="T93">$child→getId()</text:span><text:span text:style-name="T238"> existe dans le tableau </text:span><text:span text:style-name="T93">$children</text:span></text:p>
      <text:p text:style-name="P181"><text:tab/>→<text:span text:style-name="T239"> suppression de l’occurrence dans </text:span><text:span text:style-name="T94">$children</text:span><text:span text:style-name="T239"> ayant pour clé </text:span><text:span text:style-name="T94">$child→getId()</text:span></text:p>
      <text:p text:style-name="P181"><text:tab/>→<text:span text:style-name="T239"> </text:span><text:span text:style-name="T94">$properties[‘children’]</text:span><text:span text:style-name="T239"> reçoit </text:span><text:span text:style-name="T94">$children</text:span></text:p>
      <text:p text:style-name="P317"><text:span text:style-name="T160">→ sauvegarde des attributs de l’objet par la méthode</text:span><text:span text:style-name="T62"> $this→setProperties($properties)</text:span></text:p>
      <text:p text:style-name="P181"><text:tab/>→ retourne l’objet lui-même.</text:p>
      <text:p text:style-name="P350">→ si <text:span text:style-name="T15">$child→</text:span><text:span text:style-name="T21">getId()</text:span><text:span text:style-name="T227"> n’existe pas dans le tableau </text:span><text:span text:style-name="T82">$children</text:span>, retourne la valeur <text:span text:style-name="T2">false</text:span>.</text:p>
      <text:p text:style-name="P254">isChild(OObject $child)</text:p>
      <text:p text:style-name="P226">→<text:span text:style-name="T238"> </text:span>récupération des ‘<text:span text:style-name="T62">properties</text:span>’ de l’objet via la méthode <text:span text:style-name="T62">getProperties()</text:span></text:p>
      <text:p text:style-name="P180">→<text:span text:style-name="T238"> extraction du tableau </text:span><text:span text:style-name="T93">children</text:span><text:span text:style-name="T238"> de </text:span><text:span text:style-name="T93">$properties</text:span><text:span text:style-name="T238"> dans </text:span><text:span text:style-name="T93">$children</text:span></text:p>
      <text:p text:style-name="P180">→<text:span text:style-name="T238"> retourne le résultat du test : la clé </text:span><text:span text:style-name="T93">$child→getId()</text:span><text:span text:style-name="T238"> existe-t-elle dans le tableau </text:span><text:span text:style-name="T93">$children</text:span></text:p>
      <text:p text:style-name="P253">hasChild()</text:p>
      <text:p text:style-name="P197">→<text:span text:style-name="T238"> retourne le résultat du test : </text:span><text:span text:style-name="T93">$this→countChildren() &gt; 0</text:span></text:p>
      <text:p text:style-name="P252">countChildren()</text:p>
      <text:p text:style-name="P226">→<text:span text:style-name="T238"> </text:span>récupération des ‘<text:span text:style-name="T62">properties</text:span>’ de l’objet via la méthode <text:span text:style-name="T62">getProperties()</text:span></text:p>
      <text:p text:style-name="P196">→ retourne le compte d’élément(s) du tableau <text:span text:style-name="T62">$properties[‘childern’]</text:span></text:p>
      <text:p text:style-name="P253">getChildren()<text:bookmark-end text:name="__DdeLink__4668_1789803541"/></text:p>
      <text:p text:style-name="P226">→ <text:span text:style-name="T238">initialisation du tableau allant recevoir les objets enfant à vide ($enfants)</text:span></text:p>
      <text:p text:style-name="P226">→<text:span text:style-name="T238"> </text:span>récupération des ‘<text:span text:style-name="T62">properties</text:span>’ de l’objet via la méthode <text:span text:style-name="T62">getProperties()</text:span></text:p>
      <text:p text:style-name="P180">→<text:span text:style-name="T238"> extraction du tableau </text:span><text:span text:style-name="T93">children</text:span><text:span text:style-name="T238"> de </text:span><text:span text:style-name="T93">$properties</text:span><text:span text:style-name="T238"> dans </text:span><text:span text:style-name="T93">$children</text:span></text:p>
      <text:p text:style-name="P180">→<text:span text:style-name="T238"> pour chaque </text:span><text:span text:style-name="T93">$children</text:span><text:span text:style-name="T238"> en </text:span><text:span text:style-name="T93">$id → $valeur</text:span></text:p>
      <text:p text:style-name="P180"><text:tab/>→<text:span text:style-name="T238"> </text:span><text:span text:style-name="T93">$objet ← OObject::buildObject($id)</text:span></text:p>
      <text:p text:style-name="P180"><text:tab/>→<text:span text:style-name="T238"> si </text:span><text:span text:style-name="T93">$valeur</text:span><text:span text:style-name="T238"> n’est pas vide : </text:span><text:span text:style-name="T93">$objet→setValue($valeur)</text:span></text:p>
      <text:p text:style-name="P180"><text:soft-page-break/><text:tab/>→<text:span text:style-name="T238"> mise dans le tableau </text:span><text:span text:style-name="T93">$enfants</text:span><text:span text:style-name="T238"> de </text:span><text:span text:style-name="T93">$objet</text:span></text:p>
      <text:p text:style-name="P180">→<text:span text:style-name="T238"> retourne le tableau </text:span><text:span text:style-name="T93">$enfants</text:span><text:span text:style-name="T238"> (quel qu’en soit le valeur)</text:span></text:p>
      <text:p text:style-name="P180"/>
      <text:h text:style-name="P498" text:outline-level="1"><text:bookmark-start text:name="__RefHeading___Toc5342_262227166"/>Les objets typé<text:span text:style-name="T250">s</text:span> HTML<text:bookmark-end text:name="__RefHeading___Toc5342_262227166"/></text:h>
      <text:p text:style-name="P121">Par <text:span text:style-name="T253">objet</text:span> typé <text:span text:style-name="T2">HTML</text:span>, il faut voir les objets permettant la mise en place et la gestion d’objets <text:span text:style-name="T2">DOM</text:span> le plus souvent attachés à une balise <text:span text:style-name="T2">HTML</text:span>.</text:p>
      <text:h text:style-name="P521" text:outline-level="2"><text:bookmark-start text:name="__RefHeading___Toc5344_262227166"/>L’objet conteneur divers – OSDiv<text:bookmark-end text:name="__RefHeading___Toc5344_262227166"/></text:h>
      <text:p text:style-name="P121">L’objet conteneur divers, <text:span text:style-name="T62">OSDiv</text:span>, est l’objet tout à la fois le plus simple, mais le plus souvent utilisé.</text:p>
      <text:p text:style-name="P121">Sa simplicité vient qu’il n’est là que pour contenir d’autres objets sans apporte d’autres fonctionnalité<text:span text:style-name="T250">s</text:span>. De ce fait, il n’a ni attribut spécifique, ni méthode supplémentaire autres que celle héritées de l’objet <text:span text:style-name="T62">OSContainer</text:span>.</text:p>
      <text:p text:style-name="P121">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17">}<text:bookmark-end text:name="__DdeLink__5408_262227166"/><text:bookmark-end text:name="__DdeLink__5406_262227166"/></text:p>
      <text:p text:style-name="P122">Cette formulation i<text:span text:style-name="T250">n</text:span>duit l’existence d’un fichier de configuration, qui sans apporter d’autres attributs, précisera les attributs suivants, comme pour tout objet hérité des objets <text:span text:style-name="T62">OSContainer</text:span> et <text:span text:style-name="T62">ODContained</text:span> :</text:p>
      <text:list xml:id="list4287099942" text:style-name="L13">
        <text:list-item>
          <text:p text:style-name="P470"><text:span text:style-name="T62">object</text:span><text:tab/><text:tab/>nom proprement dit le l’objet en minuscules, <text:span text:style-name="T62">osdiv</text:span>,</text:p>
        </text:list-item>
        <text:list-item>
          <text:p text:style-name="P470"><text:span text:style-name="T62">typeObj</text:span><text:tab/><text:tab/>type de l’objet, ici <text:span text:style-name="T62">oscontainer</text:span>,</text:p>
        </text:list-item>
        <text:list-item>
          <text:p text:style-name="P446"><text:span text:style-name="T62">template</text:span><text:tab/><text:tab/>nom du fichier modèle, <text:span text:style-name="T62">osdiv.twig</text:span>.</text:p>
        </text:list-item>
      </text:list>
      <text:p text:style-name="P122">Les valeurs indiquées sont les bonnes, puisque le constructeur de l’objet initial, <text:span text:style-name="T62">OObject</text:span>, s’en sert pour reformuler certaines de ces valeurs de manières plus pratique pour les traitements à faire.</text:p>
      <text:p text:style-name="P122">Le fichier modèle, <text:span text:style-name="T62">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12"><text:tab/>{% if objet.classes is not empty %}</text:p>
      <text:p text:style-name="P412"><text:tab/><text:tab/>{% set objClass = objClass ~ " " ~ objet.classes <text:s/>%}</text:p>
      <text:p text:style-name="P412"><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12"><text:tab/><text:tab/>display: {{ objet.display <text:span text:style-name="T244">}}</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17">&lt;/div&gt;<text:bookmark-end text:name="__DdeLink__5404_262227166"/></text:p>
      <text:p text:style-name="P363">à la seco<text:span text:style-name="T250">n</text:span>de ligne de ce source, on affecte la variable <text:span text:style-name="T62">objClass</text:span> avec le contenu <text:span text:style-name="T253">retourné</text:span> par la méthode <text:span text:style-name="T135">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2">widthBT</text:span> fourni au travers de <text:span text:style-name="T62">object.widthBT</text:span> est transformé en nom de classes <text:span text:style-name="T2">CSS</text:span> à appliquer à l’objet par la méthode <text:span text:style-name="T62">gotBootstrap()</text:span> (<text:span text:style-name="T2">viewHelper</text:span> → service → méthode de transformation).</text:p>
      <text:p text:style-name="P364">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2">object.content</text:span>. La directive <text:span text:style-name="T2">Twig</text:span> <text:span text:style-name="T62">raw</text:span> permet d’insérer la valeur contenue dans <text:span text:style-name="T62">object.content </text:span>sans la traiter pour ‘<text:span text:style-name="T45">échapper</text:span>’ certaines directives <text:span text:style-name="T2">HTML</text:span>.</text:p>
      <text:h text:style-name="P521"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9">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4">Le fichier de configuration commencera par :</text:p>
      <text:list xml:id="list111647938694946" text:continue-numbering="true" text:style-name="L13">
        <text:list-item>
          <text:p text:style-name="P471"><text:span text:style-name="T62">object</text:span><text:tab/><text:tab/>nom proprement dit le l’objet en minuscules, <text:span text:style-name="T62">os</text:span><text:span text:style-name="T114">form</text:span>,</text:p>
        </text:list-item>
        <text:list-item>
          <text:p text:style-name="P471"><text:span text:style-name="T62">typeObj</text:span><text:tab/><text:tab/>type de l’objet, ici <text:span text:style-name="T62">oscontainer</text:span>,</text:p>
        </text:list-item>
        <text:list-item>
          <text:p text:style-name="P447"><text:span text:style-name="T62">template</text:span><text:tab/><text:tab/>nom du fichier modèle, <text:span text:style-name="T62">os</text:span><text:span text:style-name="T114">form</text:span><text:span text:style-name="T62">.twig</text:span>.</text:p>
        </text:list-item>
      </text:list>
      <text:p text:style-name="P124">Pour plus de facilité à la programmation, l’objet <text:span text:style-name="T62">OSForm</text:span> mettra en place un objet <text:span text:style-name="T62">OSDiv</text:span> induisant une gestion particulière des objets de type <text:span text:style-name="T62">ODContained</text:span> le formant directement ou indirectement au travers d’objet <text:span text:style-name="T62">OSContainer</text:span>.</text:p>
      <text:p text:style-name="P365">Un formulaire est formé de champs, qui peuvent être, obligatoires ou facultatifs. De fait il faut avoir le ou les attributs en conséquence pour gérer cette information :</text:p>
      <text:list xml:id="list1295714854" text:style-name="L14">
        <text:list-item>
          <text:p text:style-name="P480">l’attribut <text:span text:style-name="T62">fields</text:span> sera un tableau listant l’ensemble des champs du formulaire <text:span text:style-name="T254">(en clé)</text:span>, <text:span text:style-name="T254">et indiquant si le dit champ est requis ou non.</text:span></text:p>
        </text:list-item>
      </text:list>
      <text:p text:style-name="P124"><text:span text:style-name="T254">L</text:span>’attribut <text:span text:style-name="T62">fields</text:span> permettra de savoir la liste des champs formant le formulaire, mais précisera si le champ est requis avant de lancer toute procédure de validation, <text:span text:style-name="T254">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51">s,</text:span> on pourra voit d’inclure un tel mécanisme de <text:span text:style-name="T246">pré-validation.</text:span></text:p>
      <text:p text:style-name="P365">Toutefois, il faudra caractériser d’une façon claire, la méthode de validation du formulaire dans l’attribut <text:span text:style-name="T62">validateMethod</text:span>. Comme pour le cas de la gestion des méthodes exécutée sur clic de bouton, l’attribut <text:span text:style-name="T62">validateMethod</text:span> aura 2 composantes :</text:p>
      <text:list xml:id="list3293866128" text:style-name="L15">
        <text:list-item>
          <text:p text:style-name="P472">le nom de la classe ou objet contenant le méthode de validation,</text:p>
        </text:list-item>
        <text:list-item>
          <text:p text:style-name="P481">le nom proprement dit de la méthode de validation.</text:p>
        </text:list-item>
      </text:list>
      <text:p text:style-name="P131">Comme de formulaire se veut être l’agrégation <text:span text:style-name="T255">de</text:span> valeurs, l’attribut <text:span text:style-name="T62">formDatas</text:span> sera tableau contenant en clé, les identifiants des champs, et en valeur celle donnée par défaut ou restitué par la soumission du formulaire. <text:span text:style-name="T255">On pourra </text:span>initialiser directement les valeurs du formulaire par cet attribut, <text:span text:style-name="T255">en </text:span>respect<text:span text:style-name="T255">ant</text:span> les identifiants des objets inclus dans l’attribut <text:span text:style-name="T62">fields</text:span>.</text:p>
      <text:p text:style-name="P132">Qui dit formulaire, dit boutons de soumission. <text:span text:style-name="T286">2 possibilités s’offrent pour les gérer :</text:span></text:p>
      <text:list xml:id="list3728186406" text:style-name="L16">
        <text:list-item>
          <text:p text:style-name="P473">soit on ajoute des boutons, objets <text:span text:style-name="T62">ODButton</text:span>, pour assurer toute la gestion de la soumission en incluant les <text:span text:style-name="T287">besoins</text:span> de récupération des champs et valeurs du formulaire,</text:p>
        </text:list-item>
        <text:list-item>
          <text:p text:style-name="P448">soit on intègre à l’objet <text:span text:style-name="T62">OSForm</text:span>, un bouton <text:span text:style-name="T45">Reset</text:span> par défaut, et la possibilité d’ajouter 1 à plusieurs bouton de soumission du formulaire qui prendront en charge automatiquement la récupération, comme <text:span text:style-name="T287">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2">ODButton</text:span> directement dans l’objet <text:span text:style-name="T62">OSForm</text:span>, faisant référence à ce dernier dans la gestion de l’événement ‘<text:span text:style-name="T45">click</text:span>’.</text:p>
      <text:p text:style-name="P360">Le bouton <text:span text:style-name="T45">Reset</text:span> aura la procédure de réinitialisation du formulaire attachée par défaut. Mais il faut avoir la possibilité :</text:p>
      <text:list xml:id="list1226966414" text:style-name="L17">
        <text:list-item>
          <text:p text:style-name="P475">d’en changer le label ou texte présenté,</text:p>
        </text:list-item>
        <text:list-item>
          <text:p text:style-name="P475">d’en charger l’aspect si nécessaire,</text:p>
        </text:list-item>
        <text:list-item>
          <text:p text:style-name="P475">d’y associer une autre méthode à déclencher, un autre type de gestion de l’événement ‘<text:span text:style-name="T45">click</text:span>’,</text:p>
        </text:list-item>
        <text:list-item>
          <text:p text:style-name="P449">de le rendre invisible, inactif suivant le cas.</text:p>
        </text:list-item>
      </text:list>
      <text:p text:style-name="P134"><text:soft-page-break/>Ceci n’est autre que la gestion propre de l’objet <text:span text:style-name="T62">ODButton</text:span>, avec le contexte particulier du formulaire. Pour ce qui est du ou des boutons de soumission du formulaire, il faudra avoir toute liberté pour les gérer. Au final, à la création de l’objet <text:span text:style-name="T62">OSForm</text:span>, est créé un objet <text:span text:style-name="T62">ODButton</text:span> de type <text:span text:style-name="T45">Reset</text:span> ayant pour identifiant celui du formulaire suffixé par ‘<text:span text:style-name="T45">Reset</text:span>’. Une méthode <text:span text:style-name="T62">getResetBtn()</text:span> permettra d’accéder au bouton Reset, et de disposer de l’ensemble des méthodes de l’objet <text:span text:style-name="T62">ODButton</text:span> pour le paramétrer au besoin.</text:p>
      <text:p text:style-name="P133">Pour la gestion des boutons de soumission, une méthode <text:span text:style-name="T62">addSubmitBtn()</text:span> permettra la déclaration et l’ajout de bouton. On pourra leur affecter un alias, sinon l’alias sera <text:span text:style-name="T45">submit</text:span> + de le rang de déclaration du bouton en commençant par 0. ainsi, au travers de la méthode <text:span text:style-name="T62">getSubmitBtn(alias)</text:span> on accédera à l’objet <text:span text:style-name="T62">ODButton</text:span> de soumission, et donc à l’ensemble des méthodes de paramétrage. <text:span text:style-name="T288">Des méthodes </text:span><text:span text:style-name="T115">rmSubmitBtn(alias)</text:span><text:span text:style-name="T288">, </text:span><text:span text:style-name="T115">setSubmitBtns(array $submitBtns)</text:span><text:span text:style-name="T288">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52">l’</text:span>attribut physique <text:span text:style-name="T62">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2">ODButton</text:span> déclaré dans le constructeur pour assurer les fonctions de bouton <text:span text:style-name="T45">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14" text:outline-level="3"><text:bookmark-start text:name="__RefHeading___Toc8043_2064813250"/>Le constructeur de l’objet<text:bookmark-end text:name="__RefHeading___Toc8043_2064813250"/></text:h>
      <text:p text:style-name="P278">Le constructeur, reprend en premier lieu la même forme que celui de l’objet <text:span text:style-name="T62">OSDiv</text:span>. Dans un second temps, on déclarera l’objet <text:span text:style-name="T62">ODButton</text:span> <text:span text:style-name="T45">Reset</text:span>, dont on stockera l’identifiant dans l’attribut <text:span text:style-name="T62">reset</text:span>.</text:p>
      <text:h text:style-name="Heading_20_4" text:outline-level="4"><text:bookmark-start text:name="__RefHeading___Toc8045_2064813250"/>Algorithme d<text:span text:style-name="T289">u constructeur</text:span><text:bookmark-end text:name="__RefHeading___Toc8045_2064813250"/></text:h>
      <text:p text:style-name="P136">Le constructeur de l’objet <text:span text:style-name="T62">OSForm</text:span> ne recevra que son identifiant en paramètre en entrée.</text:p>
      <text:p text:style-name="P274"><text:span text:style-name="T289">→ appel au constructeur de l’objet parent, </text:span><text:span text:style-name="T116">OSContainer</text:span><text:span text:style-name="T289">, avec en paramètres </text:span><text:span text:style-name="T116">$id</text:span><text:span text:style-name="T289"> et </text:span>‘<text:span text:style-name="T45">oobjects/oscontainer/osform/osform.config.php</text:span>’</text:p>
      <text:p text:style-name="P274">→<text:span text:style-name="T290"> déclaration de l’objet Reset dans </text:span><text:span text:style-name="T117">$reset</text:span><text:span text:style-name="T290"> : </text:span><text:span text:style-name="T117">ODButton</text:span><text:span text:style-name="T61">(</text:span><text:span text:style-name="T117">$id</text:span><text:span text:style-name="T61">.’Reset’)</text:span></text:p>
      <text:p text:style-name="P274"><text:span text:style-name="T201">→ si</text:span><text:span text:style-name="T61"> </text:span><text:span text:style-name="T117">$reset</text:span><text:span text:style-name="T61"> </text:span><text:span text:style-name="T201">est une instance de la classe </text:span><text:span text:style-name="T117">ODButton</text:span></text:p>
      <text:p text:style-name="P274"><text:span text:style-name="T117"><text:tab/>→</text:span><text:span text:style-name="T119"> $reset→setType(‘reset’), $reset→setForm($this→id), $reset→setNature(‘warning’)</text:span></text:p>
      <text:p text:style-name="P235"><text:tab/>→<text:span text:style-name="T238"> </text:span>récupération des ‘<text:span text:style-name="T62">properties</text:span>’ de l’objet via la méthode <text:span text:style-name="T62">getProperties()</text:span></text:p>
      <text:p text:style-name="P275"><text:tab/>→<text:span text:style-name="T290"> </text:span><text:span text:style-name="T117">$properties[‘reset’]</text:span><text:span text:style-name="T290"> reçoit </text:span><text:span text:style-name="T117">$id</text:span><text:span text:style-name="T61">.’Reset’</text:span></text:p>
      <text:p text:style-name="P323"><text:span text:style-name="T162">→ sauvegarde du contenu du tableau </text:span><text:span text:style-name="T66">$properties</text:span><text:span text:style-name="T162"> dans l’attribut </text:span><text:span text:style-name="T66">properties</text:span><text:span text:style-name="T162"> de l’objet </text:span><text:span text:style-name="T179">(</text:span><text:span text:style-name="T118">$this→setProperties($properties)</text:span><text:span text:style-name="T179">),</text:span></text:p>
      <text:p text:style-name="P70"><text:tab/>→ retourne l’objet lui-même.</text:p>
      <text:p text:style-name="P79">→<text:span text:style-name="T292"> retourne </text:span><text:span text:style-name="T36">false</text:span><text:span text:style-name="T292"> pour problème sur construction de l’objet.</text:span></text:p>
      <text:h text:style-name="P514" text:outline-level="3"><text:bookmark-start text:name="__RefHeading___Toc8047_2064813250"/>Les méthodes relatives aux attributs spécifiques de l’objet<text:bookmark-end text:name="__RefHeading___Toc8047_2064813250"/></text:h>
      <text:p text:style-name="P386">On aura des méthodes relatives aux <text:span text:style-name="T291">5</text:span> attributs spécifiques de l’objet <text:span text:style-name="T62">OSForm</text:span>. Mais plus encore, il faut surcharger quelques méthodes de base de l’objet <text:span text:style-name="T62">OSContainer</text:span> pour assurer la propagation de l’information de regroupement comme d’obligation de saisie des champs du formulaire.</text:p>
      <text:list xml:id="list3299073935" text:style-name="L18">
        <text:list-item>
          <text:p text:style-name="P458"><text:span text:style-name="T62">addNewField(OObject $child, bool $require, $mode =self::MODE_LAST, $params=null)</text:span>,</text:p>
        </text:list-item>
        <text:list-item>
          <text:p text:style-name="P458"><text:span text:style-name="T62">setChild(OObject $child, $value = null)</text:span>,</text:p>
        </text:list-item>
        <text:list-item>
          <text:p text:style-name="P458"><text:soft-page-break/><text:span text:style-name="T62">removeChild(OObject $child)</text:span>,</text:p>
        </text:list-item>
        <text:list-item>
          <text:p text:style-name="P458"><text:span text:style-name="T62">isChild(string $child)</text:span>,</text:p>
        </text:list-item>
        <text:list-item>
          <text:p text:style-name="P458"><text:span text:style-name="T62">hasChild()</text:span>,</text:p>
        </text:list-item>
        <text:list-item>
          <text:p text:style-name="P458"><text:span text:style-name="T62">countChildren()</text:span>,</text:p>
        </text:list-item>
        <text:list-item>
          <text:p text:style-name="P482">getChildren(),</text:p>
        </text:list-item>
        <text:list-item>
          <text:p text:style-name="P483">setFormDatas(array $formDatas),</text:p>
        </text:list-item>
        <text:list-item>
          <text:p text:style-name="P483">getFormDatas(),</text:p>
        </text:list-item>
        <text:list-item>
          <text:p text:style-name="P484">resetFormDatas(),</text:p>
        </text:list-item>
        <text:list-item>
          <text:p text:style-name="P485">getResetBtn(),</text:p>
        </text:list-item>
        <text:list-item>
          <text:p text:style-name="P485">addSubmitBtn($className, $methodName, $label = null),</text:p>
        </text:list-item>
        <text:list-item>
          <text:p text:style-name="P485">removeSubmitBtn($label),</text:p>
        </text:list-item>
        <text:list-item>
          <text:p text:style-name="P485">setSubmitBtns(array $submitsDef),</text:p>
        </text:list-item>
        <text:list-item>
          <text:p text:style-name="P484"><text:span text:style-name="T291">getSubmitBtn($label)</text:span>.</text:p>
        </text:list-item>
      </text:list>
      <text:p text:style-name="P418">Pour la méthode <text:span text:style-name="T62">addNewField()</text:span>, on ne surcharge pas une méthode existante, mais on encapsule la méthode <text:span text:style-name="T62">addChild()</text:span> de l’objet <text:span text:style-name="T62">OSContainer</text:span>, pour permettre la mise en place et le paramétrage de la mécanique de l’objet <text:span text:style-name="T62">OSForm</text:span>.</text:p>
      <text:p text:style-name="P421">La méthode <text:span text:style-name="T105">setFormDatas(array $formDatas)</text:span> demande de faire un contrôle préalable sur le tableau <text:span text:style-name="T105">$formDatas</text:span> pour valider que toutes les clés fournies par le tableau sont bien des champs du formulaire.</text:p>
      <text:p text:style-name="P421">La méthode <text:span text:style-name="T62">resetFormDatas()</text:span> est programmée pour donner une facilité pour ré-initialiser la valeur de chaque champ du formulaire. Elle s’appuiera sur l’attribut <text:span text:style-name="T62">default</text:span> des objets <text:span text:style-name="T62">ODContained</text:span>. En cas d’absence de valeur, le champ ser<text:span text:style-name="T280">a</text:span> mis à vide.</text:p>
      <text:h text:style-name="Heading_20_4" text:outline-level="4"><text:bookmark-start text:name="__RefHeading___Toc8978_135223327"/>Algorithme des méthodes privées<text:bookmark-end text:name="__RefHeading___Toc8978_135223327"/></text:h>
      <text:p text:style-name="P385">Ces méthodes sont des aides supplémentaires pour mettre en place les mécanismes de l’objet <text:span text:style-name="T135">OSForm </text:span>:</text:p>
      <text:list xml:id="list2148287657" text:style-name="L19">
        <text:list-item>
          <text:p text:style-name="P459"><text:span text:style-name="T62">private function propagateForm(OObject $object)</text:span>,</text:p>
        </text:list-item>
        <text:list-item>
          <text:p text:style-name="P459"><text:span text:style-name="T62">private function propagateRequire($object, bool $require)</text:span>,</text:p>
        </text:list-item>
        <text:list-item>
          <text:p text:style-name="P492">private function addField(OObject $object, bool $require)<text:span text:style-name="T185">.</text:span></text:p>
        </text:list-item>
      </text:list>
      <text:p text:style-name="P419"><text:span text:style-name="T185">La méthode </text:span><text:span text:style-name="T232">propagateForm()</text:span><text:span text:style-name="T185"> propage l’attribut </text:span><text:span text:style-name="T232">form</text:span><text:span text:style-name="T185"> à tous les objets, directement pour les objet de type </text:span><text:span text:style-name="T232">ODContained</text:span><text:span text:style-name="T185">, et indirectement au objet de type </text:span><text:span text:style-name="T232">ODContained</text:span><text:span text:style-name="T185"> contenu dans un objet de type </text:span><text:span text:style-name="T232">OSContainer</text:span><text:span text:style-name="T185">.</text:span></text:p>
      <text:p text:style-name="P419"><text:span text:style-name="T185">La méthode </text:span><text:span text:style-name="T232">addNewField()</text:span><text:span text:style-name="T185"> demande à préciser par le booléen </text:span><text:span text:style-name="T232">require</text:span><text:span text:style-name="T185">, si le champ est obligatoire à la saisie (valeur </text:span><text:span text:style-name="T198">true</text:span><text:span text:style-name="T185">) ou non </text:span><text:span text:style-name="T189">(valeur </text:span><text:span text:style-name="T199">false</text:span><text:span text:style-name="T189">)</text:span><text:span text:style-name="T185">. Dans le cas </text:span><text:span text:style-name="T189">où</text:span><text:span text:style-name="T185"> cet objet est de type </text:span><text:span text:style-name="T232">OSContainer</text:span><text:span text:style-name="T185">, il faut propager cette notion à l’ensemble des </text:span><text:span text:style-name="T189">objets</text:span><text:span text:style-name="T185"> de type </text:span><text:span text:style-name="T232">ODContained</text:span><text:span text:style-name="T185"> le formant, à quelque niveau que ce soit. Cet la méthode </text:span><text:span text:style-name="T232">propagateForm()</text:span><text:span text:style-name="T185"> qui assure cette fonction.</text:span></text:p>
      <text:p text:style-name="P420"><text:span text:style-name="T185">La méthode </text:span><text:span text:style-name="T232">addField()</text:span><text:span text:style-name="T185"> finalise l’action de la méthode </text:span><text:span text:style-name="T232">propagateForm()</text:span><text:span text:style-name="T185"> en alimentant les attributs </text:span><text:span text:style-name="T232">fields</text:span><text:span text:style-name="T185"> et </text:span><text:span text:style-name="T232">formDatas</text:span><text:span text:style-name="T185">.</text:span></text:p>
      <text:p text:style-name="P151">private function propagateForm(OObject $object),</text:p>
      <text:p text:style-name="P158">→<text:span text:style-name="T256"> affectation à </text:span><text:span text:style-name="T102">$object</text:span><text:span text:style-name="T256">, attribut </text:span><text:span text:style-name="T102">form</text:span><text:span text:style-name="T256"> de la valeur de l’identifiant de l’objet courant,</text:span></text:p>
      <text:p text:style-name="P158">→<text:span text:style-name="T256"> si $objet est une instance de </text:span><text:span text:style-name="T102">OSContainer</text:span></text:p>
      <text:p text:style-name="P229"><text:tab/>→<text:span text:style-name="T238"> </text:span>récupération des ‘<text:span text:style-name="T102">children</text:span>’ de l’objet via la méthode <text:span text:style-name="T102">$object→getChildren()</text:span></text:p>
      <text:p text:style-name="P185"><text:tab/>→<text:span text:style-name="T238"> pour chaque </text:span><text:span text:style-name="T93">$children</text:span><text:span text:style-name="T238"> en </text:span><text:span text:style-name="T93">$</text:span><text:span text:style-name="T102">child</text:span></text:p>
      <text:p text:style-name="P185"><text:span text:style-name="T93"><text:tab/><text:tab/></text:span><text:span text:style-name="T238">→ appel à </text:span><text:span text:style-name="T102">propagateForm($child)</text:span></text:p>
      <text:p text:style-name="P152">private function propagateRequire($object, bool $require),</text:p>
      <text:p text:style-name="P159">→<text:span text:style-name="T257"> initialisation de la variable de retour </text:span><text:span text:style-name="T103">$ret</text:span><text:span text:style-name="T257"> à </text:span><text:span text:style-name="T26">false</text:span></text:p>
      <text:p text:style-name="P160">→<text:span text:style-name="T256"> si </text:span><text:span text:style-name="T102">$objet </text:span><text:span text:style-name="T256">est une instance de </text:span><text:span text:style-name="T102">OSContainer</text:span></text:p>
      <text:p text:style-name="P230"><text:tab/>→<text:span text:style-name="T238"> </text:span>récupération des ‘<text:span text:style-name="T102">children</text:span>’ de l’objet via la méthode <text:span text:style-name="T102">$object→getChildren()</text:span></text:p>
      <text:p text:style-name="P186"><text:tab/>→<text:span text:style-name="T238"> pour chaque </text:span><text:span text:style-name="T93">$children</text:span><text:span text:style-name="T238"> en </text:span><text:span text:style-name="T93">$</text:span><text:span text:style-name="T102">child</text:span></text:p>
      <text:p text:style-name="P186"><text:soft-page-break/><text:span text:style-name="T93"><text:tab/><text:tab/></text:span><text:span text:style-name="T238">→ appel à </text:span><text:span text:style-name="T102">propagate</text:span><text:span text:style-name="T103">Require</text:span><text:span text:style-name="T102">($child, </text:span><text:span text:style-name="T103">$require</text:span><text:span text:style-name="T102">)</text:span><text:span text:style-name="T256"> mis retour dans </text:span><text:span text:style-name="T103">$ret</text:span></text:p>
      <text:p text:style-name="P160">→<text:span text:style-name="T256"> si </text:span><text:span text:style-name="T102">$objet</text:span><text:span text:style-name="T256"> est une instance de </text:span><text:span text:style-name="T102">O</text:span><text:span text:style-name="T103">D</text:span><text:span text:style-name="T102">Containe</text:span><text:span text:style-name="T103">d</text:span></text:p>
      <text:p text:style-name="P161"><text:tab/>→ appel de la méthode <text:span text:style-name="T62">addField($object, $require)</text:span> mis retour dans <text:span text:style-name="T62">$ret</text:span></text:p>
      <text:p text:style-name="P161">→ sinon</text:p>
      <text:p text:style-name="P161"><text:tab/>→ génération d’une exception <text:span text:style-name="T2">PHP </text:span>: '<text:span text:style-name="T45">unknow type of object</text:span>'</text:p>
      <text:p text:style-name="P160">→<text:span text:style-name="T257"> retourne la valeur contenue dans la variable </text:span><text:span text:style-name="T103">$ret</text:span></text:p>
      <text:p text:style-name="P151">private function addField(OObject $object, bool $require)</text:p>
      <text:p text:style-name="P230">→<text:span text:style-name="T238"> </text:span>récupération des ‘<text:span text:style-name="T62">properties</text:span>’ de l’objet via la méthode <text:span text:style-name="T62">getProperties()</text:span></text:p>
      <text:p text:style-name="P214">→<text:span text:style-name="T257"> récupération dans </text:span><text:span text:style-name="T103">$fields</text:span><text:span text:style-name="T257"> de </text:span><text:span text:style-name="T103">$properties[‘fields’]</text:span></text:p>
      <text:p text:style-name="P214">→<text:span text:style-name="T257"> récupération dans </text:span><text:span text:style-name="T103">$formDatas</text:span><text:span text:style-name="T257"> de </text:span><text:span text:style-name="T103">$properties[‘formDatas’]</text:span></text:p>
      <text:p text:style-name="P214">→<text:span text:style-name="T257"> si </text:span><text:span text:style-name="T103">$object→getId()</text:span><text:span text:style-name="T257"> n’est pas une clé de </text:span><text:span text:style-name="T103">$fields</text:span></text:p>
      <text:p text:style-name="P144"><text:tab/>→<text:span text:style-name="T257"> </text:span><text:span text:style-name="T103">$fields[$object→getId()]</text:span><text:span text:style-name="T257"> reçoit </text:span><text:span text:style-name="T103">$require</text:span></text:p>
      <text:p text:style-name="P144"><text:tab/>→<text:span text:style-name="T257"> </text:span><text:span text:style-name="T103">$formDatas[$object→getId()]</text:span><text:span text:style-name="T257"> reçoit </text:span><text:span text:style-name="T103">$object→getValue()</text:span></text:p>
      <text:p text:style-name="P144"><text:tab/>→<text:span text:style-name="T257"> </text:span><text:span text:style-name="T103">$properties[‘fields’] </text:span><text:span text:style-name="T257">reçoit </text:span><text:span text:style-name="T103">$fields</text:span></text:p>
      <text:p text:style-name="P144"><text:tab/>→<text:span text:style-name="T257"> </text:span><text:span text:style-name="T103">$properties[‘formDatas’]</text:span><text:span text:style-name="T257"> reçoit </text:span><text:span text:style-name="T103">$formDatas</text:span></text:p>
      <text:p text:style-name="P321"><text:span text:style-name="T160">→ sauvegarde des attributs de l’objet par la méthode</text:span><text:span text:style-name="T62">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3">addNewField(OObject $child, bool $require, $mode =self::MODE_LAST, $params=null)</text:p>
      <text:p text:style-name="P162">→<text:span text:style-name="T262"> si </text:span><text:span text:style-name="T104">propagateRequire($child, $require)</text:span><text:span text:style-name="T262"> retourne Vrai (true)</text:span></text:p>
      <text:p text:style-name="P162"><text:tab/>→<text:span text:style-name="T262"> appel à méthode </text:span><text:span text:style-name="T104">addChild($child, $mode, $params)</text:span><text:span text:style-name="T262"> de l’objet parent (</text:span><text:span text:style-name="T104">OSContainer</text:span><text:span text:style-name="T262">)</text:span></text:p>
      <text:p text:style-name="P162"><text:tab/>→<text:span text:style-name="T262"> pour chaque enfant de l’objet (</text:span><text:span text:style-name="T104">$this→getChildren()</text:span><text:span text:style-name="T262">) pris comme </text:span><text:span text:style-name="T104">$aChild</text:span></text:p>
      <text:p text:style-name="P162"><text:tab/><text:tab/>→<text:span text:style-name="T262"> exécuter la méthode </text:span><text:span text:style-name="T104">$this→propagateForm($aChild)</text:span></text:p>
      <text:p text:style-name="P163"><text:tab/>→<text:span text:style-name="T262"> retourne l’objet lui-même.</text:span></text:p>
      <text:p text:style-name="P163">→<text:span text:style-name="T262"> si </text:span><text:span text:style-name="T104">propagateRequire($child, $require)</text:span><text:span text:style-name="T262"> retourne Faux (</text:span><text:span text:style-name="T27">false</text:span><text:span text:style-name="T262">), retourne la valeur </text:span><text:span text:style-name="T16">false</text:span><text:span text:style-name="T227">.</text:span></text:p>
      <text:p text:style-name="P153">setChild(OObject $child, $value = null)</text:p>
      <text:p text:style-name="P163">→<text:span text:style-name="T262"> appel à méthode </text:span><text:span text:style-name="T104">setChild($child, $value)</text:span><text:span text:style-name="T262"> de l’objet parent (</text:span><text:span text:style-name="T104">OSContainer</text:span><text:span text:style-name="T262">)</text:span></text:p>
      <text:p text:style-name="P163">→<text:span text:style-name="T262"> </text:span><text:span text:style-name="T27">$child→setForm($this→getId())</text:span></text:p>
      <text:p text:style-name="P166">→ retourne l’objet lui-même.</text:p>
      <text:p text:style-name="P154">removeChild(OObject $child)</text:p>
      <text:p text:style-name="P163">→<text:span text:style-name="T262"> appel à méthode </text:span><text:span text:style-name="T104">setChild($child, $value)</text:span><text:span text:style-name="T262"> de l’objet parent (</text:span><text:span text:style-name="T104">OSContainer</text:span><text:span text:style-name="T262">)</text:span></text:p>
      <text:p text:style-name="P163">→<text:span text:style-name="T262"> appel à la méthode $this-&gt;removeField($child)</text:span></text:p>
      <text:p text:style-name="P166">→ retourne l’objet lui-même.</text:p>
      <text:p text:style-name="P154">isChild(string $child)</text:p>
      <text:p text:style-name="P232">→<text:span text:style-name="T238"> </text:span>récupération des ‘<text:span text:style-name="T62">properties</text:span>’ de l’objet via la méthode <text:span text:style-name="T62">getProperties()</text:span></text:p>
      <text:p text:style-name="P164">→<text:span text:style-name="T262"> récupération de l’attribut </text:span><text:span text:style-name="T104">fields</text:span><text:span text:style-name="T262"> dans </text:span><text:span text:style-name="T104">properties</text:span><text:span text:style-name="T262"> mis dans </text:span><text:span text:style-name="T104">$fields</text:span></text:p>
      <text:p text:style-name="P164">→<text:span text:style-name="T263"> pour chaque </text:span><text:span text:style-name="T105">$fields</text:span><text:span text:style-name="T263"> pris comme </text:span><text:span text:style-name="T105">$field</text:span></text:p>
      <text:p text:style-name="P164"><text:tab/>→<text:span text:style-name="T263"> si </text:span><text:span text:style-name="T105">$field</text:span><text:span text:style-name="T263"> est égale à </text:span><text:span text:style-name="T105">$child</text:span><text:span text:style-name="T263"> → retourner la valeur Vrai (</text:span><text:span text:style-name="T28">true</text:span><text:span text:style-name="T263">)</text:span></text:p>
      <text:p text:style-name="P164">→<text:span text:style-name="T263"> retourne la valeur Faux (</text:span><text:span text:style-name="T28">false</text:span><text:span text:style-name="T263">) pour enfant non trouvé</text:span></text:p>
      <text:p text:style-name="P153">hasChild()</text:p>
      <text:p text:style-name="P162">→<text:span text:style-name="T263"> retourne le résultat du test : </text:span><text:span text:style-name="T105">$this→countChildre() &gt; 0</text:span></text:p>
      <text:p text:style-name="P153">countChildren()</text:p>
      <text:p text:style-name="P233">→<text:span text:style-name="T238"> </text:span>récupération des ‘<text:span text:style-name="T62">properties</text:span>’ de l’objet via la méthode <text:span text:style-name="T62">getProperties()</text:span></text:p>
      <text:p text:style-name="P216">→<text:span text:style-name="T263"> retourne la valeur </text:span><text:span text:style-name="T55">(int) sizeOf</text:span><text:span text:style-name="T263">(</text:span><text:span text:style-name="T105">$properties[‘fields’]</text:span><text:span text:style-name="T263">)</text:span></text:p>
      <text:p text:style-name="P366">getChildren()</text:p>
      <text:p text:style-name="P233">→<text:span text:style-name="T238"> </text:span>récupération des ‘<text:span text:style-name="T62">properties</text:span>’ de l’objet via la méthode <text:span text:style-name="T62">getProperties()</text:span></text:p>
      <text:p text:style-name="P165">→<text:span text:style-name="T262"> récupération de l’attribut </text:span><text:span text:style-name="T104">fields</text:span><text:span text:style-name="T262"> dans </text:span><text:span text:style-name="T104">properties</text:span><text:span text:style-name="T262"> mis dans </text:span><text:span text:style-name="T104">$fields</text:span></text:p>
      <text:p text:style-name="P165"><text:soft-page-break/>→<text:span text:style-name="T263"> initialisation du tableau </text:span><text:span text:style-name="T105">$children</text:span><text:span text:style-name="T263"> à vide</text:span></text:p>
      <text:p text:style-name="P165">→<text:span text:style-name="T263"> pour chaque </text:span><text:span text:style-name="T105">$fields</text:span><text:span text:style-name="T263"> pris comme </text:span><text:span text:style-name="T105">$field</text:span></text:p>
      <text:p text:style-name="P165"><text:tab/>→<text:span text:style-name="T263"> mettre dans </text:span><text:span text:style-name="T105">$children[]</text:span><text:span text:style-name="T263"> la valeur retournée par </text:span><text:span text:style-name="T105">Oobject::buildObject($field)</text:span></text:p>
      <text:p text:style-name="P165">→<text:span text:style-name="T263"> retourne la valeur contenue dans </text:span><text:span text:style-name="T105">$children</text:span></text:p>
      <text:p text:style-name="P250"><text:span text:style-name="T263">s</text:span>et<text:span text:style-name="T263">FormDatas</text:span>(<text:span text:style-name="T263">array $formDatas</text:span>)</text:p>
      <text:p text:style-name="P234">→ récupération des ‘<text:span text:style-name="T62">properties</text:span>’ de l’objet via la méthode <text:span text:style-name="T62">getProperties()</text:span></text:p>
      <text:p text:style-name="P234"><text:span text:style-name="T160">→</text:span><text:span text:style-name="T174"> récupération dans </text:span><text:span text:style-name="T108">$fields </text:span><text:span text:style-name="T174">de </text:span><text:span text:style-name="T108">$properties[‘fields’]</text:span><text:span text:style-name="T174">,</text:span></text:p>
      <text:p text:style-name="P234"><text:span text:style-name="T174">→</text:span><text:span text:style-name="T108"> </text:span><text:span text:style-name="T109">$</text:span><text:span text:style-name="T108">topOk </text:span><text:span text:style-name="T174">intialisé à vrai (</text:span><text:span text:style-name="T108">true</text:span><text:span text:style-name="T174">)</text:span></text:p>
      <text:p text:style-name="P234"><text:span text:style-name="T174">→ pour chaque </text:span><text:span text:style-name="T108">$formDatas</text:span><text:span text:style-name="T174"> pris comme </text:span><text:span text:style-name="T108">$cle</text:span><text:span text:style-name="T174"> et </text:span><text:span text:style-name="T108">$data</text:span></text:p>
      <text:p text:style-name="P234"><text:span text:style-name="T108"><text:tab/></text:span><text:span text:style-name="T174">→ si </text:span><text:span text:style-name="T108">$cle</text:span><text:span text:style-name="T174"> n’est pas une clé d’accès dans le tableau </text:span><text:span text:style-name="T108">$fields</text:span><text:span text:style-name="T174"> : </text:span></text:p>
      <text:p text:style-name="P234"><text:span text:style-name="T174"><text:tab/><text:tab/>→ </text:span><text:span text:style-name="T108">$topOK </text:span><text:span text:style-name="T174">re</text:span><text:span text:style-name="T175">ç</text:span><text:span text:style-name="T174">oit </text:span><text:span text:style-name="T108">false</text:span></text:p>
      <text:p text:style-name="P217"><text:tab/><text:tab/>→ fin boucle</text:p>
      <text:p text:style-name="P234"><text:span text:style-name="T174">→ si </text:span><text:span text:style-name="T175">$</text:span><text:span text:style-name="T108">topOk</text:span><text:span text:style-name="T174"> est à </text:span><text:span text:style-name="T108">true</text:span></text:p>
      <text:p text:style-name="P234"><text:span text:style-name="T174"><text:tab/>→ pour chaque </text:span><text:span text:style-name="T108">$formDatas</text:span><text:span text:style-name="T174"> pris comme </text:span><text:span text:style-name="T108">$cle</text:span><text:span text:style-name="T174"> et </text:span><text:span text:style-name="T108">$data</text:span></text:p>
      <text:p text:style-name="P234"><text:span text:style-name="T174"><text:tab/><text:tab/>→ </text:span><text:span text:style-name="T108">$objet</text:span><text:span text:style-name="T174"> reçoit </text:span><text:span text:style-name="T108">O</text:span><text:span text:style-name="T109">O</text:span><text:span text:style-name="T108">bject::buildObject($cle)</text:span></text:p>
      <text:p text:style-name="P234"><text:span text:style-name="T174"><text:tab/><text:tab/>→ </text:span><text:span text:style-name="T108">$objet→setValue($datas)</text:span></text:p>
      <text:p text:style-name="P217"><text:tab/>→ retour l’objet lui-même</text:p>
      <text:p text:style-name="P234"><text:span text:style-name="T174">→ retourne la valeur </text:span><text:span text:style-name="T108">false</text:span></text:p>
      <text:p text:style-name="P251">get<text:span text:style-name="T263">FormDatas</text:span>()</text:p>
      <text:p text:style-name="P233">→ récupération des ‘<text:span text:style-name="T62">properties</text:span>’ de l’objet via la méthode <text:span text:style-name="T62">getProperties()</text:span></text:p>
      <text:p text:style-name="P233">→ si la clé ‘<text:span text:style-name="T140">formDatas</text:span>’ existe dans le tableau <text:span text:style-name="T62">$properties</text:span> : retourne <text:span text:style-name="T62">$properties[‘</text:span><text:span text:style-name="T140">formDatas</text:span><text:span text:style-name="T62">’]</text:span></text:p>
      <text:p text:style-name="P353">→ si la clé ‘<text:span text:style-name="T105">formDatas</text:span>’ n’existe pas, retourne la valeur <text:span text:style-name="T2">false</text:span>.</text:p>
      <text:p text:style-name="P251"><text:span text:style-name="T269">resetFormDatas</text:span>()</text:p>
      <text:p text:style-name="P234">→ récupération des ‘<text:span text:style-name="T62">properties</text:span>’ de l’objet via la méthode <text:span text:style-name="T62">getProperties()</text:span></text:p>
      <text:p text:style-name="P234"><text:span text:style-name="T185">→</text:span><text:span text:style-name="T191"> récupération dans </text:span><text:span text:style-name="T108">$fields</text:span><text:span text:style-name="T174"> de </text:span><text:span text:style-name="T108">$properties[‘fields’]</text:span><text:span text:style-name="T174">,</text:span></text:p>
      <text:p text:style-name="P234"><text:span text:style-name="T174">→ pour chaque </text:span><text:span text:style-name="T175">$</text:span><text:span text:style-name="T108">fields</text:span><text:span text:style-name="T174"> pris comme </text:span><text:span text:style-name="T108">$cle</text:span><text:span text:style-name="T174"> et </text:span><text:span text:style-name="T108">$require</text:span></text:p>
      <text:p text:style-name="P234"><text:span text:style-name="T174"><text:tab/>→ </text:span><text:span text:style-name="T108">$object</text:span><text:span text:style-name="T174"> reçoit </text:span><text:span text:style-name="T108">O</text:span><text:span text:style-name="T109">O</text:span><text:span text:style-name="T108">bject::buildObject($cle)</text:span></text:p>
      <text:p text:style-name="P234"><text:span text:style-name="T174"><text:tab/>→ </text:span><text:span text:style-name="T108">$object→setValue($object→getDefault() &amp;&amp; ‘’)</text:span></text:p>
      <text:p text:style-name="P211">→ retourne l’objet lui-même</text:p>
      <text:p text:style-name="P367">getResetBtn()</text:p>
      <text:p text:style-name="P236">→ récupération des ‘<text:span text:style-name="T62">properties</text:span>’ de l’objet via la méthode <text:span text:style-name="T62">getProperties()</text:span></text:p>
      <text:p text:style-name="P236"><text:span text:style-name="T160">→</text:span><text:span text:style-name="T179"> </text:span><text:span text:style-name="T118">$reset</text:span><text:span text:style-name="T179"> reçoit </text:span><text:span text:style-name="T118">Oobject::buildObject($properties[‘reset’])</text:span></text:p>
      <text:p text:style-name="P236"><text:span text:style-name="T179">→ retourne </text:span><text:span text:style-name="T118">$reset</text:span></text:p>
      <text:p text:style-name="P368"><text:bookmark-start text:name="__DdeLink__8720_1097217395"/>addSubmitBtn($className, $methodName, $label = null)<text:bookmark-end text:name="__DdeLink__8720_1097217395"/></text:p>
      <text:p text:style-name="P371"><text:span text:style-name="T179">→</text:span><text:span text:style-name="T180"> si </text:span><text:span text:style-name="T295">$className</text:span><text:span text:style-name="T180"> &amp;&amp; </text:span><text:span text:style-name="T202">$methdName</text:span><text:span text:style-name="T180"> ne sont pas vides</text:span></text:p>
      <text:p text:style-name="P387"><text:tab/>→ si <text:span text:style-name="T121">$</text:span><text:span text:style-name="T62">className</text:span> est bien une classe d’un objet du projet</text:p>
      <text:p text:style-name="P237"><text:tab/><text:tab/>→ récupération des ‘<text:span text:style-name="T62">properties</text:span>’ de l’objet via la méthode <text:span text:style-name="T62">getProperties()</text:span></text:p>
      <text:p text:style-name="P237"><text:span text:style-name="T160"><text:tab/><text:tab/>→</text:span><text:span text:style-name="T180"> si</text:span><text:span text:style-name="T119"> $label</text:span><text:span text:style-name="T180"> est vide : </text:span><text:span text:style-name="T119">$label</text:span><text:span text:style-name="T180"> reçoit </text:span><text:span text:style-name="T119">$this→getId().sizeof($properties[‘submits’])</text:span></text:p>
      <text:p text:style-name="P270"><text:span text:style-name="T160"><text:tab/><text:tab/>→ </text:span>$submit<text:span text:style-name="T160"> reçoit </text:span><text:span text:style-name="T183">instanciation</text:span><text:span text:style-name="T160"> de </text:span>ODButton($label)</text:p>
      <text:p text:style-name="P270"><text:span text:style-name="T160"><text:tab/><text:tab/>→ si </text:span>$submit<text:span text:style-name="T160"> instance de </text:span>ODButton</text:p>
      <text:p text:style-name="P270"><text:tab/><text:tab/><text:tab/>→ <text:bookmark-start text:name="__DdeLink__8741_1097217395"/>$submit→setType(‘submit’), $submit→setNature(‘success’), $submit→setForm($this→id)</text:p>
      <text:p text:style-name="P270"><text:tab/><text:tab/><text:tab/>→ $submit→evtClick($className, $methodeName)</text:p>
      <text:p text:style-name="P271"><text:tab/><text:tab/><text:tab/>→ $properties[‘submits’][$label] = $label<text:bookmark-end text:name="__DdeLink__8741_1097217395"/></text:p>
      <text:p text:style-name="P424"><text:span text:style-name="T162">→ sauvegarde du contenu du tableau </text:span><text:span text:style-name="T66">$properties</text:span><text:span text:style-name="T162"> dans l’attribut </text:span><text:span text:style-name="T66">properties</text:span><text:span text:style-name="T162"> de l’objet </text:span><text:span text:style-name="T179">(</text:span><text:span text:style-name="T118">$this→setProperties($properties)</text:span><text:span text:style-name="T179">),</text:span></text:p>
      <text:p text:style-name="P71"><text:tab/><text:tab/><text:tab/>→ retourne l’objet lui-même.</text:p>
      <text:p text:style-name="P74"><text:span text:style-name="T150">→ retourne </text:span><text:span text:style-name="T37">false</text:span><text:span text:style-name="T150"> sur problème de construction ajout de bouton de soumission du formulaire</text:span></text:p>
      <text:p text:style-name="P369"><text:bookmark-start text:name="__DdeLink__8759_1097217395"/>removeSubmitBtn($label)<text:bookmark-end text:name="__DdeLink__8759_1097217395"/></text:p>
      <text:p text:style-name="P388"><text:soft-page-break/>→<text:span text:style-name="T293">si </text:span><text:span text:style-name="T38">$label</text:span><text:span text:style-name="T293"> est non vide</text:span></text:p>
      <text:p text:style-name="P388"><text:span text:style-name="T293"><text:tab/>→ si </text:span><text:span text:style-name="T120">$label</text:span><text:span text:style-name="T293"> est numérique : </text:span><text:span text:style-name="T120">$label </text:span><text:span text:style-name="T293">→ </text:span><text:span text:style-name="T120">$this→getId(),$label</text:span></text:p>
      <text:p text:style-name="P393"><text:span text:style-name="T192"><text:tab/></text:span><text:span text:style-name="T222">→ récupération des ‘</text:span><text:span text:style-name="T80">properties</text:span><text:span text:style-name="T222">’ de l’objet via la méthode </text:span><text:span text:style-name="T80">getProperties()</text:span></text:p>
      <text:p text:style-name="P393"><text:span text:style-name="T181"><text:tab/>→</text:span><text:span text:style-name="T182"> récupération de </text:span><text:span text:style-name="T120">$submits</text:span><text:span text:style-name="T182"> par </text:span><text:span text:style-name="T120">$properties[‘submits’]</text:span></text:p>
      <text:p text:style-name="P393"><text:span text:style-name="T182"><text:tab/>→ si </text:span><text:span text:style-name="T120">$label</text:span><text:span text:style-name="T192"> valeur dans </text:span><text:span text:style-name="T120">$submits</text:span></text:p>
      <text:p text:style-name="P393"><text:span text:style-name="T182"><text:tab/><text:tab/>→ suppression de </text:span><text:span text:style-name="T183">l’occurrence</text:span><text:span text:style-name="T182"> </text:span><text:span text:style-name="T120">$submits[$label]</text:span></text:p>
      <text:p text:style-name="P393"><text:span text:style-name="T182"><text:tab/><text:tab/>→ destruction de l’objet avec </text:span><text:span text:style-name="T120">OObject::destroyObject($label)</text:span></text:p>
      <text:p text:style-name="P393"><text:span text:style-name="T182"><text:tab/><text:tab/>→ </text:span><text:span text:style-name="T120">$properties[‘submits’] </text:span><text:span text:style-name="T182">reçoit</text:span><text:span text:style-name="T120"> $submits</text:span></text:p>
      <text:p text:style-name="P334"><text:span text:style-name="T162">→ sauvegarde du contenu du tableau </text:span><text:span text:style-name="T66">$properties</text:span><text:span text:style-name="T162"> dans l’attribut </text:span><text:span text:style-name="T66">properties</text:span><text:span text:style-name="T162"> de l’objet </text:span><text:span text:style-name="T160">(</text:span><text:span text:style-name="T62">$this→setProperties($properties)</text:span><text:span text:style-name="T160">),</text:span></text:p>
      <text:p text:style-name="P72"><text:tab/><text:tab/>→ retourne l’objet lui-même.</text:p>
      <text:p text:style-name="P238"><text:span text:style-name="T179">→ retourne </text:span><text:span text:style-name="T120">false</text:span></text:p>
      <text:p text:style-name="P369"><text:bookmark-start text:name="__DdeLink__8762_1097217395"/>setSubmitBtns(array $submitsDef)<text:bookmark-end text:name="__DdeLink__8762_1097217395"/></text:p>
      <text:p text:style-name="P388">→<text:span text:style-name="T294"> si </text:span><text:span text:style-name="T121">$submitsDef</text:span><text:span text:style-name="T294"> est non vide</text:span></text:p>
      <text:p text:style-name="P388"><text:tab/>→<text:span text:style-name="T294"> si </text:span><text:span text:style-name="T121">$submitsDef</text:span><text:span text:style-name="T294"> est un tableau</text:span></text:p>
      <text:p text:style-name="P390"><text:tab/><text:tab/>→<text:span text:style-name="T296"> </text:span><text:span text:style-name="T122">$validateArray</text:span><text:span text:style-name="T296"> reçoit </text:span><text:span text:style-name="T39">true</text:span></text:p>
      <text:p text:style-name="P390"><text:tab/><text:tab/>→<text:span text:style-name="T296"> pour chaque </text:span><text:span text:style-name="T122">$submitsDef</text:span><text:span text:style-name="T296"> pris comme </text:span><text:span text:style-name="T122">$submitDef</text:span></text:p>
      <text:p text:style-name="P390"><text:tab/><text:tab/><text:tab/>→<text:span text:style-name="T296"> si </text:span><text:span text:style-name="T122">$submitDef </text:span><text:span text:style-name="T296">n’est pas un tableau ou ne contient pas les clés ‘</text:span><text:span text:style-name="T39">className</text:span><text:span text:style-name="T296">’, ‘</text:span><text:span text:style-name="T39">methodName</text:span><text:span text:style-name="T296">’</text:span></text:p>
      <text:p text:style-name="P390"><text:tab/><text:tab/><text:tab/><text:tab/>→<text:span text:style-name="T296"> </text:span><text:span text:style-name="T122">$validateArray</text:span><text:span text:style-name="T296"> reçoit </text:span><text:span text:style-name="T39">false</text:span></text:p>
      <text:p text:style-name="P390"><text:tab/><text:tab/><text:tab/><text:tab/>→<text:span text:style-name="T296"> arrêt de la boucle</text:span></text:p>
      <text:p text:style-name="P390"><text:tab/><text:tab/>→<text:span text:style-name="T296"> si </text:span><text:span text:style-name="T122">$validateArray</text:span><text:span text:style-name="T296"> a pour valeur </text:span><text:span text:style-name="T39">true</text:span></text:p>
      <text:p text:style-name="P390"><text:tab/><text:tab/><text:tab/>→<text:span text:style-name="T296"> pour chaque </text:span><text:span text:style-name="T122">$submitsDef</text:span><text:span text:style-name="T296"> pris comme </text:span><text:span text:style-name="T122">$submitDef → $event</text:span></text:p>
      <text:p text:style-name="P390"><text:span text:style-name="T296"><text:tab/><text:tab/><text:tab/><text:tab/>→</text:span><text:span text:style-name="T122"> </text:span><text:bookmark-start text:name="__DdeLink__8781_1097217395"/><text:span text:style-name="T122">$submit</text:span><text:span text:style-name="T296"> reçoit </text:span><text:span text:style-name="T122">ODButton($submitDef)</text:span><text:bookmark-end text:name="__DdeLink__8781_1097217395"/></text:p>
      <text:p text:style-name="P307"><text:bookmark-start text:name="__DdeLink__8783_1097217395"/>→ $submit→setType(‘submit’)</text:p>
      <text:p text:style-name="P311">→<text:span text:style-name="T296"> </text:span>$submit→setNature(‘success’), $submit→setForm($this→id)</text:p>
      <text:p text:style-name="P311">→ $submit→evtClick($<text:span text:style-name="T296">event[‘c</text:span>lassName’<text:span text:style-name="T296">]</text:span>, $<text:span text:style-name="T296">event[‘</text:span>methodeName’<text:span text:style-name="T296">]</text:span>)</text:p>
      <text:p text:style-name="P312"><text:span text:style-name="T141">→ $properties[‘submits’][</text:span><text:span text:style-name="T62">$submitDef</text:span><text:span text:style-name="T141">] = </text:span><text:bookmark-end text:name="__DdeLink__8783_1097217395"/><text:span text:style-name="T141">$submitDef</text:span></text:p>
      <text:p text:style-name="P426"><text:span text:style-name="T162">→ sauvegarde du contenu du tableau </text:span><text:span text:style-name="T66">$properties</text:span><text:span text:style-name="T162"> dans l’attribut </text:span><text:span text:style-name="T66">properties</text:span><text:span text:style-name="T162"> de l’objet </text:span><text:span text:style-name="T160">(</text:span><text:span text:style-name="T62">$this→setProperties($properties)</text:span><text:span text:style-name="T160">),</text:span></text:p>
      <text:p text:style-name="P428">→ retourne l’objet lui-même.</text:p>
      <text:p text:style-name="P75"><text:span text:style-name="T179">→ retourne </text:span><text:span text:style-name="T120">false</text:span></text:p>
      <text:p text:style-name="P82"><text:span text:style-name="T294">s</text:span>et<text:span text:style-name="T293">Submit</text:span>Btn(<text:span text:style-name="T293">$label, </text:span>)</text:p>
      <text:p text:style-name="P389">→<text:span text:style-name="T293">si </text:span><text:span text:style-name="T120">$label</text:span><text:span text:style-name="T293"> est non vide</text:span></text:p>
      <text:p text:style-name="P392"><text:tab/>→ si <text:span text:style-name="T62">$label</text:span> est numérique : <text:span text:style-name="T62">$label → $this→getId(),$</text:span><text:span text:style-name="T121">l</text:span><text:span text:style-name="T62">abel</text:span></text:p>
      <text:p text:style-name="P394"><text:span text:style-name="T192"><text:tab/></text:span><text:span text:style-name="T222">→ récupération des ‘</text:span><text:span text:style-name="T80">properties</text:span><text:span text:style-name="T222">’ de l’objet via la méthode </text:span><text:span text:style-name="T80">getProperties()</text:span></text:p>
      <text:p text:style-name="P394"><text:span text:style-name="T181"><text:tab/>→</text:span><text:span text:style-name="T182"> récupération de </text:span><text:span text:style-name="T120">$submits</text:span><text:span text:style-name="T182"> par </text:span><text:span text:style-name="T120">$properties[‘submits’]</text:span></text:p>
      <text:p text:style-name="P394"><text:span text:style-name="T182"><text:tab/>→ si </text:span><text:span text:style-name="T120">$label</text:span><text:span text:style-name="T192"> valeur </text:span><text:span text:style-name="T193">présente</text:span><text:span text:style-name="T192"> dans </text:span><text:span text:style-name="T120">$submits</text:span></text:p>
      <text:p text:style-name="P394"><text:span text:style-name="T120"><text:tab/><text:tab/></text:span><text:span text:style-name="T181">→ </text:span><text:span text:style-name="T120">$</text:span><text:span text:style-name="T126">submit reçoit OObject ::buildObject($label)</text:span></text:p>
      <text:p text:style-name="P372"><text:tab/><text:tab/>→ $submit→evtClick($className, $methodName)</text:p>
      <text:p text:style-name="P335"><text:span text:style-name="T162">→ sauvegarde du contenu du tableau </text:span><text:span text:style-name="T66">$properties</text:span><text:span text:style-name="T162"> dans l’attribut </text:span><text:span text:style-name="T66">properties</text:span><text:span text:style-name="T162"> de l’objet </text:span><text:span text:style-name="T160">(</text:span><text:span text:style-name="T62">$this→setProperties($properties)</text:span><text:span text:style-name="T160">),</text:span></text:p>
      <text:p text:style-name="P73"><text:tab/><text:tab/>→ retourne l’objet lui-même.</text:p>
      <text:p text:style-name="P239"><text:span text:style-name="T179">→ retourne </text:span><text:span text:style-name="T120">false</text:span></text:p>
      <text:p text:style-name="P370"><text:soft-page-break/>get<text:span text:style-name="T293">Submit</text:span>Btn(<text:span text:style-name="T293">$label</text:span>)</text:p>
      <text:p text:style-name="P389">→<text:span text:style-name="T293">si </text:span><text:span text:style-name="T120">$label</text:span><text:span text:style-name="T293"> est non vide</text:span></text:p>
      <text:p text:style-name="P391"><text:tab/>→ si <text:span text:style-name="T62">$label</text:span> est numérique : <text:span text:style-name="T62">$label → $this→getId(),$</text:span><text:span text:style-name="T121">l</text:span><text:span text:style-name="T62">abel</text:span></text:p>
      <text:p text:style-name="P393"><text:span text:style-name="T192"><text:tab/></text:span><text:span text:style-name="T222">→ récupération des ‘</text:span><text:span text:style-name="T80">properties</text:span><text:span text:style-name="T222">’ de l’objet via la méthode </text:span><text:span text:style-name="T80">getProperties()</text:span></text:p>
      <text:p text:style-name="P393"><text:span text:style-name="T181"><text:tab/>→</text:span><text:span text:style-name="T182"> récupération de </text:span><text:span text:style-name="T120">$submits</text:span><text:span text:style-name="T182"> par </text:span><text:span text:style-name="T120">$properties[‘submits’]</text:span></text:p>
      <text:p text:style-name="P393"><text:span text:style-name="T182"><text:tab/>→ si </text:span><text:span text:style-name="T120">$label</text:span><text:span text:style-name="T192"> valeur dans </text:span><text:span text:style-name="T120">$submits</text:span></text:p>
      <text:p text:style-name="P393"><text:span text:style-name="T120"><text:tab/><text:tab/></text:span><text:span text:style-name="T181">→</text:span><text:span text:style-name="T160"> </text:span><text:span text:style-name="T182">retourner la valeur </text:span><text:span text:style-name="T62">Oobject::buildObject($</text:span><text:span text:style-name="T120">label</text:span><text:span text:style-name="T62">)</text:span></text:p>
      <text:p text:style-name="P238"><text:span text:style-name="T179">→ retourne </text:span><text:span text:style-name="T120">false</text:span></text:p>
      <text:p text:style-name="P81"/>
      <text:h text:style-name="P506" text:outline-level="3"><text:bookmark-start text:name="__RefHeading___Toc8893_135223327"/>Code JavaScript, code CSS de gestion de l’objet<text:bookmark-end text:name="__RefHeading___Toc8893_135223327"/></text:h>
      <text:h text:style-name="P538"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39"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2">osform.js</text:span> qui sera stocké dans le projet dans le répertoire du module <text:span text:style-name="T62">GOT</text:span> <text:span text:style-name="T62">public/oobjects/oscontainer/osform</text:span><text:span text:style-name="T200">.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27"><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81">sform</text:span>(obj) {</text:p>
      <text:p text:style-name="Preformatted_20_Text"><text:s text:c="4"/>this.id = obj.attr('id');</text:p>
      <text:p text:style-name="Preformatted_20_Text">}</text:p>
      <text:p text:style-name="Preformatted_20_Text"/>
      <text:p text:style-name="Preformatted_20_Text">o<text:span text:style-name="T282">sform</text:span>.prototype = {</text:p>
      <text:p text:style-name="Preformatted_20_Text"><text:s text:c="4"/>getData: function (evt) {</text:p>
      <text:p text:style-name="Preformatted_20_Text"><text:tab/>… </text:p>
      <text:p text:style-name="P413"><text:s text:c="4"/>},</text:p>
      <text:p text:style-name="Preformatted_20_Text"><text:s text:c="4"/>setData: function (data) {</text:p>
      <text:p text:style-name="P414"><text:tab/>… </text:p>
      <text:p text:style-name="P414"><text:s text:c="4"/>}</text:p>
      <text:p text:style-name="P417">};</text:p>
      <text:p text:style-name="P130">La méthode <text:span text:style-name="T62">getData(evt)</text:span> aura pour but de balayer le formulaire pour récupérer pour chaque champ ou objet de type <text:span text:style-name="T62">ODContained</text:span>, la valeur contenue. Par principe, le conteneur principal de l’objet <text:span text:style-name="T2">DOM</text:span> de type <text:span text:style-name="T62">ODContained</text:span>, signalera la liaison avec un formulaire par le présence de l’attribut <text:span text:style-name="T2">data-form</text:span> prenant alors pour valeur l’identifiant de l’objet formulaire, balise <text:span text:style-name="T2">div</text:span> attribut <text:span text:style-name="T62">id</text:span> du modèle de l’objet <text:span text:style-name="T62">OSForm</text:span>.</text:p>
      <text:p text:style-name="P130"><text:soft-page-break/>La méthode <text:span text:style-name="T62">setData(data)</text:span> prendra donc un tableau de valeur ayant pour clé l’identifiant d’objets de type <text:span text:style-name="T62">OSContained</text:span> et valeur celle à appliquer à l’objet <text:span text:style-name="T62">ODContained</text:span> concerné.</text:p>
      <text:p text:style-name="P130">Dans les 2 cas, ces méthodes s’appuieront sur les méthodes <text:span text:style-name="T62">getData(evt)</text:span> et <text:span text:style-name="T62">setData(value)</text:span> des objet <text:span text:style-name="T2">DOM</text:span> correspondant à l’objet <text:span text:style-name="T62">OSContained</text:span> concerné.</text:p>
      <text:h text:style-name="Heading_20_5" text:outline-level="5"><text:bookmark-start text:name="__RefHeading___Toc8049_2064813250"/>Algorithme des méthodes<text:bookmark-end text:name="__RefHeading___Toc8049_2064813250"/></text:h>
      <text:p text:style-name="P155">getData(evt)</text:p>
      <text:p text:style-name="P167">→ <text:span text:style-name="T2">formData</text:span> reçoit ‘’</text:p>
      <text:p text:style-name="P167">→ recherche dans le document <text:span text:style-name="T2">DOM</text:span> courant des objets <text:span text:style-name="T2">DOM</text:span> répondant au sélecteur : <text:span text:style-name="T2">*[data-form=’osform.id’]</text:span></text:p>
      <text:p text:style-name="P167">→ pour chacun des objets <text:span text:style-name="T2">DOM</text:span> trouvé mis dans <text:span text:style-name="T2">selection </text:span>faire :</text:p>
      <text:p text:style-name="P167"><text:tab/>→ <text:span text:style-name="T2">object</text:span> reçoit le contenu de l’attribut <text:span text:style-name="T2">data-object</text:span> de <text:span text:style-name="T2">selection</text:span></text:p>
      <text:p text:style-name="P167"><text:tab/>→ si <text:span text:style-name="T2">object</text:span> n’est pas un bouton (<text:span text:style-name="T2">button</text:span>) <text:span text:style-name="T297">ou type contenant (</text:span><text:span text:style-name="T40">oscontainer</text:span><text:span text:style-name="T297">)</text:span></text:p>
      <text:p text:style-name="P144"><text:span text:style-name="T190"><text:tab/><text:tab/>→ construction de la chaîne </text:span><text:span text:style-name="T143">‘new ‘+</text:span><text:span text:style-name="T197">object</text:span><text:span text:style-name="T143">+’($(</text:span><text:span text:style-name="T284">"</text:span><text:span text:style-name="T143">#’+</text:span><text:span text:style-name="T197">selection,id</text:span><text:span text:style-name="T45">+’"));’</text:span></text:p>
      <text:p text:style-name="P144"><text:tab/><text:tab/>→ évaluation de la cha<text:span text:style-name="T283">îne construite dans </text:span><text:span text:style-name="T33">instance</text:span></text:p>
      <text:p text:style-name="P144"><text:tab/><text:tab/>→<text:span text:style-name="T283"> </text:span><text:span text:style-name="T33">datas</text:span><text:span text:style-name="T283"> reçoit </text:span><text:span text:style-name="T33">instance.getData(</text:span><text:span text:style-name="T133">‘click’</text:span><text:span text:style-name="T33">)</text:span></text:p>
      <text:p text:style-name="P144"><text:tab/><text:tab/>→<text:span text:style-name="T283"> si </text:span><text:span text:style-name="T33">datas</text:span><text:span text:style-name="T283"> n’est pas vide</text:span></text:p>
      <text:p text:style-name="P144"><text:tab/><text:tab/><text:tab/>→<text:span text:style-name="T283"> </text:span>remplacer <text:span text:style-name="T45">"&amp;"</text:span> <text:span text:style-name="T283">par </text:span><text:span text:style-name="T45">"§"</text:span>, <text:span text:style-name="T283">et </text:span><text:span text:style-name="T45">"\'" </text:span><text:span text:style-name="T283">par</text:span> <text:span text:style-name="T45">"*"</text:span> <text:span text:style-name="T283">dans </text:span><text:span text:style-name="T33">datas</text:span></text:p>
      <text:p text:style-name="P144"><text:tab/><text:tab/><text:tab/>→<text:span text:style-name="T283"> ajouter à </text:span><text:span text:style-name="T33">formData</text:span><text:span text:style-name="T283"> : </text:span><text:span text:style-name="T59">‘|’ + </text:span><text:span text:style-name="T33">datas</text:span></text:p>
      <text:p text:style-name="P171">→<text:span text:style-name="T283"> si </text:span><text:span text:style-name="T33">formData</text:span><text:span text:style-name="T283"> n’est pas vide : </text:span><text:span text:style-name="T33">formData</text:span><text:span text:style-name="T283"> reçoit </text:span><text:span text:style-name="T59">substr(</text:span><text:span text:style-name="T33">formData</text:span><text:span text:style-name="T59">, 1)</text:span><text:span text:style-name="T283"> [suppression pipe initial]</text:span></text:p>
      <text:p text:style-name="P171">→<text:span text:style-name="T283"> retourne la valeur de </text:span><text:span text:style-name="T33">formData</text:span></text:p>
      <text:p text:style-name="P155">setData(datas)</text:p>
      <text:p text:style-name="P167">→ <text:span text:style-name="T2">arrayData</text:span> reçoit <text:span text:style-name="T2">datas</text:span> éclaté en tableau, s<text:span text:style-name="T285">é</text:span>p<text:span text:style-name="T285">a</text:span>rateur <text:span text:style-name="T45">‘|’</text:span>,</text:p>
      <text:p text:style-name="P167">→<text:span text:style-name="T285"> pour chaque valeur du tableau </text:span><text:span text:style-name="T34">arrayData</text:span><text:span text:style-name="T285"> pris comme </text:span><text:span text:style-name="T34">(this)</text:span></text:p>
      <text:p text:style-name="P167"><text:span text:style-name="T285"><text:tab/>→ initialisation à vide </text:span><text:span text:style-name="T34">id</text:span><text:span text:style-name="T285">, </text:span><text:span text:style-name="T34">value</text:span><text:span text:style-name="T285"> et </text:span><text:span text:style-name="T34">type</text:span></text:p>
      <text:p text:style-name="P168"><text:span text:style-name="T285"><text:tab/>→ </text:span><text:span text:style-name="T34">dataObj</text:span><text:span text:style-name="T285"> reçoit </text:span><text:span text:style-name="T34">(this)</text:span><text:span text:style-name="T285"> éclaté en tableau, séparateur</text:span><text:span text:style-name="T34"> </text:span><text:span text:style-name="T60">‘§’</text:span><text:span text:style-name="T285"> </text:span></text:p>
      <text:p text:style-name="P168"><text:span text:style-name="T285"><text:tab/>→ pour chaque </text:span><text:span text:style-name="T34">dataObj</text:span><text:span text:style-name="T285"> pris comme </text:span><text:span text:style-name="T34">(this)</text:span></text:p>
      <text:p text:style-name="P167"><text:tab/><text:tab/>→<text:span text:style-name="T285"> récupération de la valeur du membre de l’expression à gauche de ‘=’</text:span></text:p>
      <text:p text:style-name="P167"><text:tab/><text:tab/>→<text:span text:style-name="T285"> suivant la valeur récupérée</text:span></text:p>
      <text:p text:style-name="P167"><text:tab/><text:tab/><text:tab/>→<text:span text:style-name="T285"> si </text:span><text:span text:style-name="T60">‘id’ </text:span><text:span text:style-name="T285">: affectation à </text:span><text:span text:style-name="T34">id</text:span><text:span text:style-name="T285"> de la valeur à droite de ‘=’ ;</text:span></text:p>
      <text:p text:style-name="P168"><text:tab/><text:tab/><text:tab/>→<text:span text:style-name="T285"> si </text:span><text:span text:style-name="T60">‘va<text:tab/>lue’</text:span><text:span text:style-name="T285"> : affectation à </text:span><text:span text:style-name="T34">value</text:span><text:span text:style-name="T285"> de la valeur à droite de ‘=’ ;</text:span></text:p>
      <text:p text:style-name="P168"><text:tab/><text:tab/><text:tab/>→<text:span text:style-name="T285"> si </text:span><text:span text:style-name="T60">‘type’</text:span><text:span text:style-name="T285"> : affectation à </text:span><text:span text:style-name="T34">type</text:span><text:span text:style-name="T285"> de la valeur à droite de ‘=’ ;</text:span></text:p>
      <text:p text:style-name="P168"><text:tab/>→<text:span text:style-name="T285"> </text:span><text:span text:style-name="T123">obj</text:span><text:span text:style-name="T285"> reçoit </text:span><text:span text:style-name="T34">$(‘#’+</text:span><text:span text:style-name="T123">id</text:span><text:span text:style-name="T34">)</text:span></text:p>
      <text:p text:style-name="P169"><text:tab/>→<text:span text:style-name="T285"> construction de la chaîne </text:span><text:span text:style-name="T60">"new "+obj.attr('data-objet')+'($("#'+obj.attr('id')+'#));'</text:span></text:p>
      <text:p text:style-name="P172"><text:tab/>→ évaluation de la cha<text:span text:style-name="T283">îne construite dans </text:span><text:span text:style-name="T33">instance</text:span></text:p>
      <text:p text:style-name="P172"><text:tab/>→<text:span text:style-name="T283"> </text:span><text:span text:style-name="T33">datas</text:span><text:span text:style-name="T283"> reçoit </text:span><text:span text:style-name="T33">instance.</text:span><text:span text:style-name="T35">s</text:span><text:span text:style-name="T33">etData(</text:span><text:span text:style-name="T35">value</text:span><text:span text:style-name="T33">)</text:span></text:p>
      <text:p text:style-name="P173"/>
      <text:h text:style-name="P522" text:outline-level="2"><text:bookmark-start text:name="__RefHeading___Toc5348_262227166"/>L’objet zone de saisie multi usage – ODInput<text:bookmark-end text:name="__RefHeading___Toc5348_262227166"/></text:h>
      <text:p text:style-name="P137">Comme déjà précisé, les objets de type <text:span text:style-name="T62">ODContained</text:span> dans <text:span text:style-name="T62">GOT</text:span> seront au départ lié intimement à la balise <text:span text:style-name="T2">HTML</text:span> potant le même nom. Ainsi <text:span text:style-name="T62">ODInput</text:span> est l’objet de mise en œuvre de la balise <text:span text:style-name="T2">HTML</text:span> &lt;input … /&gt;.</text:p>
      <text:p text:style-name="P395"><text:span text:style-name="T298">Les attributs spécifiques à cet objet, ne reprendront pas </text:span>l’exhaustivité<text:span text:style-name="T298"> des attributs connus de la balise </text:span><text:span text:style-name="T41">HTML</text:span><text:span text:style-name="T298"> input. On prendra les plus utilisés. Pour des questions de présentation, les attributs </text:span><text:span text:style-name="T124">label</text:span><text:span text:style-name="T298">, </text:span><text:span text:style-name="T124">labelWidthBT</text:span><text:span text:style-name="T298"> sont mis en place pour :</text:span></text:p>
      <text:list xml:id="list1451323206" text:style-name="L20">
        <text:list-item>
          <text:p text:style-name="P486">affecter à la zone de saisi un label une étiquette (label),</text:p>
        </text:list-item>
        <text:list-item>
          <text:p text:style-name="P450">permettre la présentation de la zone de saisie et de son label en respectant le standard <text:span text:style-name="T2">Twitter Bootstrap</text:span></text:p>
        </text:list-item>
      </text:list>
      <text:p text:style-name="P396">L’attribut type ne couvrira pas l’ensemble des type d ebalise HTML &lt;input … /&gt; connu. Pour cette version, on figera ce dernier aux valeurs suivantes :</text:p>
      <text:p text:style-name="P397"><text:soft-page-break/><text:span text:style-name="T62">INPUTTYPE_HIDDEN</text:span> = ‘<text:span text:style-name="T2">hidden</text:span>’<text:tab/>=&gt; champ caché,</text:p>
      <text:p text:style-name="P396"><text:span text:style-name="T62">INPUTTYPE_TEXT</text:span> = ‘<text:span text:style-name="T2">text</text:span>’<text:tab/><text:tab/>=&gt; saisie de texte visible,</text:p>
      <text:p text:style-name="P141"><text:span text:style-name="T62">INPUTTYPE_PASSWORD</text:span> = ‘<text:span text:style-name="T42">password</text:span>’<text:tab/>=&gt; saisie de mot de passe (caché et remplacé par des étoiles).</text:p>
      <text:p text:style-name="P140">Par la suite, on implémentera les types : saisie numérique et saisie d’adresse courriel (@mail) avec les contrôles inérants.</text:p>
      <text:h text:style-name="P515" text:outline-level="3"><text:bookmark-start text:name="__RefHeading___Toc8316_3443808127"/>Le constructeur de l’objet<text:bookmark-end text:name="__RefHeading___Toc8316_3443808127"/></text:h>
      <text:p text:style-name="P279">Comme dans le cas de l’objet <text:span text:style-name="T62">OSDiv</text:span>, une première partie fait référence à l’appel du constructeur de l’objet parent, ici <text:span text:style-name="T62">ODContained</text:span>, avec en paramètre<text:span text:style-name="T303">s</text:span> l’identifiant de l’objet et le chemin d’accès au fichier de configuration spécifique de l’objet, '<text:span text:style-name="T45">oobjects/odcontained/odinput/odinput.config.php</text:span>' .</text:p>
      <text:p text:style-name="P279">Dans un second temps, si l’objet n’a pas de largeur, de taille dans la grille <text:span text:style-name="T2">Twitter Bootstrap</text:span>, on lui affectera 12 de largeur par défaut (attribut <text:span text:style-name="T62">widthBT</text:span>). <text:span text:style-name="T299">On le rendra obligatoirement visible (</text:span><text:span text:style-name="T125">$this→setDisplay()</text:span><text:span text:style-name="T299">) et actif (</text:span><text:span text:style-name="T125">$this-&gt;enable()</text:span><text:span text:style-name="T299">).</text:span></text:p>
      <text:h text:style-name="P508"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16" text:outline-level="3"><text:bookmark-start text:name="__RefHeading___Toc8717_1097217395"/>Les méthodes relatives aux attributs spécifiques de l’objet<text:bookmark-end text:name="__RefHeading___Toc8717_1097217395"/></text:h>
      <text:p text:style-name="P156">set<text:span text:style-name="T301">Type</text:span>(<text:span text:style-name="T301">$type = self::INPUTTYPE_TEXT</text:span>)</text:p>
      <text:p text:style-name="P157">getType()</text:p>
      <text:p text:style-name="P157">setSize($size)</text:p>
      <text:p text:style-name="P157">getSize()</text:p>
      <text:p text:style-name="P157">setMaxlength($maxlength)</text:p>
      <text:p text:style-name="P157">setLabel($label)</text:p>
      <text:p text:style-name="P157">getLabel()</text:p>
      <text:p text:style-name="P157">setPlaceholder($placeholder)</text:p>
      <text:p text:style-name="P157">getPla<text:span text:style-name="T302">c</text:span>eholder()</text:p>
      <text:p text:style-name="P157">setLabelWidthBT($labelWidthBT)</text:p>
      <text:p text:style-name="P157">getLabelWidthBT()</text:p>
      <text:p text:style-name="P157">setErrMessage($errMessage)</text:p>
      <text:p text:style-name="P157">getErrMessage()</text:p>
      <text:p text:style-name="P157">setIcon($icon)</text:p>
      <text:p text:style-name="P157">getIcon()</text:p>
      <text:h text:style-name="P507" text:outline-level="3"><text:bookmark-start text:name="__RefHeading___Toc8719_1097217395"/><text:soft-page-break/>Code JavaScript, code CSS de gestion de l’objet<text:bookmark-end text:name="__RefHeading___Toc8719_1097217395"/></text:h>
      <text:h text:style-name="P523" text:outline-level="2"><text:bookmark-start text:name="__RefHeading___Toc5350_262227166"/>L’objet bouton à cliquer – ODButton<text:bookmark-end text:name="__RefHeading___Toc5350_262227166"/></text:h>
      <text:h text:style-name="P509"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9">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24" text:outline-level="2"><text:bookmark-start text:name="__RefHeading___Toc5352_262227166"/>L’objet liste de sélection – ODSelect<text:bookmark-end text:name="__RefHeading___Toc5352_262227166"/></text:h>
      <text:h text:style-name="P50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61">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60">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61">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61">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61">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61"> langue</text:span></text:p>
          </table:table-cell>
          <table:table-cell table:style-name="Tableau8.B2" office:value-type="string">
            <text:p text:style-name="P36">‘<text:span text:style-name="T261">fr’ pour français par défaut</text:span></text:p>
          </table:table-cell>
        </table:table-row>
      </table:table>
      <text:h text:style-name="P524" text:outline-level="2"><text:bookmark-start text:name="__RefHeading___Toc5354_262227166"/>L’objet conteneur de texte divers – ODSpan<text:bookmark-end text:name="__RefHeading___Toc5354_262227166"/></text:h>
      <text:h text:style-name="P51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94"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45">s</text:span> complémentaire<text:span text:style-name="T245">s</text:span><text:bookmark-end text:name="__RefHeading___Toc5429_262227166"/></text:h>
      <text:h text:style-name="P511" text:outline-level="3"><text:bookmark-start text:name="__RefHeading___Toc8802_403600236"/>les extensions Twig<text:bookmark-end text:name="__RefHeading___Toc8802_403600236"/></text:h>
      <text:h text:style-name="P540" text:outline-level="4"><text:bookmark-start text:name="__RefHeading___Toc8828_3017497045"/>Les compléments traitement des erreurs, des exceptions<text:bookmark-end text:name="__RefHeading___Toc8828_3017497045"/></text:h>
      <text:h text:style-name="P540" text:outline-level="4"><text:bookmark-start text:name="__RefHeading___Toc8830_3017497045"/>Ajouts d’aides aux traitements, d’aide à la présentation<text:bookmark-end text:name="__RefHeading___Toc8830_3017497045"/></text:h>
      <text:h text:style-name="P511" text:outline-level="3"><text:bookmark-start text:name="__RefHeading___Toc8804_403600236"/>les modèles de remplacement des modèles par défaut<text:bookmark-end text:name="__RefHeading___Toc8804_403600236"/></text:h>
      <text:h text:style-name="P540" text:outline-level="4"><text:bookmark-start text:name="__RefHeading___Toc8832_3017497045"/>layout – modèle général par défaut<text:bookmark-end text:name="__RefHeading___Toc8832_3017497045"/></text:h>
      <text:h text:style-name="P540"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2">Le service <text:span text:style-name="T62">GotServices</text:span> va concentrer l’ensemble des fonctions et méthodes mises en œuvre dans <text:span text:style-name="T62">GOT</text:span>. C’est lui qui fournira aux aides de vue (<text:span text:style-name="T129">viewHelper</text:span> <text:span text:style-name="T2">Zend Framework</text:span>) les méthodes à <text:span text:style-name="T304">utiliser</text:span> pour obtenir les rendus de code voulus.</text:p>
      <text:p text:style-name="P361">Les besoins sont :</text:p>
      <text:list xml:id="list1068200247" text:style-name="L21">
        <text:list-item>
          <text:p text:style-name="P476">le rendu <text:span text:style-name="T2">HTML</text:span> des objets <text:span text:style-name="T62">GOT</text:span>, rendu partiel vu coté <text:span text:style-name="T2">Zend Framework</text:span>,</text:p>
        </text:list-item>
        <text:list-item>
          <text:p text:style-name="P476">la préparation et le formatage des inclusions des ressources en feuilles de style et fichiers JavaScript,</text:p>
        </text:list-item>
        <text:list-item>
          <text:p text:style-name="P451">la traduction en nom de classe des tailles, largeurs des objets <text:span text:style-name="T62">GOT</text:span> <text:span text:style-name="T2">Twitter Bootstrap</text:span>.</text:p>
        </text:list-item>
      </text:list>
      <text:p text:style-name="P487">De fait, et comme sous <text:span text:style-name="T2">Zend Framework</text:span> &gt;2,5 || 3, le constructeur du service intégrera directement :</text:p>
      <text:list xml:id="list4117015649" text:style-name="L23">
        <text:list-item>
          <text:p text:style-name="P488">le <text:span text:style-name="T129">ServiceManager</text:span> de <text:span text:style-name="T2">Zend Framework</text:span>, pour l’utiliser pour récupérer d’autres services ou être accessible indirectement,</text:p>
        </text:list-item>
        <text:list-item>
          <text:p text:style-name="P454">le service de rendu de l’extension <text:span text:style-name="T2">Twig</text:span> utilisée (ici <text:span text:style-name="T2">ZfcTwigRenderer</text:span>) pour pouvoir réaliser les rendus <text:span text:style-name="T2">HTML</text:span> des objets <text:span text:style-name="T62">GOT</text:span>.</text:p>
        </text:list-item>
      </text:list>
      <text:h text:style-name="P512" text:outline-level="3"><text:bookmark-start text:name="__RefHeading___Toc8820_3017497045"/>gotRender() - rendu HTML d’objets<text:bookmark-end text:name="__RefHeading___Toc8820_3017497045"/></text:h>
      <text:p text:style-name="P361">Cette aide de vue (<text:span text:style-name="T2">viewHelper</text:span> sous <text:span text:style-name="T2">Zend Framework</text:span>) s’appuie sur le rendu partiel de modèles programmé en langage <text:span text:style-name="T2">Twig</text:span>. Pour réaliser le rendu d’un objet <text:span text:style-name="T62">GOT</text:span>, il faut prévoir les spécificités des objets <text:span text:style-name="T62">GOT </text:span>:</text:p>
      <text:list xml:id="list4264675506" text:style-name="L22">
        <text:list-item>
          <text:p text:style-name="P477">les objets <text:span text:style-name="T62">OSContainer</text:span>, conteneur d’objets, demande à faire le rendu des objets les formant,</text:p>
        </text:list-item>
        <text:list-item>
          <text:p text:style-name="P452">l’intégration des objets étendus, <text:span text:style-name="T62">OEObject</text:span>, <text:span text:style-name="T62">OE</text:span><text:span text:style-name="T128">S</text:span><text:span text:style-name="T62">Container</text:span> en premier lieu, et niveau final <text:span text:style-name="T62">OED</text:span><text:span text:style-name="T128">C</text:span><text:span text:style-name="T62">ontained</text:span></text:p>
        </text:list-item>
      </text:list>
      <text:p text:style-name="P455">le tout prend les modèles à rendre dans le ou les répertoires d’alias ‘<text:span text:style-name="T129">graphic-object-templating</text:span>’ et les sous-répertoires ‘<text:span text:style-name="T129">oobjects</text:span>’ et ‘<text:span text:style-name="T45">oeobjects</text:span>’ suivant le cas.</text:p>
      <text:h text:style-name="P541" text:outline-level="4">Algorithme de la méthode dans GotServices</text:h>
      <text:p text:style-name="P453">Préalable : passage de l’objet <text:span text:style-name="T62">GOT</text:span> ou de son identifiant en paramètre, <text:span text:style-name="T62">$object</text:span>.</text:p>
      <text:p text:style-name="P453">→ création de la variable <text:span text:style-name="T2">Zend Framework</text:span> de rendu de modèle <text:span text:style-name="T62">$html</text:span> instanciation de la classe <text:span text:style-name="T45">Zend\View\Model\ViewModel,</text:span></text:p>
      <text:p text:style-name="P453">→ si <text:span text:style-name="T62">$object</text:span> n’est pas une instance de <text:span text:style-name="T62">OObject </text:span>: <text:span text:style-name="T62">$object</text:span> reçoit <text:span text:style-name="T62">Oobject::buildObject($object)</text:span></text:p>
      <text:p text:style-name="P489"><text:soft-page-break/><text:span text:style-name="T222">→ récupération des ‘</text:span><text:span text:style-name="T80">properties</text:span><text:span text:style-name="T222">’ de l’objet via la méthode </text:span><text:span text:style-name="T80">getProperties()</text:span></text:p>
      <text:p text:style-name="P489"><text:span text:style-name="T188">→</text:span><text:span text:style-name="T194"> affectation $template avec $properties[‘template’]</text:span></text:p>
      <text:p text:style-name="P489"><text:span text:style-name="T194"><text:s/>→ suivant la valeur contenue dans $properties[‘typeObj’] faire</text:span></text:p>
      <text:p text:style-name="P489"><text:span text:style-name="T194"><text:tab/>→ si on a pour valeur odcontained ou oedcontained</text:span></text:p>
      <text:p text:style-name="P489"><text:span text:style-name="T194"><text:tab/><text:tab/>→</text:span><text:span text:style-name="T195"> affectation à $html de $template via la méthode setTemplate()</text:span></text:p>
      <text:p text:style-name="P489"><text:span text:style-name="T195"><text:tab/><text:tab/>→ affectation à $html de $properties via la méthode setVariable() : nom ‘objet’</text:span></text:p>
      <text:p text:style-name="P490"><text:span text:style-name="T195"><text:tab/>→ </text:span><text:span text:style-name="T194">si on a pour valeur o</text:span><text:span text:style-name="T195">scontainer</text:span><text:span text:style-name="T194"> ou oe</text:span><text:span text:style-name="T195">scontainer</text:span></text:p>
      <text:p text:style-name="P490"><text:span text:style-name="T195"><text:tab/><text:tab/>→ initialisation à vide de $content</text:span></text:p>
      <text:p text:style-name="P490"><text:span text:style-name="T195"><text:tab/><text:tab/>→ affectation de $children avec $object→getChildren()</text:span></text:p>
      <text:p text:style-name="P490"><text:span text:style-name="T195"><text:tab/><text:tab/>→ pour chaque $children pris en tant que $child</text:span></text:p>
      <text:p text:style-name="P490"><text:span text:style-name="T195"><text:tab/><text:tab/><text:tab/>→ $rendu reçoit $this→rendu($child)</text:span></text:p>
      <text:p text:style-name="P490"><text:span text:style-name="T195"><text:tab/><text:tab/><text:tab/>→ ajout de $rendu à $content</text:span></text:p>
      <text:p text:style-name="P490"><text:span text:style-name="T194"><text:tab/><text:tab/>→</text:span><text:span text:style-name="T195"> affectation à $html de $template via la méthode setTemplate()</text:span></text:p>
      <text:p text:style-name="P490"><text:span text:style-name="T195"><text:tab/><text:tab/>→ affectation à $html de $properties via la méthode setVariable() : nom ‘objet’</text:span></text:p>
      <text:p text:style-name="P490"><text:span text:style-name="T195"><text:tab/><text:tab/>→ affectation à $html de $content via la méthode setVariable() : nom ‘content’</text:span></text:p>
      <text:p text:style-name="P490"><text:span text:style-name="T195">→ </text:span></text:p>
      <text:h text:style-name="P513" text:outline-level="3"><text:bookmark-start text:name="__RefHeading___Toc8822_3017497045"/>gotHeader() - formalisation des entêtes HTML pour CSS et Javascript<text:bookmark-end text:name="__RefHeading___Toc8822_3017497045"/></text:h>
      <text:p text:style-name="P143">Cette aide de vue est le pendant à la précédente pour compléter les déclarations faites des ressources utiles à la mise en œuvre des objets <text:span text:style-name="T2">DOM</text:span> programmés dans la page. Ces compléments sont inclus dans la balise <text:span text:style-name="T45">&lt;head&gt; … <text:s/>&lt;/head&gt;</text:span>.</text:p>
      <text:p text:style-name="P143">Le principe est d’examiner tous les objets mis en œuvre dans la page pour déterminer de manière unique, les fichiers de feuilles de style et JavaScript à inclure dans le chargement de la page. </text:p>
      <text:h text:style-name="P512" text:outline-level="3"><text:bookmark-start text:name="__RefHeading___Toc8824_3017497045"/>gotBootstrap() - génération des classes Twitter Bootstrap<text:bookmark-end text:name="__RefHeading___Toc8824_3017497045"/></text:h>
      <text:p text:style-name="P143">Comme l’attribut <text:span text:style-name="T62">widthBT</text:span> permet de coder la largeur des objets <text:span text:style-name="T62">GOT</text:span> en fonction de la grille <text:span text:style-name="T2">Twitter Bootstrap</text:span>, il faut une aide de vue pour transformer cette codification et classe de style standard <text:span text:style-name="T2">Twitter Bootstrap</text:span>.</text:p>
      <text:h text:style-name="P525" text:outline-level="2"><text:bookmark-start text:name="__RefHeading___Toc5433_262227166"/>L’interactivité des objets – gestion Ajax des besoins des objets<text:bookmark-end text:name="__RefHeading___Toc5433_262227166"/></text:h>
      <text:h text:style-name="P512"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4</text:page-number><text:s/>/ <text:page-count>36</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3</text:page-number><text:s/>/ <text:page-count>36</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30T11:16:46.154973791</dc:date>
    <meta:editing-duration>PT12H22M33S</meta:editing-duration>
    <meta:editing-cycles>102</meta:editing-cycles>
    <meta:generator>LibreOffice/5.4.6.2$Linux_X86_64 LibreOffice_project/40m0$Build-2</meta:generator>
    <meta:document-statistic meta:table-count="10" meta:image-count="0" meta:object-count="0" meta:page-count="36" meta:paragraph-count="1239" meta:word-count="12350" meta:character-count="82812" meta:non-whitespace-character-count="71095"/>
  </office:meta>
</office:document-meta>
</file>